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8.16mm"/>
    </style:style>
    <style:style style:name="co2" style:family="table-column">
      <style:table-column-properties fo:break-before="auto" style:column-width="80.8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JunkYardDog</text:p>
          </table:table-cell>
          <table:table-cell office:value-type="string" calcext:value-type="string">
            <text:p><text:s/>Set Unit Order To: Junk Yard Dog</text:p>
          </table:table-cell>
          <table:table-cell office:value-type="string" calcext:value-type="string">
            <text:p>JYDg </text:p>
          </table:table-cell>
          <table:table-cell office:value-type="string" calcext:value-type="string">
            <text:p>const AIScripts : array[1..293] of TAIScript = (</text:p>
          </table:table-cell>
        </table:table-row>
        <table:table-row table:style-name="ro1">
          <table:table-cell table:style-name="ce1" office:value-type="string" calcext:value-type="string">
            <text:p>AIHarassHere</text:p>
          </table:table-cell>
          <table:table-cell office:value-type="string" calcext:value-type="string">
            <text:p><text:s/>AI Harass Here</text:p>
          </table:table-cell>
          <table:table-cell office:value-type="string" calcext:value-type="string">
            <text:p>HaHe </text:p>
          </table:table-cell>
          <table:table-cell table:formula="of:=&quot;(Code: '&quot; &amp; [.C1] &amp; &quot;', Identifier: '&quot; &amp; [.A1] &amp; &quot;'),&quot;" office:value-type="string" office:string-value="(Code: 'JYDg ', Identifier: 'JunkYardDog')," calcext:value-type="string">
            <text:p>(Code: 'JYDg ', Identifier: 'JunkYardDog'),</text:p>
          </table:table-cell>
        </table:table-row>
        <table:table-row table:style-name="ro1">
          <table:table-cell table:style-name="ce1" office:value-type="string" calcext:value-type="string">
            <text:p>AINukeHere</text:p>
          </table:table-cell>
          <table:table-cell office:value-type="string" calcext:value-type="string">
            <text:p><text:s/>AI Nuke Here</text:p>
          </table:table-cell>
          <table:table-cell office:value-type="string" calcext:value-type="string">
            <text:p>NuHe </text:p>
          </table:table-cell>
          <table:table-cell table:formula="of:=&quot;(Code: '&quot; &amp; [.C2] &amp; &quot;', Identifier: '&quot; &amp; [.A2] &amp; &quot;'),&quot;" office:value-type="string" office:string-value="(Code: 'HaHe ', Identifier: 'AIHarassHere')," calcext:value-type="string">
            <text:p>(Code: 'HaHe ', Identifier: 'AIHarassHere'),</text:p>
          </table:table-cell>
        </table:table-row>
        <table:table-row table:style-name="ro1">
          <table:table-cell table:style-name="ce1" office:value-type="string" calcext:value-type="string">
            <text:p>BroodWarProtoss1TownA</text:p>
          </table:table-cell>
          <table:table-cell office:value-type="string" calcext:value-type="string">
            <text:p><text:s/>Brood Wars Protoss 1 - Town A</text:p>
          </table:table-cell>
          <table:table-cell office:value-type="string" calcext:value-type="string">
            <text:p>PB1A </text:p>
          </table:table-cell>
          <table:table-cell table:formula="of:=&quot;(Code: '&quot; &amp; [.C3] &amp; &quot;', Identifier: '&quot; &amp; [.A3] &amp; &quot;'),&quot;" office:value-type="string" office:string-value="(Code: 'NuHe ', Identifier: 'AINukeHere')," calcext:value-type="string">
            <text:p>(Code: 'NuHe ', Identifier: 'AINukeHere'),</text:p>
          </table:table-cell>
        </table:table-row>
        <table:table-row table:style-name="ro1">
          <table:table-cell table:style-name="ce1" office:value-type="string" calcext:value-type="string">
            <text:p>BroodWarProtoss1TownB</text:p>
          </table:table-cell>
          <table:table-cell office:value-type="string" calcext:value-type="string">
            <text:p><text:s/>Brood Wars Protoss 1 - Town B</text:p>
          </table:table-cell>
          <table:table-cell office:value-type="string" calcext:value-type="string">
            <text:p>PB1B </text:p>
          </table:table-cell>
          <table:table-cell table:formula="of:=&quot;(Code: '&quot; &amp; [.C4] &amp; &quot;', Identifier: '&quot; &amp; [.A4] &amp; &quot;'),&quot;" office:value-type="string" office:string-value="(Code: 'PB1A ', Identifier: 'BroodWarProtoss1TownA')," calcext:value-type="string">
            <text:p>(Code: 'PB1A ', Identifier: 'BroodWarProtoss1TownA'),</text:p>
          </table:table-cell>
        </table:table-row>
        <table:table-row table:style-name="ro1">
          <table:table-cell table:style-name="ce1" office:value-type="string" calcext:value-type="string">
            <text:p>BroodWarProtoss1TownC</text:p>
          </table:table-cell>
          <table:table-cell office:value-type="string" calcext:value-type="string">
            <text:p><text:s/>Brood Wars Protoss 1 - Town C</text:p>
          </table:table-cell>
          <table:table-cell office:value-type="string" calcext:value-type="string">
            <text:p>PB1C </text:p>
          </table:table-cell>
          <table:table-cell table:formula="of:=&quot;(Code: '&quot; &amp; [.C5] &amp; &quot;', Identifier: '&quot; &amp; [.A5] &amp; &quot;'),&quot;" office:value-type="string" office:string-value="(Code: 'PB1B ', Identifier: 'BroodWarProtoss1TownB')," calcext:value-type="string">
            <text:p>(Code: 'PB1B ', Identifier: 'BroodWarProtoss1TownB'),</text:p>
          </table:table-cell>
        </table:table-row>
        <table:table-row table:style-name="ro1">
          <table:table-cell table:style-name="ce1" office:value-type="string" calcext:value-type="string">
            <text:p>BroodWarProtoss1TownD</text:p>
          </table:table-cell>
          <table:table-cell office:value-type="string" calcext:value-type="string">
            <text:p><text:s/>Brood Wars Protoss 1 - Town D</text:p>
          </table:table-cell>
          <table:table-cell office:value-type="string" calcext:value-type="string">
            <text:p>PB1D </text:p>
          </table:table-cell>
          <table:table-cell table:formula="of:=&quot;(Code: '&quot; &amp; [.C6] &amp; &quot;', Identifier: '&quot; &amp; [.A6] &amp; &quot;'),&quot;" office:value-type="string" office:string-value="(Code: 'PB1C ', Identifier: 'BroodWarProtoss1TownC')," calcext:value-type="string">
            <text:p>(Code: 'PB1C ', Identifier: 'BroodWarProtoss1TownC'),</text:p>
          </table:table-cell>
        </table:table-row>
        <table:table-row table:style-name="ro1">
          <table:table-cell table:style-name="ce1" office:value-type="string" calcext:value-type="string">
            <text:p>BroodWarProtoss1TownE</text:p>
          </table:table-cell>
          <table:table-cell office:value-type="string" calcext:value-type="string">
            <text:p><text:s/>Brood Wars Protoss 1 - Town E</text:p>
          </table:table-cell>
          <table:table-cell office:value-type="string" calcext:value-type="string">
            <text:p>PB1E </text:p>
          </table:table-cell>
          <table:table-cell table:formula="of:=&quot;(Code: '&quot; &amp; [.C7] &amp; &quot;', Identifier: '&quot; &amp; [.A7] &amp; &quot;'),&quot;" office:value-type="string" office:string-value="(Code: 'PB1D ', Identifier: 'BroodWarProtoss1TownD')," calcext:value-type="string">
            <text:p>(Code: 'PB1D ', Identifier: 'BroodWarProtoss1TownD'),</text:p>
          </table:table-cell>
        </table:table-row>
        <table:table-row table:style-name="ro1">
          <table:table-cell table:style-name="ce1" office:value-type="string" calcext:value-type="string">
            <text:p>BroodWarProtoss1TownF</text:p>
          </table:table-cell>
          <table:table-cell office:value-type="string" calcext:value-type="string">
            <text:p><text:s/>Brood Wars Protoss 1 - Town F</text:p>
          </table:table-cell>
          <table:table-cell office:value-type="string" calcext:value-type="string">
            <text:p>PB1F </text:p>
          </table:table-cell>
          <table:table-cell table:formula="of:=&quot;(Code: '&quot; &amp; [.C8] &amp; &quot;', Identifier: '&quot; &amp; [.A8] &amp; &quot;'),&quot;" office:value-type="string" office:string-value="(Code: 'PB1E ', Identifier: 'BroodWarProtoss1TownE')," calcext:value-type="string">
            <text:p>(Code: 'PB1E ', Identifier: 'BroodWarProtoss1TownE'),</text:p>
          </table:table-cell>
        </table:table-row>
        <table:table-row table:style-name="ro1">
          <table:table-cell table:style-name="ce1" office:value-type="string" calcext:value-type="string">
            <text:p>BroodWarProtoss2TownA</text:p>
          </table:table-cell>
          <table:table-cell office:value-type="string" calcext:value-type="string">
            <text:p><text:s/>Brood Wars Protoss 2 - Town A</text:p>
          </table:table-cell>
          <table:table-cell office:value-type="string" calcext:value-type="string">
            <text:p>PB2A </text:p>
          </table:table-cell>
          <table:table-cell table:formula="of:=&quot;(Code: '&quot; &amp; [.C9] &amp; &quot;', Identifier: '&quot; &amp; [.A9] &amp; &quot;'),&quot;" office:value-type="string" office:string-value="(Code: 'PB1F ', Identifier: 'BroodWarProtoss1TownF')," calcext:value-type="string">
            <text:p>(Code: 'PB1F ', Identifier: 'BroodWarProtoss1TownF'),</text:p>
          </table:table-cell>
        </table:table-row>
        <table:table-row table:style-name="ro1">
          <table:table-cell table:style-name="ce1" office:value-type="string" calcext:value-type="string">
            <text:p>BroodWarProtoss2TownB</text:p>
          </table:table-cell>
          <table:table-cell office:value-type="string" calcext:value-type="string">
            <text:p><text:s/>Brood Wars Protoss 2 - Town B</text:p>
          </table:table-cell>
          <table:table-cell office:value-type="string" calcext:value-type="string">
            <text:p>PB2B </text:p>
          </table:table-cell>
          <table:table-cell table:formula="of:=&quot;(Code: '&quot; &amp; [.C10] &amp; &quot;', Identifier: '&quot; &amp; [.A10] &amp; &quot;'),&quot;" office:value-type="string" office:string-value="(Code: 'PB2A ', Identifier: 'BroodWarProtoss2TownA')," calcext:value-type="string">
            <text:p>(Code: 'PB2A ', Identifier: 'BroodWarProtoss2TownA'),</text:p>
          </table:table-cell>
        </table:table-row>
        <table:table-row table:style-name="ro1">
          <table:table-cell table:style-name="ce1" office:value-type="string" calcext:value-type="string">
            <text:p>BroodWarProtoss2TownC</text:p>
          </table:table-cell>
          <table:table-cell office:value-type="string" calcext:value-type="string">
            <text:p><text:s/>Brood Wars Protoss 2 - Town C</text:p>
          </table:table-cell>
          <table:table-cell office:value-type="string" calcext:value-type="string">
            <text:p>PB2C </text:p>
          </table:table-cell>
          <table:table-cell table:formula="of:=&quot;(Code: '&quot; &amp; [.C11] &amp; &quot;', Identifier: '&quot; &amp; [.A11] &amp; &quot;'),&quot;" office:value-type="string" office:string-value="(Code: 'PB2B ', Identifier: 'BroodWarProtoss2TownB')," calcext:value-type="string">
            <text:p>(Code: 'PB2B ', Identifier: 'BroodWarProtoss2TownB'),</text:p>
          </table:table-cell>
        </table:table-row>
        <table:table-row table:style-name="ro1">
          <table:table-cell table:style-name="ce1" office:value-type="string" calcext:value-type="string">
            <text:p>BroodWarProtoss2TownD</text:p>
          </table:table-cell>
          <table:table-cell office:value-type="string" calcext:value-type="string">
            <text:p><text:s/>Brood Wars Protoss 2 - Town D</text:p>
          </table:table-cell>
          <table:table-cell office:value-type="string" calcext:value-type="string">
            <text:p>PB2D </text:p>
          </table:table-cell>
          <table:table-cell table:formula="of:=&quot;(Code: '&quot; &amp; [.C12] &amp; &quot;', Identifier: '&quot; &amp; [.A12] &amp; &quot;'),&quot;" office:value-type="string" office:string-value="(Code: 'PB2C ', Identifier: 'BroodWarProtoss2TownC')," calcext:value-type="string">
            <text:p>(Code: 'PB2C ', Identifier: 'BroodWarProtoss2TownC'),</text:p>
          </table:table-cell>
        </table:table-row>
        <table:table-row table:style-name="ro1">
          <table:table-cell table:style-name="ce1" office:value-type="string" calcext:value-type="string">
            <text:p>BroodWarProtoss2TownE</text:p>
          </table:table-cell>
          <table:table-cell office:value-type="string" calcext:value-type="string">
            <text:p><text:s/>Brood Wars Protoss 2 - Town E</text:p>
          </table:table-cell>
          <table:table-cell office:value-type="string" calcext:value-type="string">
            <text:p>PB2E </text:p>
          </table:table-cell>
          <table:table-cell table:formula="of:=&quot;(Code: '&quot; &amp; [.C13] &amp; &quot;', Identifier: '&quot; &amp; [.A13] &amp; &quot;'),&quot;" office:value-type="string" office:string-value="(Code: 'PB2D ', Identifier: 'BroodWarProtoss2TownD')," calcext:value-type="string">
            <text:p>(Code: 'PB2D ', Identifier: 'BroodWarProtoss2TownD'),</text:p>
          </table:table-cell>
        </table:table-row>
        <table:table-row table:style-name="ro1">
          <table:table-cell table:style-name="ce1" office:value-type="string" calcext:value-type="string">
            <text:p>BroodWarProtoss2TownF</text:p>
          </table:table-cell>
          <table:table-cell office:value-type="string" calcext:value-type="string">
            <text:p><text:s/>Brood Wars Protoss 2 - Town F</text:p>
          </table:table-cell>
          <table:table-cell office:value-type="string" calcext:value-type="string">
            <text:p>PB2F </text:p>
          </table:table-cell>
          <table:table-cell table:formula="of:=&quot;(Code: '&quot; &amp; [.C14] &amp; &quot;', Identifier: '&quot; &amp; [.A14] &amp; &quot;'),&quot;" office:value-type="string" office:string-value="(Code: 'PB2E ', Identifier: 'BroodWarProtoss2TownE')," calcext:value-type="string">
            <text:p>(Code: 'PB2E ', Identifier: 'BroodWarProtoss2TownE'),</text:p>
          </table:table-cell>
        </table:table-row>
        <table:table-row table:style-name="ro1">
          <table:table-cell table:style-name="ce1" office:value-type="string" calcext:value-type="string">
            <text:p>BroodWarProtoss3TownA</text:p>
          </table:table-cell>
          <table:table-cell office:value-type="string" calcext:value-type="string">
            <text:p><text:s/>Brood Wars Protoss 3 - Town A</text:p>
          </table:table-cell>
          <table:table-cell office:value-type="string" calcext:value-type="string">
            <text:p>PB3A </text:p>
          </table:table-cell>
          <table:table-cell table:formula="of:=&quot;(Code: '&quot; &amp; [.C15] &amp; &quot;', Identifier: '&quot; &amp; [.A15] &amp; &quot;'),&quot;" office:value-type="string" office:string-value="(Code: 'PB2F ', Identifier: 'BroodWarProtoss2TownF')," calcext:value-type="string">
            <text:p>(Code: 'PB2F ', Identifier: 'BroodWarProtoss2TownF'),</text:p>
          </table:table-cell>
        </table:table-row>
        <table:table-row table:style-name="ro1">
          <table:table-cell table:style-name="ce1" office:value-type="string" calcext:value-type="string">
            <text:p>BroodWarProtoss3TownB</text:p>
          </table:table-cell>
          <table:table-cell office:value-type="string" calcext:value-type="string">
            <text:p><text:s/>Brood Wars Protoss 3 - Town B</text:p>
          </table:table-cell>
          <table:table-cell office:value-type="string" calcext:value-type="string">
            <text:p>PB3B </text:p>
          </table:table-cell>
          <table:table-cell table:formula="of:=&quot;(Code: '&quot; &amp; [.C16] &amp; &quot;', Identifier: '&quot; &amp; [.A16] &amp; &quot;'),&quot;" office:value-type="string" office:string-value="(Code: 'PB3A ', Identifier: 'BroodWarProtoss3TownA')," calcext:value-type="string">
            <text:p>(Code: 'PB3A ', Identifier: 'BroodWarProtoss3TownA'),</text:p>
          </table:table-cell>
        </table:table-row>
        <table:table-row table:style-name="ro1">
          <table:table-cell table:style-name="ce1" office:value-type="string" calcext:value-type="string">
            <text:p>BroodWarProtoss3TownC</text:p>
          </table:table-cell>
          <table:table-cell office:value-type="string" calcext:value-type="string">
            <text:p><text:s/>Brood Wars Protoss 3 - Town C</text:p>
          </table:table-cell>
          <table:table-cell office:value-type="string" calcext:value-type="string">
            <text:p>PB3C </text:p>
          </table:table-cell>
          <table:table-cell table:formula="of:=&quot;(Code: '&quot; &amp; [.C17] &amp; &quot;', Identifier: '&quot; &amp; [.A17] &amp; &quot;'),&quot;" office:value-type="string" office:string-value="(Code: 'PB3B ', Identifier: 'BroodWarProtoss3TownB')," calcext:value-type="string">
            <text:p>(Code: 'PB3B ', Identifier: 'BroodWarProtoss3TownB'),</text:p>
          </table:table-cell>
        </table:table-row>
        <table:table-row table:style-name="ro1">
          <table:table-cell table:style-name="ce1" office:value-type="string" calcext:value-type="string">
            <text:p>BroodWarProtoss3TownD</text:p>
          </table:table-cell>
          <table:table-cell office:value-type="string" calcext:value-type="string">
            <text:p><text:s/>Brood Wars Protoss 3 - Town D</text:p>
          </table:table-cell>
          <table:table-cell office:value-type="string" calcext:value-type="string">
            <text:p>PB3D </text:p>
          </table:table-cell>
          <table:table-cell table:formula="of:=&quot;(Code: '&quot; &amp; [.C18] &amp; &quot;', Identifier: '&quot; &amp; [.A18] &amp; &quot;'),&quot;" office:value-type="string" office:string-value="(Code: 'PB3C ', Identifier: 'BroodWarProtoss3TownC')," calcext:value-type="string">
            <text:p>(Code: 'PB3C ', Identifier: 'BroodWarProtoss3TownC'),</text:p>
          </table:table-cell>
        </table:table-row>
        <table:table-row table:style-name="ro1">
          <table:table-cell table:style-name="ce1" office:value-type="string" calcext:value-type="string">
            <text:p>BroodWarProtoss3TownE</text:p>
          </table:table-cell>
          <table:table-cell office:value-type="string" calcext:value-type="string">
            <text:p><text:s/>Brood Wars Protoss 3 - Town E</text:p>
          </table:table-cell>
          <table:table-cell office:value-type="string" calcext:value-type="string">
            <text:p>PB3E </text:p>
          </table:table-cell>
          <table:table-cell table:formula="of:=&quot;(Code: '&quot; &amp; [.C19] &amp; &quot;', Identifier: '&quot; &amp; [.A19] &amp; &quot;'),&quot;" office:value-type="string" office:string-value="(Code: 'PB3D ', Identifier: 'BroodWarProtoss3TownD')," calcext:value-type="string">
            <text:p>(Code: 'PB3D ', Identifier: 'BroodWarProtoss3TownD'),</text:p>
          </table:table-cell>
        </table:table-row>
        <table:table-row table:style-name="ro1">
          <table:table-cell table:style-name="ce1" office:value-type="string" calcext:value-type="string">
            <text:p>BroodWarProtoss3TownF</text:p>
          </table:table-cell>
          <table:table-cell office:value-type="string" calcext:value-type="string">
            <text:p><text:s/>Brood Wars Protoss 3 - Town F</text:p>
          </table:table-cell>
          <table:table-cell office:value-type="string" calcext:value-type="string">
            <text:p>PB3F </text:p>
          </table:table-cell>
          <table:table-cell table:formula="of:=&quot;(Code: '&quot; &amp; [.C20] &amp; &quot;', Identifier: '&quot; &amp; [.A20] &amp; &quot;'),&quot;" office:value-type="string" office:string-value="(Code: 'PB3E ', Identifier: 'BroodWarProtoss3TownE')," calcext:value-type="string">
            <text:p>(Code: 'PB3E ', Identifier: 'BroodWarProtoss3TownE'),</text:p>
          </table:table-cell>
        </table:table-row>
        <table:table-row table:style-name="ro1">
          <table:table-cell table:style-name="ce1" office:value-type="string" calcext:value-type="string">
            <text:p>BroodWarProtoss4TownA</text:p>
          </table:table-cell>
          <table:table-cell office:value-type="string" calcext:value-type="string">
            <text:p><text:s/>Brood Wars Protoss 4 - Town A</text:p>
          </table:table-cell>
          <table:table-cell office:value-type="string" calcext:value-type="string">
            <text:p>PB4A </text:p>
          </table:table-cell>
          <table:table-cell table:formula="of:=&quot;(Code: '&quot; &amp; [.C21] &amp; &quot;', Identifier: '&quot; &amp; [.A21] &amp; &quot;'),&quot;" office:value-type="string" office:string-value="(Code: 'PB3F ', Identifier: 'BroodWarProtoss3TownF')," calcext:value-type="string">
            <text:p>(Code: 'PB3F ', Identifier: 'BroodWarProtoss3TownF'),</text:p>
          </table:table-cell>
        </table:table-row>
        <table:table-row table:style-name="ro1">
          <table:table-cell table:style-name="ce1" office:value-type="string" calcext:value-type="string">
            <text:p>BroodWarProtoss4TownB</text:p>
          </table:table-cell>
          <table:table-cell office:value-type="string" calcext:value-type="string">
            <text:p><text:s/>Brood Wars Protoss 4 - Town B</text:p>
          </table:table-cell>
          <table:table-cell office:value-type="string" calcext:value-type="string">
            <text:p>PB4B </text:p>
          </table:table-cell>
          <table:table-cell table:formula="of:=&quot;(Code: '&quot; &amp; [.C22] &amp; &quot;', Identifier: '&quot; &amp; [.A22] &amp; &quot;'),&quot;" office:value-type="string" office:string-value="(Code: 'PB4A ', Identifier: 'BroodWarProtoss4TownA')," calcext:value-type="string">
            <text:p>(Code: 'PB4A ', Identifier: 'BroodWarProtoss4TownA'),</text:p>
          </table:table-cell>
        </table:table-row>
        <table:table-row table:style-name="ro1">
          <table:table-cell table:style-name="ce1" office:value-type="string" calcext:value-type="string">
            <text:p>BroodWarProtoss4TownC</text:p>
          </table:table-cell>
          <table:table-cell office:value-type="string" calcext:value-type="string">
            <text:p><text:s/>Brood Wars Protoss 4 - Town C</text:p>
          </table:table-cell>
          <table:table-cell office:value-type="string" calcext:value-type="string">
            <text:p>PB4C </text:p>
          </table:table-cell>
          <table:table-cell table:formula="of:=&quot;(Code: '&quot; &amp; [.C23] &amp; &quot;', Identifier: '&quot; &amp; [.A23] &amp; &quot;'),&quot;" office:value-type="string" office:string-value="(Code: 'PB4B ', Identifier: 'BroodWarProtoss4TownB')," calcext:value-type="string">
            <text:p>(Code: 'PB4B ', Identifier: 'BroodWarProtoss4TownB'),</text:p>
          </table:table-cell>
        </table:table-row>
        <table:table-row table:style-name="ro1">
          <table:table-cell table:style-name="ce1" office:value-type="string" calcext:value-type="string">
            <text:p>BroodWarProtoss4TownD</text:p>
          </table:table-cell>
          <table:table-cell office:value-type="string" calcext:value-type="string">
            <text:p><text:s/>Brood Wars Protoss 4 - Town D</text:p>
          </table:table-cell>
          <table:table-cell office:value-type="string" calcext:value-type="string">
            <text:p>PB4D </text:p>
          </table:table-cell>
          <table:table-cell table:formula="of:=&quot;(Code: '&quot; &amp; [.C24] &amp; &quot;', Identifier: '&quot; &amp; [.A24] &amp; &quot;'),&quot;" office:value-type="string" office:string-value="(Code: 'PB4C ', Identifier: 'BroodWarProtoss4TownC')," calcext:value-type="string">
            <text:p>(Code: 'PB4C ', Identifier: 'BroodWarProtoss4TownC'),</text:p>
          </table:table-cell>
        </table:table-row>
        <table:table-row table:style-name="ro1">
          <table:table-cell table:style-name="ce1" office:value-type="string" calcext:value-type="string">
            <text:p>BroodWarProtoss4TownE</text:p>
          </table:table-cell>
          <table:table-cell office:value-type="string" calcext:value-type="string">
            <text:p><text:s/>Brood Wars Protoss 4 - Town E</text:p>
          </table:table-cell>
          <table:table-cell office:value-type="string" calcext:value-type="string">
            <text:p>PB4E </text:p>
          </table:table-cell>
          <table:table-cell table:formula="of:=&quot;(Code: '&quot; &amp; [.C25] &amp; &quot;', Identifier: '&quot; &amp; [.A25] &amp; &quot;'),&quot;" office:value-type="string" office:string-value="(Code: 'PB4D ', Identifier: 'BroodWarProtoss4TownD')," calcext:value-type="string">
            <text:p>(Code: 'PB4D ', Identifier: 'BroodWarProtoss4TownD'),</text:p>
          </table:table-cell>
        </table:table-row>
        <table:table-row table:style-name="ro1">
          <table:table-cell table:style-name="ce1" office:value-type="string" calcext:value-type="string">
            <text:p>BroodWarProtoss4TownF</text:p>
          </table:table-cell>
          <table:table-cell office:value-type="string" calcext:value-type="string">
            <text:p><text:s/>Brood Wars Protoss 4 - Town F</text:p>
          </table:table-cell>
          <table:table-cell office:value-type="string" calcext:value-type="string">
            <text:p>PB4F </text:p>
          </table:table-cell>
          <table:table-cell table:formula="of:=&quot;(Code: '&quot; &amp; [.C26] &amp; &quot;', Identifier: '&quot; &amp; [.A26] &amp; &quot;'),&quot;" office:value-type="string" office:string-value="(Code: 'PB4E ', Identifier: 'BroodWarProtoss4TownE')," calcext:value-type="string">
            <text:p>(Code: 'PB4E ', Identifier: 'BroodWarProtoss4TownE'),</text:p>
          </table:table-cell>
        </table:table-row>
        <table:table-row table:style-name="ro1">
          <table:table-cell table:style-name="ce1" office:value-type="string" calcext:value-type="string">
            <text:p>BroodWarProtoss5TownA</text:p>
          </table:table-cell>
          <table:table-cell office:value-type="string" calcext:value-type="string">
            <text:p><text:s/>Brood Wars Protoss 5 - Town A</text:p>
          </table:table-cell>
          <table:table-cell office:value-type="string" calcext:value-type="string">
            <text:p>PB5A </text:p>
          </table:table-cell>
          <table:table-cell table:formula="of:=&quot;(Code: '&quot; &amp; [.C27] &amp; &quot;', Identifier: '&quot; &amp; [.A27] &amp; &quot;'),&quot;" office:value-type="string" office:string-value="(Code: 'PB4F ', Identifier: 'BroodWarProtoss4TownF')," calcext:value-type="string">
            <text:p>(Code: 'PB4F ', Identifier: 'BroodWarProtoss4TownF'),</text:p>
          </table:table-cell>
        </table:table-row>
        <table:table-row table:style-name="ro1">
          <table:table-cell table:style-name="ce1" office:value-type="string" calcext:value-type="string">
            <text:p>BroodWarProtoss5TownB</text:p>
          </table:table-cell>
          <table:table-cell office:value-type="string" calcext:value-type="string">
            <text:p><text:s/>Brood Wars Protoss 5 - Town B</text:p>
          </table:table-cell>
          <table:table-cell office:value-type="string" calcext:value-type="string">
            <text:p>PB5B </text:p>
          </table:table-cell>
          <table:table-cell table:formula="of:=&quot;(Code: '&quot; &amp; [.C28] &amp; &quot;', Identifier: '&quot; &amp; [.A28] &amp; &quot;'),&quot;" office:value-type="string" office:string-value="(Code: 'PB5A ', Identifier: 'BroodWarProtoss5TownA')," calcext:value-type="string">
            <text:p>(Code: 'PB5A ', Identifier: 'BroodWarProtoss5TownA'),</text:p>
          </table:table-cell>
        </table:table-row>
        <table:table-row table:style-name="ro1">
          <table:table-cell table:style-name="ce1" office:value-type="string" calcext:value-type="string">
            <text:p>BroodWarProtoss5TownC</text:p>
          </table:table-cell>
          <table:table-cell office:value-type="string" calcext:value-type="string">
            <text:p><text:s/>Brood Wars Protoss 5 - Town C</text:p>
          </table:table-cell>
          <table:table-cell office:value-type="string" calcext:value-type="string">
            <text:p>PB5C </text:p>
          </table:table-cell>
          <table:table-cell table:formula="of:=&quot;(Code: '&quot; &amp; [.C29] &amp; &quot;', Identifier: '&quot; &amp; [.A29] &amp; &quot;'),&quot;" office:value-type="string" office:string-value="(Code: 'PB5B ', Identifier: 'BroodWarProtoss5TownB')," calcext:value-type="string">
            <text:p>(Code: 'PB5B ', Identifier: 'BroodWarProtoss5TownB'),</text:p>
          </table:table-cell>
        </table:table-row>
        <table:table-row table:style-name="ro1">
          <table:table-cell table:style-name="ce1" office:value-type="string" calcext:value-type="string">
            <text:p>BroodWarProtoss5TownD</text:p>
          </table:table-cell>
          <table:table-cell office:value-type="string" calcext:value-type="string">
            <text:p><text:s/>Brood Wars Protoss 5 - Town D</text:p>
          </table:table-cell>
          <table:table-cell office:value-type="string" calcext:value-type="string">
            <text:p>PB5D </text:p>
          </table:table-cell>
          <table:table-cell table:formula="of:=&quot;(Code: '&quot; &amp; [.C30] &amp; &quot;', Identifier: '&quot; &amp; [.A30] &amp; &quot;'),&quot;" office:value-type="string" office:string-value="(Code: 'PB5C ', Identifier: 'BroodWarProtoss5TownC')," calcext:value-type="string">
            <text:p>(Code: 'PB5C ', Identifier: 'BroodWarProtoss5TownC'),</text:p>
          </table:table-cell>
        </table:table-row>
        <table:table-row table:style-name="ro1">
          <table:table-cell table:style-name="ce1" office:value-type="string" calcext:value-type="string">
            <text:p>BroodWarProtoss5TownE</text:p>
          </table:table-cell>
          <table:table-cell office:value-type="string" calcext:value-type="string">
            <text:p><text:s/>Brood Wars Protoss 5 - Town E</text:p>
          </table:table-cell>
          <table:table-cell office:value-type="string" calcext:value-type="string">
            <text:p>PB5E </text:p>
          </table:table-cell>
          <table:table-cell table:formula="of:=&quot;(Code: '&quot; &amp; [.C31] &amp; &quot;', Identifier: '&quot; &amp; [.A31] &amp; &quot;'),&quot;" office:value-type="string" office:string-value="(Code: 'PB5D ', Identifier: 'BroodWarProtoss5TownD')," calcext:value-type="string">
            <text:p>(Code: 'PB5D ', Identifier: 'BroodWarProtoss5TownD'),</text:p>
          </table:table-cell>
        </table:table-row>
        <table:table-row table:style-name="ro1">
          <table:table-cell table:style-name="ce1" office:value-type="string" calcext:value-type="string">
            <text:p>BroodWarProtoss5TownF</text:p>
          </table:table-cell>
          <table:table-cell office:value-type="string" calcext:value-type="string">
            <text:p><text:s/>Brood Wars Protoss 5 - Town F</text:p>
          </table:table-cell>
          <table:table-cell office:value-type="string" calcext:value-type="string">
            <text:p>PB5F </text:p>
          </table:table-cell>
          <table:table-cell table:formula="of:=&quot;(Code: '&quot; &amp; [.C32] &amp; &quot;', Identifier: '&quot; &amp; [.A32] &amp; &quot;'),&quot;" office:value-type="string" office:string-value="(Code: 'PB5E ', Identifier: 'BroodWarProtoss5TownE')," calcext:value-type="string">
            <text:p>(Code: 'PB5E ', Identifier: 'BroodWarProtoss5TownE'),</text:p>
          </table:table-cell>
        </table:table-row>
        <table:table-row table:style-name="ro1">
          <table:table-cell table:style-name="ce1" office:value-type="string" calcext:value-type="string">
            <text:p>BroodWarProtoss6TownA</text:p>
          </table:table-cell>
          <table:table-cell office:value-type="string" calcext:value-type="string">
            <text:p><text:s/>Brood Wars Protoss 6 - Town A</text:p>
          </table:table-cell>
          <table:table-cell office:value-type="string" calcext:value-type="string">
            <text:p>PB6A </text:p>
          </table:table-cell>
          <table:table-cell table:formula="of:=&quot;(Code: '&quot; &amp; [.C33] &amp; &quot;', Identifier: '&quot; &amp; [.A33] &amp; &quot;'),&quot;" office:value-type="string" office:string-value="(Code: 'PB5F ', Identifier: 'BroodWarProtoss5TownF')," calcext:value-type="string">
            <text:p>(Code: 'PB5F ', Identifier: 'BroodWarProtoss5TownF'),</text:p>
          </table:table-cell>
        </table:table-row>
        <table:table-row table:style-name="ro1">
          <table:table-cell table:style-name="ce1" office:value-type="string" calcext:value-type="string">
            <text:p>BroodWarProtoss6TownB</text:p>
          </table:table-cell>
          <table:table-cell office:value-type="string" calcext:value-type="string">
            <text:p><text:s/>Brood Wars Protoss 6 - Town B</text:p>
          </table:table-cell>
          <table:table-cell office:value-type="string" calcext:value-type="string">
            <text:p>PB6B </text:p>
          </table:table-cell>
          <table:table-cell table:formula="of:=&quot;(Code: '&quot; &amp; [.C34] &amp; &quot;', Identifier: '&quot; &amp; [.A34] &amp; &quot;'),&quot;" office:value-type="string" office:string-value="(Code: 'PB6A ', Identifier: 'BroodWarProtoss6TownA')," calcext:value-type="string">
            <text:p>(Code: 'PB6A ', Identifier: 'BroodWarProtoss6TownA'),</text:p>
          </table:table-cell>
        </table:table-row>
        <table:table-row table:style-name="ro1">
          <table:table-cell table:style-name="ce1" office:value-type="string" calcext:value-type="string">
            <text:p>BroodWarProtoss6TownC</text:p>
          </table:table-cell>
          <table:table-cell office:value-type="string" calcext:value-type="string">
            <text:p><text:s/>Brood Wars Protoss 6 - Town C</text:p>
          </table:table-cell>
          <table:table-cell office:value-type="string" calcext:value-type="string">
            <text:p>PB6C </text:p>
          </table:table-cell>
          <table:table-cell table:formula="of:=&quot;(Code: '&quot; &amp; [.C35] &amp; &quot;', Identifier: '&quot; &amp; [.A35] &amp; &quot;'),&quot;" office:value-type="string" office:string-value="(Code: 'PB6B ', Identifier: 'BroodWarProtoss6TownB')," calcext:value-type="string">
            <text:p>(Code: 'PB6B ', Identifier: 'BroodWarProtoss6TownB'),</text:p>
          </table:table-cell>
        </table:table-row>
        <table:table-row table:style-name="ro1">
          <table:table-cell table:style-name="ce1" office:value-type="string" calcext:value-type="string">
            <text:p>BroodWarProtoss6TownD</text:p>
          </table:table-cell>
          <table:table-cell office:value-type="string" calcext:value-type="string">
            <text:p><text:s/>Brood Wars Protoss 6 - Town D</text:p>
          </table:table-cell>
          <table:table-cell office:value-type="string" calcext:value-type="string">
            <text:p>PB6D </text:p>
          </table:table-cell>
          <table:table-cell table:formula="of:=&quot;(Code: '&quot; &amp; [.C36] &amp; &quot;', Identifier: '&quot; &amp; [.A36] &amp; &quot;'),&quot;" office:value-type="string" office:string-value="(Code: 'PB6C ', Identifier: 'BroodWarProtoss6TownC')," calcext:value-type="string">
            <text:p>(Code: 'PB6C ', Identifier: 'BroodWarProtoss6TownC'),</text:p>
          </table:table-cell>
        </table:table-row>
        <table:table-row table:style-name="ro1">
          <table:table-cell table:style-name="ce1" office:value-type="string" calcext:value-type="string">
            <text:p>BroodWarProtoss6TownE</text:p>
          </table:table-cell>
          <table:table-cell office:value-type="string" calcext:value-type="string">
            <text:p><text:s/>Brood Wars Protoss 6 - Town E</text:p>
          </table:table-cell>
          <table:table-cell office:value-type="string" calcext:value-type="string">
            <text:p>PB6E </text:p>
          </table:table-cell>
          <table:table-cell table:formula="of:=&quot;(Code: '&quot; &amp; [.C37] &amp; &quot;', Identifier: '&quot; &amp; [.A37] &amp; &quot;'),&quot;" office:value-type="string" office:string-value="(Code: 'PB6D ', Identifier: 'BroodWarProtoss6TownD')," calcext:value-type="string">
            <text:p>(Code: 'PB6D ', Identifier: 'BroodWarProtoss6TownD'),</text:p>
          </table:table-cell>
        </table:table-row>
        <table:table-row table:style-name="ro1">
          <table:table-cell table:style-name="ce1" office:value-type="string" calcext:value-type="string">
            <text:p>BroodWarProtoss6TownF</text:p>
          </table:table-cell>
          <table:table-cell office:value-type="string" calcext:value-type="string">
            <text:p><text:s/>Brood Wars Protoss 6 - Town F</text:p>
          </table:table-cell>
          <table:table-cell office:value-type="string" calcext:value-type="string">
            <text:p>PB6F </text:p>
          </table:table-cell>
          <table:table-cell table:formula="of:=&quot;(Code: '&quot; &amp; [.C38] &amp; &quot;', Identifier: '&quot; &amp; [.A38] &amp; &quot;'),&quot;" office:value-type="string" office:string-value="(Code: 'PB6E ', Identifier: 'BroodWarProtoss6TownE')," calcext:value-type="string">
            <text:p>(Code: 'PB6E ', Identifier: 'BroodWarProtoss6TownE'),</text:p>
          </table:table-cell>
        </table:table-row>
        <table:table-row table:style-name="ro1">
          <table:table-cell table:style-name="ce1" office:value-type="string" calcext:value-type="string">
            <text:p>BroodWarProtoss7TownA</text:p>
          </table:table-cell>
          <table:table-cell office:value-type="string" calcext:value-type="string">
            <text:p><text:s/>Brood Wars Protoss 7 - Town A</text:p>
          </table:table-cell>
          <table:table-cell office:value-type="string" calcext:value-type="string">
            <text:p>PB7A </text:p>
          </table:table-cell>
          <table:table-cell table:formula="of:=&quot;(Code: '&quot; &amp; [.C39] &amp; &quot;', Identifier: '&quot; &amp; [.A39] &amp; &quot;'),&quot;" office:value-type="string" office:string-value="(Code: 'PB6F ', Identifier: 'BroodWarProtoss6TownF')," calcext:value-type="string">
            <text:p>(Code: 'PB6F ', Identifier: 'BroodWarProtoss6TownF'),</text:p>
          </table:table-cell>
        </table:table-row>
        <table:table-row table:style-name="ro1">
          <table:table-cell table:style-name="ce1" office:value-type="string" calcext:value-type="string">
            <text:p>BroodWarProtoss7TownB</text:p>
          </table:table-cell>
          <table:table-cell office:value-type="string" calcext:value-type="string">
            <text:p><text:s/>Brood Wars Protoss 7 - Town B</text:p>
          </table:table-cell>
          <table:table-cell office:value-type="string" calcext:value-type="string">
            <text:p>PB7B </text:p>
          </table:table-cell>
          <table:table-cell table:formula="of:=&quot;(Code: '&quot; &amp; [.C40] &amp; &quot;', Identifier: '&quot; &amp; [.A40] &amp; &quot;'),&quot;" office:value-type="string" office:string-value="(Code: 'PB7A ', Identifier: 'BroodWarProtoss7TownA')," calcext:value-type="string">
            <text:p>(Code: 'PB7A ', Identifier: 'BroodWarProtoss7TownA'),</text:p>
          </table:table-cell>
        </table:table-row>
        <table:table-row table:style-name="ro1">
          <table:table-cell table:style-name="ce1" office:value-type="string" calcext:value-type="string">
            <text:p>BroodWarProtoss7TownC</text:p>
          </table:table-cell>
          <table:table-cell office:value-type="string" calcext:value-type="string">
            <text:p><text:s/>Brood Wars Protoss 7 - Town C</text:p>
          </table:table-cell>
          <table:table-cell office:value-type="string" calcext:value-type="string">
            <text:p>PB7C </text:p>
          </table:table-cell>
          <table:table-cell table:formula="of:=&quot;(Code: '&quot; &amp; [.C41] &amp; &quot;', Identifier: '&quot; &amp; [.A41] &amp; &quot;'),&quot;" office:value-type="string" office:string-value="(Code: 'PB7B ', Identifier: 'BroodWarProtoss7TownB')," calcext:value-type="string">
            <text:p>(Code: 'PB7B ', Identifier: 'BroodWarProtoss7TownB'),</text:p>
          </table:table-cell>
        </table:table-row>
        <table:table-row table:style-name="ro1">
          <table:table-cell table:style-name="ce1" office:value-type="string" calcext:value-type="string">
            <text:p>BroodWarProtoss7TownD</text:p>
          </table:table-cell>
          <table:table-cell office:value-type="string" calcext:value-type="string">
            <text:p><text:s/>Brood Wars Protoss 7 - Town D</text:p>
          </table:table-cell>
          <table:table-cell office:value-type="string" calcext:value-type="string">
            <text:p>PB7D </text:p>
          </table:table-cell>
          <table:table-cell table:formula="of:=&quot;(Code: '&quot; &amp; [.C42] &amp; &quot;', Identifier: '&quot; &amp; [.A42] &amp; &quot;'),&quot;" office:value-type="string" office:string-value="(Code: 'PB7C ', Identifier: 'BroodWarProtoss7TownC')," calcext:value-type="string">
            <text:p>(Code: 'PB7C ', Identifier: 'BroodWarProtoss7TownC'),</text:p>
          </table:table-cell>
        </table:table-row>
        <table:table-row table:style-name="ro1">
          <table:table-cell table:style-name="ce1" office:value-type="string" calcext:value-type="string">
            <text:p>BroodWarProtoss7TownE</text:p>
          </table:table-cell>
          <table:table-cell office:value-type="string" calcext:value-type="string">
            <text:p><text:s/>Brood Wars Protoss 7 - Town E</text:p>
          </table:table-cell>
          <table:table-cell office:value-type="string" calcext:value-type="string">
            <text:p>PB7E </text:p>
          </table:table-cell>
          <table:table-cell table:formula="of:=&quot;(Code: '&quot; &amp; [.C43] &amp; &quot;', Identifier: '&quot; &amp; [.A43] &amp; &quot;'),&quot;" office:value-type="string" office:string-value="(Code: 'PB7D ', Identifier: 'BroodWarProtoss7TownD')," calcext:value-type="string">
            <text:p>(Code: 'PB7D ', Identifier: 'BroodWarProtoss7TownD'),</text:p>
          </table:table-cell>
        </table:table-row>
        <table:table-row table:style-name="ro1">
          <table:table-cell table:style-name="ce1" office:value-type="string" calcext:value-type="string">
            <text:p>BroodWarProtoss7TownF</text:p>
          </table:table-cell>
          <table:table-cell office:value-type="string" calcext:value-type="string">
            <text:p><text:s/>Brood Wars Protoss 7 - Town F</text:p>
          </table:table-cell>
          <table:table-cell office:value-type="string" calcext:value-type="string">
            <text:p>PB7F </text:p>
          </table:table-cell>
          <table:table-cell table:formula="of:=&quot;(Code: '&quot; &amp; [.C44] &amp; &quot;', Identifier: '&quot; &amp; [.A44] &amp; &quot;'),&quot;" office:value-type="string" office:string-value="(Code: 'PB7E ', Identifier: 'BroodWarProtoss7TownE')," calcext:value-type="string">
            <text:p>(Code: 'PB7E ', Identifier: 'BroodWarProtoss7TownE'),</text:p>
          </table:table-cell>
        </table:table-row>
        <table:table-row table:style-name="ro1">
          <table:table-cell table:style-name="ce1" office:value-type="string" calcext:value-type="string">
            <text:p>BroodWarProtoss8TownA</text:p>
          </table:table-cell>
          <table:table-cell office:value-type="string" calcext:value-type="string">
            <text:p><text:s/>Brood Wars Protoss 8 - Town A</text:p>
          </table:table-cell>
          <table:table-cell office:value-type="string" calcext:value-type="string">
            <text:p>PB8A </text:p>
          </table:table-cell>
          <table:table-cell table:formula="of:=&quot;(Code: '&quot; &amp; [.C45] &amp; &quot;', Identifier: '&quot; &amp; [.A45] &amp; &quot;'),&quot;" office:value-type="string" office:string-value="(Code: 'PB7F ', Identifier: 'BroodWarProtoss7TownF')," calcext:value-type="string">
            <text:p>(Code: 'PB7F ', Identifier: 'BroodWarProtoss7TownF'),</text:p>
          </table:table-cell>
        </table:table-row>
        <table:table-row table:style-name="ro1">
          <table:table-cell table:style-name="ce1" office:value-type="string" calcext:value-type="string">
            <text:p>BroodWarProtoss8TownB</text:p>
          </table:table-cell>
          <table:table-cell office:value-type="string" calcext:value-type="string">
            <text:p><text:s/>Brood Wars Protoss 8 - Town B</text:p>
          </table:table-cell>
          <table:table-cell office:value-type="string" calcext:value-type="string">
            <text:p>PB8B </text:p>
          </table:table-cell>
          <table:table-cell table:formula="of:=&quot;(Code: '&quot; &amp; [.C46] &amp; &quot;', Identifier: '&quot; &amp; [.A46] &amp; &quot;'),&quot;" office:value-type="string" office:string-value="(Code: 'PB8A ', Identifier: 'BroodWarProtoss8TownA')," calcext:value-type="string">
            <text:p>(Code: 'PB8A ', Identifier: 'BroodWarProtoss8TownA'),</text:p>
          </table:table-cell>
        </table:table-row>
        <table:table-row table:style-name="ro1">
          <table:table-cell table:style-name="ce1" office:value-type="string" calcext:value-type="string">
            <text:p>BroodWarProtoss8TownC</text:p>
          </table:table-cell>
          <table:table-cell office:value-type="string" calcext:value-type="string">
            <text:p><text:s/>Brood Wars Protoss 8 - Town C</text:p>
          </table:table-cell>
          <table:table-cell office:value-type="string" calcext:value-type="string">
            <text:p>PB8C </text:p>
          </table:table-cell>
          <table:table-cell table:formula="of:=&quot;(Code: '&quot; &amp; [.C47] &amp; &quot;', Identifier: '&quot; &amp; [.A47] &amp; &quot;'),&quot;" office:value-type="string" office:string-value="(Code: 'PB8B ', Identifier: 'BroodWarProtoss8TownB')," calcext:value-type="string">
            <text:p>(Code: 'PB8B ', Identifier: 'BroodWarProtoss8TownB'),</text:p>
          </table:table-cell>
        </table:table-row>
        <table:table-row table:style-name="ro1">
          <table:table-cell table:style-name="ce1" office:value-type="string" calcext:value-type="string">
            <text:p>BroodWarProtoss8TownD</text:p>
          </table:table-cell>
          <table:table-cell office:value-type="string" calcext:value-type="string">
            <text:p><text:s/>Brood Wars Protoss 8 - Town D</text:p>
          </table:table-cell>
          <table:table-cell office:value-type="string" calcext:value-type="string">
            <text:p>PB8D </text:p>
          </table:table-cell>
          <table:table-cell table:formula="of:=&quot;(Code: '&quot; &amp; [.C48] &amp; &quot;', Identifier: '&quot; &amp; [.A48] &amp; &quot;'),&quot;" office:value-type="string" office:string-value="(Code: 'PB8C ', Identifier: 'BroodWarProtoss8TownC')," calcext:value-type="string">
            <text:p>(Code: 'PB8C ', Identifier: 'BroodWarProtoss8TownC'),</text:p>
          </table:table-cell>
        </table:table-row>
        <table:table-row table:style-name="ro1">
          <table:table-cell table:style-name="ce1" office:value-type="string" calcext:value-type="string">
            <text:p>BroodWarProtoss8TownE</text:p>
          </table:table-cell>
          <table:table-cell office:value-type="string" calcext:value-type="string">
            <text:p><text:s/>Brood Wars Protoss 8 - Town E</text:p>
          </table:table-cell>
          <table:table-cell office:value-type="string" calcext:value-type="string">
            <text:p>PB8E </text:p>
          </table:table-cell>
          <table:table-cell table:formula="of:=&quot;(Code: '&quot; &amp; [.C49] &amp; &quot;', Identifier: '&quot; &amp; [.A49] &amp; &quot;'),&quot;" office:value-type="string" office:string-value="(Code: 'PB8D ', Identifier: 'BroodWarProtoss8TownD')," calcext:value-type="string">
            <text:p>(Code: 'PB8D ', Identifier: 'BroodWarProtoss8TownD'),</text:p>
          </table:table-cell>
        </table:table-row>
        <table:table-row table:style-name="ro1">
          <table:table-cell table:style-name="ce1" office:value-type="string" calcext:value-type="string">
            <text:p>BroodWarProtoss8TownF</text:p>
          </table:table-cell>
          <table:table-cell office:value-type="string" calcext:value-type="string">
            <text:p><text:s/>Brood Wars Protoss 8 - Town F</text:p>
          </table:table-cell>
          <table:table-cell office:value-type="string" calcext:value-type="string">
            <text:p>PB8F </text:p>
          </table:table-cell>
          <table:table-cell table:formula="of:=&quot;(Code: '&quot; &amp; [.C50] &amp; &quot;', Identifier: '&quot; &amp; [.A50] &amp; &quot;'),&quot;" office:value-type="string" office:string-value="(Code: 'PB8E ', Identifier: 'BroodWarProtoss8TownE')," calcext:value-type="string">
            <text:p>(Code: 'PB8E ', Identifier: 'BroodWarProtoss8TownE'),</text:p>
          </table:table-cell>
        </table:table-row>
        <table:table-row table:style-name="ro1">
          <table:table-cell table:style-name="ce1" office:value-type="string" calcext:value-type="string">
            <text:p>BroodWarTerran1TownA</text:p>
          </table:table-cell>
          <table:table-cell office:value-type="string" calcext:value-type="string">
            <text:p><text:s/>Brood Wars Terran 1 - Town A</text:p>
          </table:table-cell>
          <table:table-cell office:value-type="string" calcext:value-type="string">
            <text:p>TB1A </text:p>
          </table:table-cell>
          <table:table-cell table:formula="of:=&quot;(Code: '&quot; &amp; [.C51] &amp; &quot;', Identifier: '&quot; &amp; [.A51] &amp; &quot;'),&quot;" office:value-type="string" office:string-value="(Code: 'PB8F ', Identifier: 'BroodWarProtoss8TownF')," calcext:value-type="string">
            <text:p>(Code: 'PB8F ', Identifier: 'BroodWarProtoss8TownF'),</text:p>
          </table:table-cell>
        </table:table-row>
        <table:table-row table:style-name="ro1">
          <table:table-cell table:style-name="ce1" office:value-type="string" calcext:value-type="string">
            <text:p>BroodWarTerran1TownB</text:p>
          </table:table-cell>
          <table:table-cell office:value-type="string" calcext:value-type="string">
            <text:p><text:s/>Brood Wars Terran 1 - Town B</text:p>
          </table:table-cell>
          <table:table-cell office:value-type="string" calcext:value-type="string">
            <text:p>TB1B </text:p>
          </table:table-cell>
          <table:table-cell table:formula="of:=&quot;(Code: '&quot; &amp; [.C52] &amp; &quot;', Identifier: '&quot; &amp; [.A52] &amp; &quot;'),&quot;" office:value-type="string" office:string-value="(Code: 'TB1A ', Identifier: 'BroodWarTerran1TownA')," calcext:value-type="string">
            <text:p>(Code: 'TB1A ', Identifier: 'BroodWarTerran1TownA'),</text:p>
          </table:table-cell>
        </table:table-row>
        <table:table-row table:style-name="ro1">
          <table:table-cell table:style-name="ce1" office:value-type="string" calcext:value-type="string">
            <text:p>BroodWarTerran1TownC</text:p>
          </table:table-cell>
          <table:table-cell office:value-type="string" calcext:value-type="string">
            <text:p><text:s/>Brood Wars Terran 1 - Town C</text:p>
          </table:table-cell>
          <table:table-cell office:value-type="string" calcext:value-type="string">
            <text:p>TB1C </text:p>
          </table:table-cell>
          <table:table-cell table:formula="of:=&quot;(Code: '&quot; &amp; [.C53] &amp; &quot;', Identifier: '&quot; &amp; [.A53] &amp; &quot;'),&quot;" office:value-type="string" office:string-value="(Code: 'TB1B ', Identifier: 'BroodWarTerran1TownB')," calcext:value-type="string">
            <text:p>(Code: 'TB1B ', Identifier: 'BroodWarTerran1TownB'),</text:p>
          </table:table-cell>
        </table:table-row>
        <table:table-row table:style-name="ro1">
          <table:table-cell table:style-name="ce1" office:value-type="string" calcext:value-type="string">
            <text:p>BroodWarTerran1TownD</text:p>
          </table:table-cell>
          <table:table-cell office:value-type="string" calcext:value-type="string">
            <text:p><text:s/>Brood Wars Terran 1 - Town D</text:p>
          </table:table-cell>
          <table:table-cell office:value-type="string" calcext:value-type="string">
            <text:p>TB1D </text:p>
          </table:table-cell>
          <table:table-cell table:formula="of:=&quot;(Code: '&quot; &amp; [.C54] &amp; &quot;', Identifier: '&quot; &amp; [.A54] &amp; &quot;'),&quot;" office:value-type="string" office:string-value="(Code: 'TB1C ', Identifier: 'BroodWarTerran1TownC')," calcext:value-type="string">
            <text:p>(Code: 'TB1C ', Identifier: 'BroodWarTerran1TownC'),</text:p>
          </table:table-cell>
        </table:table-row>
        <table:table-row table:style-name="ro1">
          <table:table-cell table:style-name="ce1" office:value-type="string" calcext:value-type="string">
            <text:p>BroodWarTerran1TownE</text:p>
          </table:table-cell>
          <table:table-cell office:value-type="string" calcext:value-type="string">
            <text:p><text:s/>Brood Wars Terran 1 - Town E</text:p>
          </table:table-cell>
          <table:table-cell office:value-type="string" calcext:value-type="string">
            <text:p>TB1E </text:p>
          </table:table-cell>
          <table:table-cell table:formula="of:=&quot;(Code: '&quot; &amp; [.C55] &amp; &quot;', Identifier: '&quot; &amp; [.A55] &amp; &quot;'),&quot;" office:value-type="string" office:string-value="(Code: 'TB1D ', Identifier: 'BroodWarTerran1TownD')," calcext:value-type="string">
            <text:p>(Code: 'TB1D ', Identifier: 'BroodWarTerran1TownD'),</text:p>
          </table:table-cell>
        </table:table-row>
        <table:table-row table:style-name="ro1">
          <table:table-cell table:style-name="ce1" office:value-type="string" calcext:value-type="string">
            <text:p>BroodWarTerran1TownF</text:p>
          </table:table-cell>
          <table:table-cell office:value-type="string" calcext:value-type="string">
            <text:p><text:s/>Brood Wars Terran 1 - Town F</text:p>
          </table:table-cell>
          <table:table-cell office:value-type="string" calcext:value-type="string">
            <text:p>TB1F </text:p>
          </table:table-cell>
          <table:table-cell table:formula="of:=&quot;(Code: '&quot; &amp; [.C56] &amp; &quot;', Identifier: '&quot; &amp; [.A56] &amp; &quot;'),&quot;" office:value-type="string" office:string-value="(Code: 'TB1E ', Identifier: 'BroodWarTerran1TownE')," calcext:value-type="string">
            <text:p>(Code: 'TB1E ', Identifier: 'BroodWarTerran1TownE'),</text:p>
          </table:table-cell>
        </table:table-row>
        <table:table-row table:style-name="ro1">
          <table:table-cell table:style-name="ce1" office:value-type="string" calcext:value-type="string">
            <text:p>BroodWarTerran2TownA</text:p>
          </table:table-cell>
          <table:table-cell office:value-type="string" calcext:value-type="string">
            <text:p><text:s/>Brood Wars Terran 2 - Town A</text:p>
          </table:table-cell>
          <table:table-cell office:value-type="string" calcext:value-type="string">
            <text:p>TB2A </text:p>
          </table:table-cell>
          <table:table-cell table:formula="of:=&quot;(Code: '&quot; &amp; [.C57] &amp; &quot;', Identifier: '&quot; &amp; [.A57] &amp; &quot;'),&quot;" office:value-type="string" office:string-value="(Code: 'TB1F ', Identifier: 'BroodWarTerran1TownF')," calcext:value-type="string">
            <text:p>(Code: 'TB1F ', Identifier: 'BroodWarTerran1TownF'),</text:p>
          </table:table-cell>
        </table:table-row>
        <table:table-row table:style-name="ro1">
          <table:table-cell table:style-name="ce1" office:value-type="string" calcext:value-type="string">
            <text:p>BroodWarTerran2TownB</text:p>
          </table:table-cell>
          <table:table-cell office:value-type="string" calcext:value-type="string">
            <text:p><text:s/>Brood Wars Terran 2 - Town B</text:p>
          </table:table-cell>
          <table:table-cell office:value-type="string" calcext:value-type="string">
            <text:p>TB2B </text:p>
          </table:table-cell>
          <table:table-cell table:formula="of:=&quot;(Code: '&quot; &amp; [.C58] &amp; &quot;', Identifier: '&quot; &amp; [.A58] &amp; &quot;'),&quot;" office:value-type="string" office:string-value="(Code: 'TB2A ', Identifier: 'BroodWarTerran2TownA')," calcext:value-type="string">
            <text:p>(Code: 'TB2A ', Identifier: 'BroodWarTerran2TownA'),</text:p>
          </table:table-cell>
        </table:table-row>
        <table:table-row table:style-name="ro1">
          <table:table-cell table:style-name="ce1" office:value-type="string" calcext:value-type="string">
            <text:p>BroodWarTerran2TownC</text:p>
          </table:table-cell>
          <table:table-cell office:value-type="string" calcext:value-type="string">
            <text:p><text:s/>Brood Wars Terran 2 - Town C</text:p>
          </table:table-cell>
          <table:table-cell office:value-type="string" calcext:value-type="string">
            <text:p>TB2C </text:p>
          </table:table-cell>
          <table:table-cell table:formula="of:=&quot;(Code: '&quot; &amp; [.C59] &amp; &quot;', Identifier: '&quot; &amp; [.A59] &amp; &quot;'),&quot;" office:value-type="string" office:string-value="(Code: 'TB2B ', Identifier: 'BroodWarTerran2TownB')," calcext:value-type="string">
            <text:p>(Code: 'TB2B ', Identifier: 'BroodWarTerran2TownB'),</text:p>
          </table:table-cell>
        </table:table-row>
        <table:table-row table:style-name="ro1">
          <table:table-cell table:style-name="ce1" office:value-type="string" calcext:value-type="string">
            <text:p>BroodWarTerran2TownD</text:p>
          </table:table-cell>
          <table:table-cell office:value-type="string" calcext:value-type="string">
            <text:p><text:s/>Brood Wars Terran 2 - Town D</text:p>
          </table:table-cell>
          <table:table-cell office:value-type="string" calcext:value-type="string">
            <text:p>TB2D </text:p>
          </table:table-cell>
          <table:table-cell table:formula="of:=&quot;(Code: '&quot; &amp; [.C60] &amp; &quot;', Identifier: '&quot; &amp; [.A60] &amp; &quot;'),&quot;" office:value-type="string" office:string-value="(Code: 'TB2C ', Identifier: 'BroodWarTerran2TownC')," calcext:value-type="string">
            <text:p>(Code: 'TB2C ', Identifier: 'BroodWarTerran2TownC'),</text:p>
          </table:table-cell>
        </table:table-row>
        <table:table-row table:style-name="ro1">
          <table:table-cell table:style-name="ce1" office:value-type="string" calcext:value-type="string">
            <text:p>BroodWarTerran2TownE</text:p>
          </table:table-cell>
          <table:table-cell office:value-type="string" calcext:value-type="string">
            <text:p><text:s/>Brood Wars Terran 2 - Town E</text:p>
          </table:table-cell>
          <table:table-cell office:value-type="string" calcext:value-type="string">
            <text:p>TB2E </text:p>
          </table:table-cell>
          <table:table-cell table:formula="of:=&quot;(Code: '&quot; &amp; [.C61] &amp; &quot;', Identifier: '&quot; &amp; [.A61] &amp; &quot;'),&quot;" office:value-type="string" office:string-value="(Code: 'TB2D ', Identifier: 'BroodWarTerran2TownD')," calcext:value-type="string">
            <text:p>(Code: 'TB2D ', Identifier: 'BroodWarTerran2TownD'),</text:p>
          </table:table-cell>
        </table:table-row>
        <table:table-row table:style-name="ro1">
          <table:table-cell table:style-name="ce1" office:value-type="string" calcext:value-type="string">
            <text:p>BroodWarTerran2TownF</text:p>
          </table:table-cell>
          <table:table-cell office:value-type="string" calcext:value-type="string">
            <text:p><text:s/>Brood Wars Terran 2 - Town F</text:p>
          </table:table-cell>
          <table:table-cell office:value-type="string" calcext:value-type="string">
            <text:p>TB2F </text:p>
          </table:table-cell>
          <table:table-cell table:formula="of:=&quot;(Code: '&quot; &amp; [.C62] &amp; &quot;', Identifier: '&quot; &amp; [.A62] &amp; &quot;'),&quot;" office:value-type="string" office:string-value="(Code: 'TB2E ', Identifier: 'BroodWarTerran2TownE')," calcext:value-type="string">
            <text:p>(Code: 'TB2E ', Identifier: 'BroodWarTerran2TownE'),</text:p>
          </table:table-cell>
        </table:table-row>
        <table:table-row table:style-name="ro1">
          <table:table-cell table:style-name="ce1" office:value-type="string" calcext:value-type="string">
            <text:p>BroodWarTerran3TownA</text:p>
          </table:table-cell>
          <table:table-cell office:value-type="string" calcext:value-type="string">
            <text:p><text:s/>Brood Wars Terran 3 - Town A</text:p>
          </table:table-cell>
          <table:table-cell office:value-type="string" calcext:value-type="string">
            <text:p>TB3A </text:p>
          </table:table-cell>
          <table:table-cell table:formula="of:=&quot;(Code: '&quot; &amp; [.C63] &amp; &quot;', Identifier: '&quot; &amp; [.A63] &amp; &quot;'),&quot;" office:value-type="string" office:string-value="(Code: 'TB2F ', Identifier: 'BroodWarTerran2TownF')," calcext:value-type="string">
            <text:p>(Code: 'TB2F ', Identifier: 'BroodWarTerran2TownF'),</text:p>
          </table:table-cell>
        </table:table-row>
        <table:table-row table:style-name="ro1">
          <table:table-cell table:style-name="ce1" office:value-type="string" calcext:value-type="string">
            <text:p>BroodWarTerran3TownB</text:p>
          </table:table-cell>
          <table:table-cell office:value-type="string" calcext:value-type="string">
            <text:p><text:s/>Brood Wars Terran 3 - Town B</text:p>
          </table:table-cell>
          <table:table-cell office:value-type="string" calcext:value-type="string">
            <text:p>TB3B </text:p>
          </table:table-cell>
          <table:table-cell table:formula="of:=&quot;(Code: '&quot; &amp; [.C64] &amp; &quot;', Identifier: '&quot; &amp; [.A64] &amp; &quot;'),&quot;" office:value-type="string" office:string-value="(Code: 'TB3A ', Identifier: 'BroodWarTerran3TownA')," calcext:value-type="string">
            <text:p>(Code: 'TB3A ', Identifier: 'BroodWarTerran3TownA'),</text:p>
          </table:table-cell>
        </table:table-row>
        <table:table-row table:style-name="ro1">
          <table:table-cell table:style-name="ce1" office:value-type="string" calcext:value-type="string">
            <text:p>BroodWarTerran3TownC</text:p>
          </table:table-cell>
          <table:table-cell office:value-type="string" calcext:value-type="string">
            <text:p><text:s/>Brood Wars Terran 3 - Town C</text:p>
          </table:table-cell>
          <table:table-cell office:value-type="string" calcext:value-type="string">
            <text:p>TB3C </text:p>
          </table:table-cell>
          <table:table-cell table:formula="of:=&quot;(Code: '&quot; &amp; [.C65] &amp; &quot;', Identifier: '&quot; &amp; [.A65] &amp; &quot;'),&quot;" office:value-type="string" office:string-value="(Code: 'TB3B ', Identifier: 'BroodWarTerran3TownB')," calcext:value-type="string">
            <text:p>(Code: 'TB3B ', Identifier: 'BroodWarTerran3TownB'),</text:p>
          </table:table-cell>
        </table:table-row>
        <table:table-row table:style-name="ro1">
          <table:table-cell table:style-name="ce1" office:value-type="string" calcext:value-type="string">
            <text:p>BroodWarTerran3TownD</text:p>
          </table:table-cell>
          <table:table-cell office:value-type="string" calcext:value-type="string">
            <text:p><text:s/>Brood Wars Terran 3 - Town D</text:p>
          </table:table-cell>
          <table:table-cell office:value-type="string" calcext:value-type="string">
            <text:p>TB3D </text:p>
          </table:table-cell>
          <table:table-cell table:formula="of:=&quot;(Code: '&quot; &amp; [.C66] &amp; &quot;', Identifier: '&quot; &amp; [.A66] &amp; &quot;'),&quot;" office:value-type="string" office:string-value="(Code: 'TB3C ', Identifier: 'BroodWarTerran3TownC')," calcext:value-type="string">
            <text:p>(Code: 'TB3C ', Identifier: 'BroodWarTerran3TownC'),</text:p>
          </table:table-cell>
        </table:table-row>
        <table:table-row table:style-name="ro1">
          <table:table-cell table:style-name="ce1" office:value-type="string" calcext:value-type="string">
            <text:p>BroodWarTerran3TownE</text:p>
          </table:table-cell>
          <table:table-cell office:value-type="string" calcext:value-type="string">
            <text:p><text:s/>Brood Wars Terran 3 - Town E</text:p>
          </table:table-cell>
          <table:table-cell office:value-type="string" calcext:value-type="string">
            <text:p>TB3E </text:p>
          </table:table-cell>
          <table:table-cell table:formula="of:=&quot;(Code: '&quot; &amp; [.C67] &amp; &quot;', Identifier: '&quot; &amp; [.A67] &amp; &quot;'),&quot;" office:value-type="string" office:string-value="(Code: 'TB3D ', Identifier: 'BroodWarTerran3TownD')," calcext:value-type="string">
            <text:p>(Code: 'TB3D ', Identifier: 'BroodWarTerran3TownD'),</text:p>
          </table:table-cell>
        </table:table-row>
        <table:table-row table:style-name="ro1">
          <table:table-cell table:style-name="ce1" office:value-type="string" calcext:value-type="string">
            <text:p>BroodWarTerran3TownF</text:p>
          </table:table-cell>
          <table:table-cell office:value-type="string" calcext:value-type="string">
            <text:p><text:s/>Brood Wars Terran 3 - Town F</text:p>
          </table:table-cell>
          <table:table-cell office:value-type="string" calcext:value-type="string">
            <text:p>TB3F </text:p>
          </table:table-cell>
          <table:table-cell table:formula="of:=&quot;(Code: '&quot; &amp; [.C68] &amp; &quot;', Identifier: '&quot; &amp; [.A68] &amp; &quot;'),&quot;" office:value-type="string" office:string-value="(Code: 'TB3E ', Identifier: 'BroodWarTerran3TownE')," calcext:value-type="string">
            <text:p>(Code: 'TB3E ', Identifier: 'BroodWarTerran3TownE'),</text:p>
          </table:table-cell>
        </table:table-row>
        <table:table-row table:style-name="ro1">
          <table:table-cell table:style-name="ce1" office:value-type="string" calcext:value-type="string">
            <text:p>BroodWarTerran4TownA</text:p>
          </table:table-cell>
          <table:table-cell office:value-type="string" calcext:value-type="string">
            <text:p><text:s/>Brood Wars Terran 4 - Town A</text:p>
          </table:table-cell>
          <table:table-cell office:value-type="string" calcext:value-type="string">
            <text:p>TB4A </text:p>
          </table:table-cell>
          <table:table-cell table:formula="of:=&quot;(Code: '&quot; &amp; [.C69] &amp; &quot;', Identifier: '&quot; &amp; [.A69] &amp; &quot;'),&quot;" office:value-type="string" office:string-value="(Code: 'TB3F ', Identifier: 'BroodWarTerran3TownF')," calcext:value-type="string">
            <text:p>(Code: 'TB3F ', Identifier: 'BroodWarTerran3TownF'),</text:p>
          </table:table-cell>
        </table:table-row>
        <table:table-row table:style-name="ro1">
          <table:table-cell table:style-name="ce1" office:value-type="string" calcext:value-type="string">
            <text:p>BroodWarTerran4TownB</text:p>
          </table:table-cell>
          <table:table-cell office:value-type="string" calcext:value-type="string">
            <text:p><text:s/>Brood Wars Terran 4 - Town B</text:p>
          </table:table-cell>
          <table:table-cell office:value-type="string" calcext:value-type="string">
            <text:p>TB4B </text:p>
          </table:table-cell>
          <table:table-cell table:formula="of:=&quot;(Code: '&quot; &amp; [.C70] &amp; &quot;', Identifier: '&quot; &amp; [.A70] &amp; &quot;'),&quot;" office:value-type="string" office:string-value="(Code: 'TB4A ', Identifier: 'BroodWarTerran4TownA')," calcext:value-type="string">
            <text:p>(Code: 'TB4A ', Identifier: 'BroodWarTerran4TownA'),</text:p>
          </table:table-cell>
        </table:table-row>
        <table:table-row table:style-name="ro1">
          <table:table-cell table:style-name="ce1" office:value-type="string" calcext:value-type="string">
            <text:p>BroodWarTerran4TownC</text:p>
          </table:table-cell>
          <table:table-cell office:value-type="string" calcext:value-type="string">
            <text:p><text:s/>Brood Wars Terran 4 - Town C</text:p>
          </table:table-cell>
          <table:table-cell office:value-type="string" calcext:value-type="string">
            <text:p>TB4C </text:p>
          </table:table-cell>
          <table:table-cell table:formula="of:=&quot;(Code: '&quot; &amp; [.C71] &amp; &quot;', Identifier: '&quot; &amp; [.A71] &amp; &quot;'),&quot;" office:value-type="string" office:string-value="(Code: 'TB4B ', Identifier: 'BroodWarTerran4TownB')," calcext:value-type="string">
            <text:p>(Code: 'TB4B ', Identifier: 'BroodWarTerran4TownB'),</text:p>
          </table:table-cell>
        </table:table-row>
        <table:table-row table:style-name="ro1">
          <table:table-cell table:style-name="ce1" office:value-type="string" calcext:value-type="string">
            <text:p>BroodWarTerran4TownD</text:p>
          </table:table-cell>
          <table:table-cell office:value-type="string" calcext:value-type="string">
            <text:p><text:s/>Brood Wars Terran 4 - Town D</text:p>
          </table:table-cell>
          <table:table-cell office:value-type="string" calcext:value-type="string">
            <text:p>TB4D </text:p>
          </table:table-cell>
          <table:table-cell table:formula="of:=&quot;(Code: '&quot; &amp; [.C72] &amp; &quot;', Identifier: '&quot; &amp; [.A72] &amp; &quot;'),&quot;" office:value-type="string" office:string-value="(Code: 'TB4C ', Identifier: 'BroodWarTerran4TownC')," calcext:value-type="string">
            <text:p>(Code: 'TB4C ', Identifier: 'BroodWarTerran4TownC'),</text:p>
          </table:table-cell>
        </table:table-row>
        <table:table-row table:style-name="ro1">
          <table:table-cell table:style-name="ce1" office:value-type="string" calcext:value-type="string">
            <text:p>BroodWarTerran4TownE</text:p>
          </table:table-cell>
          <table:table-cell office:value-type="string" calcext:value-type="string">
            <text:p><text:s/>Brood Wars Terran 4 - Town E</text:p>
          </table:table-cell>
          <table:table-cell office:value-type="string" calcext:value-type="string">
            <text:p>TB4E </text:p>
          </table:table-cell>
          <table:table-cell table:formula="of:=&quot;(Code: '&quot; &amp; [.C73] &amp; &quot;', Identifier: '&quot; &amp; [.A73] &amp; &quot;'),&quot;" office:value-type="string" office:string-value="(Code: 'TB4D ', Identifier: 'BroodWarTerran4TownD')," calcext:value-type="string">
            <text:p>(Code: 'TB4D ', Identifier: 'BroodWarTerran4TownD'),</text:p>
          </table:table-cell>
        </table:table-row>
        <table:table-row table:style-name="ro1">
          <table:table-cell table:style-name="ce1" office:value-type="string" calcext:value-type="string">
            <text:p>BroodWarTerran4TownF</text:p>
          </table:table-cell>
          <table:table-cell office:value-type="string" calcext:value-type="string">
            <text:p><text:s/>Brood Wars Terran 4 - Town F</text:p>
          </table:table-cell>
          <table:table-cell office:value-type="string" calcext:value-type="string">
            <text:p>TB4F </text:p>
          </table:table-cell>
          <table:table-cell table:formula="of:=&quot;(Code: '&quot; &amp; [.C74] &amp; &quot;', Identifier: '&quot; &amp; [.A74] &amp; &quot;'),&quot;" office:value-type="string" office:string-value="(Code: 'TB4E ', Identifier: 'BroodWarTerran4TownE')," calcext:value-type="string">
            <text:p>(Code: 'TB4E ', Identifier: 'BroodWarTerran4TownE'),</text:p>
          </table:table-cell>
        </table:table-row>
        <table:table-row table:style-name="ro1">
          <table:table-cell table:style-name="ce1" office:value-type="string" calcext:value-type="string">
            <text:p>BroodWarTerran5TownA</text:p>
          </table:table-cell>
          <table:table-cell office:value-type="string" calcext:value-type="string">
            <text:p><text:s/>Brood Wars Terran 5 - Town A</text:p>
          </table:table-cell>
          <table:table-cell office:value-type="string" calcext:value-type="string">
            <text:p>TB5A </text:p>
          </table:table-cell>
          <table:table-cell table:formula="of:=&quot;(Code: '&quot; &amp; [.C75] &amp; &quot;', Identifier: '&quot; &amp; [.A75] &amp; &quot;'),&quot;" office:value-type="string" office:string-value="(Code: 'TB4F ', Identifier: 'BroodWarTerran4TownF')," calcext:value-type="string">
            <text:p>(Code: 'TB4F ', Identifier: 'BroodWarTerran4TownF'),</text:p>
          </table:table-cell>
        </table:table-row>
        <table:table-row table:style-name="ro1">
          <table:table-cell table:style-name="ce1" office:value-type="string" calcext:value-type="string">
            <text:p>BroodWarTerran5TownB</text:p>
          </table:table-cell>
          <table:table-cell office:value-type="string" calcext:value-type="string">
            <text:p><text:s/>Brood Wars Terran 5 - Town B</text:p>
          </table:table-cell>
          <table:table-cell office:value-type="string" calcext:value-type="string">
            <text:p>TB5B </text:p>
          </table:table-cell>
          <table:table-cell table:formula="of:=&quot;(Code: '&quot; &amp; [.C76] &amp; &quot;', Identifier: '&quot; &amp; [.A76] &amp; &quot;'),&quot;" office:value-type="string" office:string-value="(Code: 'TB5A ', Identifier: 'BroodWarTerran5TownA')," calcext:value-type="string">
            <text:p>(Code: 'TB5A ', Identifier: 'BroodWarTerran5TownA'),</text:p>
          </table:table-cell>
        </table:table-row>
        <table:table-row table:style-name="ro1">
          <table:table-cell table:style-name="ce1" office:value-type="string" calcext:value-type="string">
            <text:p>BroodWarTerran5TownC</text:p>
          </table:table-cell>
          <table:table-cell office:value-type="string" calcext:value-type="string">
            <text:p><text:s/>Brood Wars Terran 5 - Town C</text:p>
          </table:table-cell>
          <table:table-cell office:value-type="string" calcext:value-type="string">
            <text:p>TB5C </text:p>
          </table:table-cell>
          <table:table-cell table:formula="of:=&quot;(Code: '&quot; &amp; [.C77] &amp; &quot;', Identifier: '&quot; &amp; [.A77] &amp; &quot;'),&quot;" office:value-type="string" office:string-value="(Code: 'TB5B ', Identifier: 'BroodWarTerran5TownB')," calcext:value-type="string">
            <text:p>(Code: 'TB5B ', Identifier: 'BroodWarTerran5TownB'),</text:p>
          </table:table-cell>
        </table:table-row>
        <table:table-row table:style-name="ro1">
          <table:table-cell table:style-name="ce1" office:value-type="string" calcext:value-type="string">
            <text:p>BroodWarTerran5TownD</text:p>
          </table:table-cell>
          <table:table-cell office:value-type="string" calcext:value-type="string">
            <text:p><text:s/>Brood Wars Terran 5 - Town D</text:p>
          </table:table-cell>
          <table:table-cell office:value-type="string" calcext:value-type="string">
            <text:p>TB5D </text:p>
          </table:table-cell>
          <table:table-cell table:formula="of:=&quot;(Code: '&quot; &amp; [.C78] &amp; &quot;', Identifier: '&quot; &amp; [.A78] &amp; &quot;'),&quot;" office:value-type="string" office:string-value="(Code: 'TB5C ', Identifier: 'BroodWarTerran5TownC')," calcext:value-type="string">
            <text:p>(Code: 'TB5C ', Identifier: 'BroodWarTerran5TownC'),</text:p>
          </table:table-cell>
        </table:table-row>
        <table:table-row table:style-name="ro1">
          <table:table-cell table:style-name="ce1" office:value-type="string" calcext:value-type="string">
            <text:p>BroodWarTerran5TownE</text:p>
          </table:table-cell>
          <table:table-cell office:value-type="string" calcext:value-type="string">
            <text:p><text:s/>Brood Wars Terran 5 - Town E</text:p>
          </table:table-cell>
          <table:table-cell office:value-type="string" calcext:value-type="string">
            <text:p>TB5E </text:p>
          </table:table-cell>
          <table:table-cell table:formula="of:=&quot;(Code: '&quot; &amp; [.C79] &amp; &quot;', Identifier: '&quot; &amp; [.A79] &amp; &quot;'),&quot;" office:value-type="string" office:string-value="(Code: 'TB5D ', Identifier: 'BroodWarTerran5TownD')," calcext:value-type="string">
            <text:p>(Code: 'TB5D ', Identifier: 'BroodWarTerran5TownD'),</text:p>
          </table:table-cell>
        </table:table-row>
        <table:table-row table:style-name="ro1">
          <table:table-cell table:style-name="ce1" office:value-type="string" calcext:value-type="string">
            <text:p>BroodWarTerran5TownF</text:p>
          </table:table-cell>
          <table:table-cell office:value-type="string" calcext:value-type="string">
            <text:p><text:s/>Brood Wars Terran 5 - Town F</text:p>
          </table:table-cell>
          <table:table-cell office:value-type="string" calcext:value-type="string">
            <text:p>TB5F </text:p>
          </table:table-cell>
          <table:table-cell table:formula="of:=&quot;(Code: '&quot; &amp; [.C80] &amp; &quot;', Identifier: '&quot; &amp; [.A80] &amp; &quot;'),&quot;" office:value-type="string" office:string-value="(Code: 'TB5E ', Identifier: 'BroodWarTerran5TownE')," calcext:value-type="string">
            <text:p>(Code: 'TB5E ', Identifier: 'BroodWarTerran5TownE'),</text:p>
          </table:table-cell>
        </table:table-row>
        <table:table-row table:style-name="ro1">
          <table:table-cell table:style-name="ce1" office:value-type="string" calcext:value-type="string">
            <text:p>BroodWarTerran6TownA</text:p>
          </table:table-cell>
          <table:table-cell office:value-type="string" calcext:value-type="string">
            <text:p><text:s/>Brood Wars Terran 6 - Town A</text:p>
          </table:table-cell>
          <table:table-cell office:value-type="string" calcext:value-type="string">
            <text:p>TB6A </text:p>
          </table:table-cell>
          <table:table-cell table:formula="of:=&quot;(Code: '&quot; &amp; [.C81] &amp; &quot;', Identifier: '&quot; &amp; [.A81] &amp; &quot;'),&quot;" office:value-type="string" office:string-value="(Code: 'TB5F ', Identifier: 'BroodWarTerran5TownF')," calcext:value-type="string">
            <text:p>(Code: 'TB5F ', Identifier: 'BroodWarTerran5TownF'),</text:p>
          </table:table-cell>
        </table:table-row>
        <table:table-row table:style-name="ro1">
          <table:table-cell table:style-name="ce1" office:value-type="string" calcext:value-type="string">
            <text:p>BroodWarTerran6TownB</text:p>
          </table:table-cell>
          <table:table-cell office:value-type="string" calcext:value-type="string">
            <text:p><text:s/>Brood Wars Terran 6 - Town B</text:p>
          </table:table-cell>
          <table:table-cell office:value-type="string" calcext:value-type="string">
            <text:p>TB6B </text:p>
          </table:table-cell>
          <table:table-cell table:formula="of:=&quot;(Code: '&quot; &amp; [.C82] &amp; &quot;', Identifier: '&quot; &amp; [.A82] &amp; &quot;'),&quot;" office:value-type="string" office:string-value="(Code: 'TB6A ', Identifier: 'BroodWarTerran6TownA')," calcext:value-type="string">
            <text:p>(Code: 'TB6A ', Identifier: 'BroodWarTerran6TownA'),</text:p>
          </table:table-cell>
        </table:table-row>
        <table:table-row table:style-name="ro1">
          <table:table-cell table:style-name="ce1" office:value-type="string" calcext:value-type="string">
            <text:p>BroodWarTerran6TownC</text:p>
          </table:table-cell>
          <table:table-cell office:value-type="string" calcext:value-type="string">
            <text:p><text:s/>Brood Wars Terran 6 - Town C</text:p>
          </table:table-cell>
          <table:table-cell office:value-type="string" calcext:value-type="string">
            <text:p>TB6C </text:p>
          </table:table-cell>
          <table:table-cell table:formula="of:=&quot;(Code: '&quot; &amp; [.C83] &amp; &quot;', Identifier: '&quot; &amp; [.A83] &amp; &quot;'),&quot;" office:value-type="string" office:string-value="(Code: 'TB6B ', Identifier: 'BroodWarTerran6TownB')," calcext:value-type="string">
            <text:p>(Code: 'TB6B ', Identifier: 'BroodWarTerran6TownB'),</text:p>
          </table:table-cell>
        </table:table-row>
        <table:table-row table:style-name="ro1">
          <table:table-cell table:style-name="ce1" office:value-type="string" calcext:value-type="string">
            <text:p>BroodWarTerran6TownD</text:p>
          </table:table-cell>
          <table:table-cell office:value-type="string" calcext:value-type="string">
            <text:p><text:s/>Brood Wars Terran 6 - Town D</text:p>
          </table:table-cell>
          <table:table-cell office:value-type="string" calcext:value-type="string">
            <text:p>TB6D </text:p>
          </table:table-cell>
          <table:table-cell table:formula="of:=&quot;(Code: '&quot; &amp; [.C84] &amp; &quot;', Identifier: '&quot; &amp; [.A84] &amp; &quot;'),&quot;" office:value-type="string" office:string-value="(Code: 'TB6C ', Identifier: 'BroodWarTerran6TownC')," calcext:value-type="string">
            <text:p>(Code: 'TB6C ', Identifier: 'BroodWarTerran6TownC'),</text:p>
          </table:table-cell>
        </table:table-row>
        <table:table-row table:style-name="ro1">
          <table:table-cell table:style-name="ce1" office:value-type="string" calcext:value-type="string">
            <text:p>BroodWarTerran6TownE</text:p>
          </table:table-cell>
          <table:table-cell office:value-type="string" calcext:value-type="string">
            <text:p><text:s/>Brood Wars Terran 6 - Town E</text:p>
          </table:table-cell>
          <table:table-cell office:value-type="string" calcext:value-type="string">
            <text:p>TB6E </text:p>
          </table:table-cell>
          <table:table-cell table:formula="of:=&quot;(Code: '&quot; &amp; [.C85] &amp; &quot;', Identifier: '&quot; &amp; [.A85] &amp; &quot;'),&quot;" office:value-type="string" office:string-value="(Code: 'TB6D ', Identifier: 'BroodWarTerran6TownD')," calcext:value-type="string">
            <text:p>(Code: 'TB6D ', Identifier: 'BroodWarTerran6TownD'),</text:p>
          </table:table-cell>
        </table:table-row>
        <table:table-row table:style-name="ro1">
          <table:table-cell table:style-name="ce1" office:value-type="string" calcext:value-type="string">
            <text:p>BroodWarTerran6TownF</text:p>
          </table:table-cell>
          <table:table-cell office:value-type="string" calcext:value-type="string">
            <text:p><text:s/>Brood Wars Terran 6 - Town F</text:p>
          </table:table-cell>
          <table:table-cell office:value-type="string" calcext:value-type="string">
            <text:p>TB6F </text:p>
          </table:table-cell>
          <table:table-cell table:formula="of:=&quot;(Code: '&quot; &amp; [.C86] &amp; &quot;', Identifier: '&quot; &amp; [.A86] &amp; &quot;'),&quot;" office:value-type="string" office:string-value="(Code: 'TB6E ', Identifier: 'BroodWarTerran6TownE')," calcext:value-type="string">
            <text:p>(Code: 'TB6E ', Identifier: 'BroodWarTerran6TownE'),</text:p>
          </table:table-cell>
        </table:table-row>
        <table:table-row table:style-name="ro1">
          <table:table-cell table:style-name="ce1" office:value-type="string" calcext:value-type="string">
            <text:p>BroodWarTerran7TownA</text:p>
          </table:table-cell>
          <table:table-cell office:value-type="string" calcext:value-type="string">
            <text:p><text:s/>Brood Wars Terran 7 - Town A</text:p>
          </table:table-cell>
          <table:table-cell office:value-type="string" calcext:value-type="string">
            <text:p>TB7A </text:p>
          </table:table-cell>
          <table:table-cell table:formula="of:=&quot;(Code: '&quot; &amp; [.C87] &amp; &quot;', Identifier: '&quot; &amp; [.A87] &amp; &quot;'),&quot;" office:value-type="string" office:string-value="(Code: 'TB6F ', Identifier: 'BroodWarTerran6TownF')," calcext:value-type="string">
            <text:p>(Code: 'TB6F ', Identifier: 'BroodWarTerran6TownF'),</text:p>
          </table:table-cell>
        </table:table-row>
        <table:table-row table:style-name="ro1">
          <table:table-cell table:style-name="ce1" office:value-type="string" calcext:value-type="string">
            <text:p>BroodWarTerran7TownB</text:p>
          </table:table-cell>
          <table:table-cell office:value-type="string" calcext:value-type="string">
            <text:p><text:s/>Brood Wars Terran 7 - Town B</text:p>
          </table:table-cell>
          <table:table-cell office:value-type="string" calcext:value-type="string">
            <text:p>TB7B </text:p>
          </table:table-cell>
          <table:table-cell table:formula="of:=&quot;(Code: '&quot; &amp; [.C88] &amp; &quot;', Identifier: '&quot; &amp; [.A88] &amp; &quot;'),&quot;" office:value-type="string" office:string-value="(Code: 'TB7A ', Identifier: 'BroodWarTerran7TownA')," calcext:value-type="string">
            <text:p>(Code: 'TB7A ', Identifier: 'BroodWarTerran7TownA'),</text:p>
          </table:table-cell>
        </table:table-row>
        <table:table-row table:style-name="ro1">
          <table:table-cell table:style-name="ce1" office:value-type="string" calcext:value-type="string">
            <text:p>BroodWarTerran7TownC</text:p>
          </table:table-cell>
          <table:table-cell office:value-type="string" calcext:value-type="string">
            <text:p><text:s/>Brood Wars Terran 7 - Town C</text:p>
          </table:table-cell>
          <table:table-cell office:value-type="string" calcext:value-type="string">
            <text:p>TB7C </text:p>
          </table:table-cell>
          <table:table-cell table:formula="of:=&quot;(Code: '&quot; &amp; [.C89] &amp; &quot;', Identifier: '&quot; &amp; [.A89] &amp; &quot;'),&quot;" office:value-type="string" office:string-value="(Code: 'TB7B ', Identifier: 'BroodWarTerran7TownB')," calcext:value-type="string">
            <text:p>(Code: 'TB7B ', Identifier: 'BroodWarTerran7TownB'),</text:p>
          </table:table-cell>
        </table:table-row>
        <table:table-row table:style-name="ro1">
          <table:table-cell table:style-name="ce1" office:value-type="string" calcext:value-type="string">
            <text:p>BroodWarTerran7TownD</text:p>
          </table:table-cell>
          <table:table-cell office:value-type="string" calcext:value-type="string">
            <text:p><text:s/>Brood Wars Terran 7 - Town D</text:p>
          </table:table-cell>
          <table:table-cell office:value-type="string" calcext:value-type="string">
            <text:p>TB7D </text:p>
          </table:table-cell>
          <table:table-cell table:formula="of:=&quot;(Code: '&quot; &amp; [.C90] &amp; &quot;', Identifier: '&quot; &amp; [.A90] &amp; &quot;'),&quot;" office:value-type="string" office:string-value="(Code: 'TB7C ', Identifier: 'BroodWarTerran7TownC')," calcext:value-type="string">
            <text:p>(Code: 'TB7C ', Identifier: 'BroodWarTerran7TownC'),</text:p>
          </table:table-cell>
        </table:table-row>
        <table:table-row table:style-name="ro1">
          <table:table-cell table:style-name="ce1" office:value-type="string" calcext:value-type="string">
            <text:p>BroodWarTerran7TownE</text:p>
          </table:table-cell>
          <table:table-cell office:value-type="string" calcext:value-type="string">
            <text:p><text:s/>Brood Wars Terran 7 - Town E</text:p>
          </table:table-cell>
          <table:table-cell office:value-type="string" calcext:value-type="string">
            <text:p>TB7E </text:p>
          </table:table-cell>
          <table:table-cell table:formula="of:=&quot;(Code: '&quot; &amp; [.C91] &amp; &quot;', Identifier: '&quot; &amp; [.A91] &amp; &quot;'),&quot;" office:value-type="string" office:string-value="(Code: 'TB7D ', Identifier: 'BroodWarTerran7TownD')," calcext:value-type="string">
            <text:p>(Code: 'TB7D ', Identifier: 'BroodWarTerran7TownD'),</text:p>
          </table:table-cell>
        </table:table-row>
        <table:table-row table:style-name="ro1">
          <table:table-cell table:style-name="ce1" office:value-type="string" calcext:value-type="string">
            <text:p>BroodWarTerran7TownF</text:p>
          </table:table-cell>
          <table:table-cell office:value-type="string" calcext:value-type="string">
            <text:p><text:s/>Brood Wars Terran 7 - Town F</text:p>
          </table:table-cell>
          <table:table-cell office:value-type="string" calcext:value-type="string">
            <text:p>TB7F </text:p>
          </table:table-cell>
          <table:table-cell table:formula="of:=&quot;(Code: '&quot; &amp; [.C92] &amp; &quot;', Identifier: '&quot; &amp; [.A92] &amp; &quot;'),&quot;" office:value-type="string" office:string-value="(Code: 'TB7E ', Identifier: 'BroodWarTerran7TownE')," calcext:value-type="string">
            <text:p>(Code: 'TB7E ', Identifier: 'BroodWarTerran7TownE'),</text:p>
          </table:table-cell>
        </table:table-row>
        <table:table-row table:style-name="ro1">
          <table:table-cell table:style-name="ce1" office:value-type="string" calcext:value-type="string">
            <text:p>BroodWarTerran8TownA</text:p>
          </table:table-cell>
          <table:table-cell office:value-type="string" calcext:value-type="string">
            <text:p><text:s/>Brood Wars Terran 8 - Town A</text:p>
          </table:table-cell>
          <table:table-cell office:value-type="string" calcext:value-type="string">
            <text:p>TB8A </text:p>
          </table:table-cell>
          <table:table-cell table:formula="of:=&quot;(Code: '&quot; &amp; [.C93] &amp; &quot;', Identifier: '&quot; &amp; [.A93] &amp; &quot;'),&quot;" office:value-type="string" office:string-value="(Code: 'TB7F ', Identifier: 'BroodWarTerran7TownF')," calcext:value-type="string">
            <text:p>(Code: 'TB7F ', Identifier: 'BroodWarTerran7TownF'),</text:p>
          </table:table-cell>
        </table:table-row>
        <table:table-row table:style-name="ro1">
          <table:table-cell table:style-name="ce1" office:value-type="string" calcext:value-type="string">
            <text:p>BroodWarTerran8TownB</text:p>
          </table:table-cell>
          <table:table-cell office:value-type="string" calcext:value-type="string">
            <text:p><text:s/>Brood Wars Terran 8 - Town B</text:p>
          </table:table-cell>
          <table:table-cell office:value-type="string" calcext:value-type="string">
            <text:p>TB8B </text:p>
          </table:table-cell>
          <table:table-cell table:formula="of:=&quot;(Code: '&quot; &amp; [.C94] &amp; &quot;', Identifier: '&quot; &amp; [.A94] &amp; &quot;'),&quot;" office:value-type="string" office:string-value="(Code: 'TB8A ', Identifier: 'BroodWarTerran8TownA')," calcext:value-type="string">
            <text:p>(Code: 'TB8A ', Identifier: 'BroodWarTerran8TownA'),</text:p>
          </table:table-cell>
        </table:table-row>
        <table:table-row table:style-name="ro1">
          <table:table-cell table:style-name="ce1" office:value-type="string" calcext:value-type="string">
            <text:p>BroodWarTerran8TownC</text:p>
          </table:table-cell>
          <table:table-cell office:value-type="string" calcext:value-type="string">
            <text:p><text:s/>Brood Wars Terran 8 - Town C</text:p>
          </table:table-cell>
          <table:table-cell office:value-type="string" calcext:value-type="string">
            <text:p>TB8C </text:p>
          </table:table-cell>
          <table:table-cell table:formula="of:=&quot;(Code: '&quot; &amp; [.C95] &amp; &quot;', Identifier: '&quot; &amp; [.A95] &amp; &quot;'),&quot;" office:value-type="string" office:string-value="(Code: 'TB8B ', Identifier: 'BroodWarTerran8TownB')," calcext:value-type="string">
            <text:p>(Code: 'TB8B ', Identifier: 'BroodWarTerran8TownB'),</text:p>
          </table:table-cell>
        </table:table-row>
        <table:table-row table:style-name="ro1">
          <table:table-cell table:style-name="ce1" office:value-type="string" calcext:value-type="string">
            <text:p>BroodWarTerran8TownD</text:p>
          </table:table-cell>
          <table:table-cell office:value-type="string" calcext:value-type="string">
            <text:p><text:s/>Brood Wars Terran 8 - Town D</text:p>
          </table:table-cell>
          <table:table-cell office:value-type="string" calcext:value-type="string">
            <text:p>TB8D </text:p>
          </table:table-cell>
          <table:table-cell table:formula="of:=&quot;(Code: '&quot; &amp; [.C96] &amp; &quot;', Identifier: '&quot; &amp; [.A96] &amp; &quot;'),&quot;" office:value-type="string" office:string-value="(Code: 'TB8C ', Identifier: 'BroodWarTerran8TownC')," calcext:value-type="string">
            <text:p>(Code: 'TB8C ', Identifier: 'BroodWarTerran8TownC'),</text:p>
          </table:table-cell>
        </table:table-row>
        <table:table-row table:style-name="ro1">
          <table:table-cell table:style-name="ce1" office:value-type="string" calcext:value-type="string">
            <text:p>BroodWarTerran8TownE</text:p>
          </table:table-cell>
          <table:table-cell office:value-type="string" calcext:value-type="string">
            <text:p><text:s/>Brood Wars Terran 8 - Town E</text:p>
          </table:table-cell>
          <table:table-cell office:value-type="string" calcext:value-type="string">
            <text:p>TB8E </text:p>
          </table:table-cell>
          <table:table-cell table:formula="of:=&quot;(Code: '&quot; &amp; [.C97] &amp; &quot;', Identifier: '&quot; &amp; [.A97] &amp; &quot;'),&quot;" office:value-type="string" office:string-value="(Code: 'TB8D ', Identifier: 'BroodWarTerran8TownD')," calcext:value-type="string">
            <text:p>(Code: 'TB8D ', Identifier: 'BroodWarTerran8TownD'),</text:p>
          </table:table-cell>
        </table:table-row>
        <table:table-row table:style-name="ro1">
          <table:table-cell table:style-name="ce1" office:value-type="string" calcext:value-type="string">
            <text:p>BroodWarTerran8TownF</text:p>
          </table:table-cell>
          <table:table-cell office:value-type="string" calcext:value-type="string">
            <text:p><text:s/>Brood Wars Terran 8 - Town F</text:p>
          </table:table-cell>
          <table:table-cell office:value-type="string" calcext:value-type="string">
            <text:p>TB8F </text:p>
          </table:table-cell>
          <table:table-cell table:formula="of:=&quot;(Code: '&quot; &amp; [.C98] &amp; &quot;', Identifier: '&quot; &amp; [.A98] &amp; &quot;'),&quot;" office:value-type="string" office:string-value="(Code: 'TB8E ', Identifier: 'BroodWarTerran8TownE')," calcext:value-type="string">
            <text:p>(Code: 'TB8E ', Identifier: 'BroodWarTerran8TownE'),</text:p>
          </table:table-cell>
        </table:table-row>
        <table:table-row table:style-name="ro1">
          <table:table-cell table:style-name="ce1" office:value-type="string" calcext:value-type="string">
            <text:p>BroodWarZerg10TownA</text:p>
          </table:table-cell>
          <table:table-cell office:value-type="string" calcext:value-type="string">
            <text:p><text:s/>Brood Wars Zerg 10 - Town A</text:p>
          </table:table-cell>
          <table:table-cell office:value-type="string" calcext:value-type="string">
            <text:p>ZB1A </text:p>
          </table:table-cell>
          <table:table-cell table:formula="of:=&quot;(Code: '&quot; &amp; [.C99] &amp; &quot;', Identifier: '&quot; &amp; [.A99] &amp; &quot;'),&quot;" office:value-type="string" office:string-value="(Code: 'TB8F ', Identifier: 'BroodWarTerran8TownF')," calcext:value-type="string">
            <text:p>(Code: 'TB8F ', Identifier: 'BroodWarTerran8TownF'),</text:p>
          </table:table-cell>
        </table:table-row>
        <table:table-row table:style-name="ro1">
          <table:table-cell table:style-name="ce1" office:value-type="string" calcext:value-type="string">
            <text:p>BroodWarZerg10TownB</text:p>
          </table:table-cell>
          <table:table-cell office:value-type="string" calcext:value-type="string">
            <text:p><text:s/>Brood Wars Zerg 10 - Town B</text:p>
          </table:table-cell>
          <table:table-cell office:value-type="string" calcext:value-type="string">
            <text:p>ZB1B </text:p>
          </table:table-cell>
          <table:table-cell table:formula="of:=&quot;(Code: '&quot; &amp; [.C100] &amp; &quot;', Identifier: '&quot; &amp; [.A100] &amp; &quot;'),&quot;" office:value-type="string" office:string-value="(Code: 'ZB1A ', Identifier: 'BroodWarZerg10TownA')," calcext:value-type="string">
            <text:p>(Code: 'ZB1A ', Identifier: 'BroodWarZerg10TownA'),</text:p>
          </table:table-cell>
        </table:table-row>
        <table:table-row table:style-name="ro1">
          <table:table-cell table:style-name="ce1" office:value-type="string" calcext:value-type="string">
            <text:p>BroodWarZerg10TownC</text:p>
          </table:table-cell>
          <table:table-cell office:value-type="string" calcext:value-type="string">
            <text:p><text:s/>Brood Wars Zerg 10 - Town C</text:p>
          </table:table-cell>
          <table:table-cell office:value-type="string" calcext:value-type="string">
            <text:p>ZB1C </text:p>
          </table:table-cell>
          <table:table-cell table:formula="of:=&quot;(Code: '&quot; &amp; [.C101] &amp; &quot;', Identifier: '&quot; &amp; [.A101] &amp; &quot;'),&quot;" office:value-type="string" office:string-value="(Code: 'ZB1B ', Identifier: 'BroodWarZerg10TownB')," calcext:value-type="string">
            <text:p>(Code: 'ZB1B ', Identifier: 'BroodWarZerg10TownB'),</text:p>
          </table:table-cell>
        </table:table-row>
        <table:table-row table:style-name="ro1">
          <table:table-cell table:style-name="ce1" office:value-type="string" calcext:value-type="string">
            <text:p>BroodWarZerg10TownD</text:p>
          </table:table-cell>
          <table:table-cell office:value-type="string" calcext:value-type="string">
            <text:p><text:s/>Brood Wars Zerg 10 - Town D</text:p>
          </table:table-cell>
          <table:table-cell office:value-type="string" calcext:value-type="string">
            <text:p>ZB1D </text:p>
          </table:table-cell>
          <table:table-cell table:formula="of:=&quot;(Code: '&quot; &amp; [.C102] &amp; &quot;', Identifier: '&quot; &amp; [.A102] &amp; &quot;'),&quot;" office:value-type="string" office:string-value="(Code: 'ZB1C ', Identifier: 'BroodWarZerg10TownC')," calcext:value-type="string">
            <text:p>(Code: 'ZB1C ', Identifier: 'BroodWarZerg10TownC'),</text:p>
          </table:table-cell>
        </table:table-row>
        <table:table-row table:style-name="ro1">
          <table:table-cell table:style-name="ce1" office:value-type="string" calcext:value-type="string">
            <text:p>BroodWarZerg10TownE</text:p>
          </table:table-cell>
          <table:table-cell office:value-type="string" calcext:value-type="string">
            <text:p><text:s/>Brood Wars Zerg 10 - Town E</text:p>
          </table:table-cell>
          <table:table-cell office:value-type="string" calcext:value-type="string">
            <text:p>ZB1E </text:p>
          </table:table-cell>
          <table:table-cell table:formula="of:=&quot;(Code: '&quot; &amp; [.C103] &amp; &quot;', Identifier: '&quot; &amp; [.A103] &amp; &quot;'),&quot;" office:value-type="string" office:string-value="(Code: 'ZB1D ', Identifier: 'BroodWarZerg10TownD')," calcext:value-type="string">
            <text:p>(Code: 'ZB1D ', Identifier: 'BroodWarZerg10TownD'),</text:p>
          </table:table-cell>
        </table:table-row>
        <table:table-row table:style-name="ro1">
          <table:table-cell table:style-name="ce1" office:value-type="string" calcext:value-type="string">
            <text:p>BroodWarZerg10TownF</text:p>
          </table:table-cell>
          <table:table-cell office:value-type="string" calcext:value-type="string">
            <text:p><text:s/>Brood Wars Zerg 10 - Town F</text:p>
          </table:table-cell>
          <table:table-cell office:value-type="string" calcext:value-type="string">
            <text:p>ZB1F </text:p>
          </table:table-cell>
          <table:table-cell table:formula="of:=&quot;(Code: '&quot; &amp; [.C104] &amp; &quot;', Identifier: '&quot; &amp; [.A104] &amp; &quot;'),&quot;" office:value-type="string" office:string-value="(Code: 'ZB1E ', Identifier: 'BroodWarZerg10TownE')," calcext:value-type="string">
            <text:p>(Code: 'ZB1E ', Identifier: 'BroodWarZerg10TownE'),</text:p>
          </table:table-cell>
        </table:table-row>
        <table:table-row table:style-name="ro1">
          <table:table-cell table:style-name="ce1" office:value-type="string" calcext:value-type="string">
            <text:p>BroodWarZerg1TownA</text:p>
          </table:table-cell>
          <table:table-cell office:value-type="string" calcext:value-type="string">
            <text:p><text:s/>Brood Wars Zerg 1 - Town A</text:p>
          </table:table-cell>
          <table:table-cell office:value-type="string" calcext:value-type="string">
            <text:p>ZB0A </text:p>
          </table:table-cell>
          <table:table-cell table:formula="of:=&quot;(Code: '&quot; &amp; [.C105] &amp; &quot;', Identifier: '&quot; &amp; [.A105] &amp; &quot;'),&quot;" office:value-type="string" office:string-value="(Code: 'ZB1F ', Identifier: 'BroodWarZerg10TownF')," calcext:value-type="string">
            <text:p>(Code: 'ZB1F ', Identifier: 'BroodWarZerg10TownF'),</text:p>
          </table:table-cell>
        </table:table-row>
        <table:table-row table:style-name="ro1">
          <table:table-cell table:style-name="ce1" office:value-type="string" calcext:value-type="string">
            <text:p>BroodWarZerg1TownB</text:p>
          </table:table-cell>
          <table:table-cell office:value-type="string" calcext:value-type="string">
            <text:p><text:s/>Brood Wars Zerg 1 - Town B</text:p>
          </table:table-cell>
          <table:table-cell office:value-type="string" calcext:value-type="string">
            <text:p>ZB0B </text:p>
          </table:table-cell>
          <table:table-cell table:formula="of:=&quot;(Code: '&quot; &amp; [.C106] &amp; &quot;', Identifier: '&quot; &amp; [.A106] &amp; &quot;'),&quot;" office:value-type="string" office:string-value="(Code: 'ZB0A ', Identifier: 'BroodWarZerg1TownA')," calcext:value-type="string">
            <text:p>(Code: 'ZB0A ', Identifier: 'BroodWarZerg1TownA'),</text:p>
          </table:table-cell>
        </table:table-row>
        <table:table-row table:style-name="ro1">
          <table:table-cell table:style-name="ce1" office:value-type="string" calcext:value-type="string">
            <text:p>BroodWarZerg1TownC</text:p>
          </table:table-cell>
          <table:table-cell office:value-type="string" calcext:value-type="string">
            <text:p><text:s/>Brood Wars Zerg 1 - Town C</text:p>
          </table:table-cell>
          <table:table-cell office:value-type="string" calcext:value-type="string">
            <text:p>ZB0C </text:p>
          </table:table-cell>
          <table:table-cell table:formula="of:=&quot;(Code: '&quot; &amp; [.C107] &amp; &quot;', Identifier: '&quot; &amp; [.A107] &amp; &quot;'),&quot;" office:value-type="string" office:string-value="(Code: 'ZB0B ', Identifier: 'BroodWarZerg1TownB')," calcext:value-type="string">
            <text:p>(Code: 'ZB0B ', Identifier: 'BroodWarZerg1TownB'),</text:p>
          </table:table-cell>
        </table:table-row>
        <table:table-row table:style-name="ro1">
          <table:table-cell table:style-name="ce1" office:value-type="string" calcext:value-type="string">
            <text:p>BroodWarZerg1TownD</text:p>
          </table:table-cell>
          <table:table-cell office:value-type="string" calcext:value-type="string">
            <text:p><text:s/>Brood Wars Zerg 1 - Town D</text:p>
          </table:table-cell>
          <table:table-cell office:value-type="string" calcext:value-type="string">
            <text:p>ZB0D </text:p>
          </table:table-cell>
          <table:table-cell table:formula="of:=&quot;(Code: '&quot; &amp; [.C108] &amp; &quot;', Identifier: '&quot; &amp; [.A108] &amp; &quot;'),&quot;" office:value-type="string" office:string-value="(Code: 'ZB0C ', Identifier: 'BroodWarZerg1TownC')," calcext:value-type="string">
            <text:p>(Code: 'ZB0C ', Identifier: 'BroodWarZerg1TownC'),</text:p>
          </table:table-cell>
        </table:table-row>
        <table:table-row table:style-name="ro1">
          <table:table-cell table:style-name="ce1" office:value-type="string" calcext:value-type="string">
            <text:p>BroodWarZerg1TownE</text:p>
          </table:table-cell>
          <table:table-cell office:value-type="string" calcext:value-type="string">
            <text:p><text:s/>Brood Wars Zerg 1 - Town E</text:p>
          </table:table-cell>
          <table:table-cell office:value-type="string" calcext:value-type="string">
            <text:p>ZB0E </text:p>
          </table:table-cell>
          <table:table-cell table:formula="of:=&quot;(Code: '&quot; &amp; [.C109] &amp; &quot;', Identifier: '&quot; &amp; [.A109] &amp; &quot;'),&quot;" office:value-type="string" office:string-value="(Code: 'ZB0D ', Identifier: 'BroodWarZerg1TownD')," calcext:value-type="string">
            <text:p>(Code: 'ZB0D ', Identifier: 'BroodWarZerg1TownD'),</text:p>
          </table:table-cell>
        </table:table-row>
        <table:table-row table:style-name="ro1">
          <table:table-cell table:style-name="ce1" office:value-type="string" calcext:value-type="string">
            <text:p>BroodWarZerg1TownF</text:p>
          </table:table-cell>
          <table:table-cell office:value-type="string" calcext:value-type="string">
            <text:p><text:s/>Brood Wars Zerg 1 - Town F</text:p>
          </table:table-cell>
          <table:table-cell office:value-type="string" calcext:value-type="string">
            <text:p>ZB0F </text:p>
          </table:table-cell>
          <table:table-cell table:formula="of:=&quot;(Code: '&quot; &amp; [.C110] &amp; &quot;', Identifier: '&quot; &amp; [.A110] &amp; &quot;'),&quot;" office:value-type="string" office:string-value="(Code: 'ZB0E ', Identifier: 'BroodWarZerg1TownE')," calcext:value-type="string">
            <text:p>(Code: 'ZB0E ', Identifier: 'BroodWarZerg1TownE'),</text:p>
          </table:table-cell>
        </table:table-row>
        <table:table-row table:style-name="ro1">
          <table:table-cell table:style-name="ce1" office:value-type="string" calcext:value-type="string">
            <text:p>BroodWarZerg2TownA</text:p>
          </table:table-cell>
          <table:table-cell office:value-type="string" calcext:value-type="string">
            <text:p><text:s/>Brood Wars Zerg 2 - Town A</text:p>
          </table:table-cell>
          <table:table-cell office:value-type="string" calcext:value-type="string">
            <text:p>ZB2A </text:p>
          </table:table-cell>
          <table:table-cell table:formula="of:=&quot;(Code: '&quot; &amp; [.C111] &amp; &quot;', Identifier: '&quot; &amp; [.A111] &amp; &quot;'),&quot;" office:value-type="string" office:string-value="(Code: 'ZB0F ', Identifier: 'BroodWarZerg1TownF')," calcext:value-type="string">
            <text:p>(Code: 'ZB0F ', Identifier: 'BroodWarZerg1TownF'),</text:p>
          </table:table-cell>
        </table:table-row>
        <table:table-row table:style-name="ro1">
          <table:table-cell table:style-name="ce1" office:value-type="string" calcext:value-type="string">
            <text:p>BroodWarZerg2TownB</text:p>
          </table:table-cell>
          <table:table-cell office:value-type="string" calcext:value-type="string">
            <text:p><text:s/>Brood Wars Zerg 2 - Town B</text:p>
          </table:table-cell>
          <table:table-cell office:value-type="string" calcext:value-type="string">
            <text:p>ZB2B </text:p>
          </table:table-cell>
          <table:table-cell table:formula="of:=&quot;(Code: '&quot; &amp; [.C112] &amp; &quot;', Identifier: '&quot; &amp; [.A112] &amp; &quot;'),&quot;" office:value-type="string" office:string-value="(Code: 'ZB2A ', Identifier: 'BroodWarZerg2TownA')," calcext:value-type="string">
            <text:p>(Code: 'ZB2A ', Identifier: 'BroodWarZerg2TownA'),</text:p>
          </table:table-cell>
        </table:table-row>
        <table:table-row table:style-name="ro1">
          <table:table-cell table:style-name="ce1" office:value-type="string" calcext:value-type="string">
            <text:p>BroodWarZerg2TownC</text:p>
          </table:table-cell>
          <table:table-cell office:value-type="string" calcext:value-type="string">
            <text:p><text:s/>Brood Wars Zerg 2 - Town C</text:p>
          </table:table-cell>
          <table:table-cell office:value-type="string" calcext:value-type="string">
            <text:p>ZB2C </text:p>
          </table:table-cell>
          <table:table-cell table:formula="of:=&quot;(Code: '&quot; &amp; [.C113] &amp; &quot;', Identifier: '&quot; &amp; [.A113] &amp; &quot;'),&quot;" office:value-type="string" office:string-value="(Code: 'ZB2B ', Identifier: 'BroodWarZerg2TownB')," calcext:value-type="string">
            <text:p>(Code: 'ZB2B ', Identifier: 'BroodWarZerg2TownB'),</text:p>
          </table:table-cell>
        </table:table-row>
        <table:table-row table:style-name="ro1">
          <table:table-cell table:style-name="ce1" office:value-type="string" calcext:value-type="string">
            <text:p>BroodWarZerg2TownD</text:p>
          </table:table-cell>
          <table:table-cell office:value-type="string" calcext:value-type="string">
            <text:p><text:s/>Brood Wars Zerg 2 - Town D</text:p>
          </table:table-cell>
          <table:table-cell office:value-type="string" calcext:value-type="string">
            <text:p>ZB2D </text:p>
          </table:table-cell>
          <table:table-cell table:formula="of:=&quot;(Code: '&quot; &amp; [.C114] &amp; &quot;', Identifier: '&quot; &amp; [.A114] &amp; &quot;'),&quot;" office:value-type="string" office:string-value="(Code: 'ZB2C ', Identifier: 'BroodWarZerg2TownC')," calcext:value-type="string">
            <text:p>(Code: 'ZB2C ', Identifier: 'BroodWarZerg2TownC'),</text:p>
          </table:table-cell>
        </table:table-row>
        <table:table-row table:style-name="ro1">
          <table:table-cell table:style-name="ce1" office:value-type="string" calcext:value-type="string">
            <text:p>BroodWarZerg2TownE</text:p>
          </table:table-cell>
          <table:table-cell office:value-type="string" calcext:value-type="string">
            <text:p><text:s/>Brood Wars Zerg 2 - Town E</text:p>
          </table:table-cell>
          <table:table-cell office:value-type="string" calcext:value-type="string">
            <text:p>ZB2E </text:p>
          </table:table-cell>
          <table:table-cell table:formula="of:=&quot;(Code: '&quot; &amp; [.C115] &amp; &quot;', Identifier: '&quot; &amp; [.A115] &amp; &quot;'),&quot;" office:value-type="string" office:string-value="(Code: 'ZB2D ', Identifier: 'BroodWarZerg2TownD')," calcext:value-type="string">
            <text:p>(Code: 'ZB2D ', Identifier: 'BroodWarZerg2TownD'),</text:p>
          </table:table-cell>
        </table:table-row>
        <table:table-row table:style-name="ro1">
          <table:table-cell table:style-name="ce1" office:value-type="string" calcext:value-type="string">
            <text:p>BroodWarZerg2TownF</text:p>
          </table:table-cell>
          <table:table-cell office:value-type="string" calcext:value-type="string">
            <text:p><text:s/>Brood Wars Zerg 2 - Town F</text:p>
          </table:table-cell>
          <table:table-cell office:value-type="string" calcext:value-type="string">
            <text:p>ZB2F </text:p>
          </table:table-cell>
          <table:table-cell table:formula="of:=&quot;(Code: '&quot; &amp; [.C116] &amp; &quot;', Identifier: '&quot; &amp; [.A116] &amp; &quot;'),&quot;" office:value-type="string" office:string-value="(Code: 'ZB2E ', Identifier: 'BroodWarZerg2TownE')," calcext:value-type="string">
            <text:p>(Code: 'ZB2E ', Identifier: 'BroodWarZerg2TownE'),</text:p>
          </table:table-cell>
        </table:table-row>
        <table:table-row table:style-name="ro1">
          <table:table-cell table:style-name="ce1" office:value-type="string" calcext:value-type="string">
            <text:p>BroodWarZerg3TownA</text:p>
          </table:table-cell>
          <table:table-cell office:value-type="string" calcext:value-type="string">
            <text:p><text:s/>Brood Wars Zerg 3 - Town A</text:p>
          </table:table-cell>
          <table:table-cell office:value-type="string" calcext:value-type="string">
            <text:p>ZB3A </text:p>
          </table:table-cell>
          <table:table-cell table:formula="of:=&quot;(Code: '&quot; &amp; [.C117] &amp; &quot;', Identifier: '&quot; &amp; [.A117] &amp; &quot;'),&quot;" office:value-type="string" office:string-value="(Code: 'ZB2F ', Identifier: 'BroodWarZerg2TownF')," calcext:value-type="string">
            <text:p>(Code: 'ZB2F ', Identifier: 'BroodWarZerg2TownF'),</text:p>
          </table:table-cell>
        </table:table-row>
        <table:table-row table:style-name="ro1">
          <table:table-cell table:style-name="ce1" office:value-type="string" calcext:value-type="string">
            <text:p>BroodWarZerg3TownB</text:p>
          </table:table-cell>
          <table:table-cell office:value-type="string" calcext:value-type="string">
            <text:p><text:s/>Brood Wars Zerg 3 - Town B</text:p>
          </table:table-cell>
          <table:table-cell office:value-type="string" calcext:value-type="string">
            <text:p>ZB3B </text:p>
          </table:table-cell>
          <table:table-cell table:formula="of:=&quot;(Code: '&quot; &amp; [.C118] &amp; &quot;', Identifier: '&quot; &amp; [.A118] &amp; &quot;'),&quot;" office:value-type="string" office:string-value="(Code: 'ZB3A ', Identifier: 'BroodWarZerg3TownA')," calcext:value-type="string">
            <text:p>(Code: 'ZB3A ', Identifier: 'BroodWarZerg3TownA'),</text:p>
          </table:table-cell>
        </table:table-row>
        <table:table-row table:style-name="ro1">
          <table:table-cell table:style-name="ce1" office:value-type="string" calcext:value-type="string">
            <text:p>BroodWarZerg3TownC</text:p>
          </table:table-cell>
          <table:table-cell office:value-type="string" calcext:value-type="string">
            <text:p><text:s/>Brood Wars Zerg 3 - Town C</text:p>
          </table:table-cell>
          <table:table-cell office:value-type="string" calcext:value-type="string">
            <text:p>ZB3C </text:p>
          </table:table-cell>
          <table:table-cell table:formula="of:=&quot;(Code: '&quot; &amp; [.C119] &amp; &quot;', Identifier: '&quot; &amp; [.A119] &amp; &quot;'),&quot;" office:value-type="string" office:string-value="(Code: 'ZB3B ', Identifier: 'BroodWarZerg3TownB')," calcext:value-type="string">
            <text:p>(Code: 'ZB3B ', Identifier: 'BroodWarZerg3TownB'),</text:p>
          </table:table-cell>
        </table:table-row>
        <table:table-row table:style-name="ro1">
          <table:table-cell table:style-name="ce1" office:value-type="string" calcext:value-type="string">
            <text:p>BroodWarZerg3TownD</text:p>
          </table:table-cell>
          <table:table-cell office:value-type="string" calcext:value-type="string">
            <text:p><text:s/>Brood Wars Zerg 3 - Town D</text:p>
          </table:table-cell>
          <table:table-cell office:value-type="string" calcext:value-type="string">
            <text:p>ZB3D </text:p>
          </table:table-cell>
          <table:table-cell table:formula="of:=&quot;(Code: '&quot; &amp; [.C120] &amp; &quot;', Identifier: '&quot; &amp; [.A120] &amp; &quot;'),&quot;" office:value-type="string" office:string-value="(Code: 'ZB3C ', Identifier: 'BroodWarZerg3TownC')," calcext:value-type="string">
            <text:p>(Code: 'ZB3C ', Identifier: 'BroodWarZerg3TownC'),</text:p>
          </table:table-cell>
        </table:table-row>
        <table:table-row table:style-name="ro1">
          <table:table-cell table:style-name="ce1" office:value-type="string" calcext:value-type="string">
            <text:p>BroodWarZerg3TownE</text:p>
          </table:table-cell>
          <table:table-cell office:value-type="string" calcext:value-type="string">
            <text:p><text:s/>Brood Wars Zerg 3 - Town E</text:p>
          </table:table-cell>
          <table:table-cell office:value-type="string" calcext:value-type="string">
            <text:p>ZB3E </text:p>
          </table:table-cell>
          <table:table-cell table:formula="of:=&quot;(Code: '&quot; &amp; [.C121] &amp; &quot;', Identifier: '&quot; &amp; [.A121] &amp; &quot;'),&quot;" office:value-type="string" office:string-value="(Code: 'ZB3D ', Identifier: 'BroodWarZerg3TownD')," calcext:value-type="string">
            <text:p>(Code: 'ZB3D ', Identifier: 'BroodWarZerg3TownD'),</text:p>
          </table:table-cell>
        </table:table-row>
        <table:table-row table:style-name="ro1">
          <table:table-cell table:style-name="ce1" office:value-type="string" calcext:value-type="string">
            <text:p>BroodWarZerg3TownF</text:p>
          </table:table-cell>
          <table:table-cell office:value-type="string" calcext:value-type="string">
            <text:p><text:s/>Brood Wars Zerg 3 - Town F</text:p>
          </table:table-cell>
          <table:table-cell office:value-type="string" calcext:value-type="string">
            <text:p>ZB3F </text:p>
          </table:table-cell>
          <table:table-cell table:formula="of:=&quot;(Code: '&quot; &amp; [.C122] &amp; &quot;', Identifier: '&quot; &amp; [.A122] &amp; &quot;'),&quot;" office:value-type="string" office:string-value="(Code: 'ZB3E ', Identifier: 'BroodWarZerg3TownE')," calcext:value-type="string">
            <text:p>(Code: 'ZB3E ', Identifier: 'BroodWarZerg3TownE'),</text:p>
          </table:table-cell>
        </table:table-row>
        <table:table-row table:style-name="ro1">
          <table:table-cell table:style-name="ce1" office:value-type="string" calcext:value-type="string">
            <text:p>BroodWarZerg4TownA</text:p>
          </table:table-cell>
          <table:table-cell office:value-type="string" calcext:value-type="string">
            <text:p><text:s/>Brood Wars Zerg 4 - Town A</text:p>
          </table:table-cell>
          <table:table-cell office:value-type="string" calcext:value-type="string">
            <text:p>ZB4A </text:p>
          </table:table-cell>
          <table:table-cell table:formula="of:=&quot;(Code: '&quot; &amp; [.C123] &amp; &quot;', Identifier: '&quot; &amp; [.A123] &amp; &quot;'),&quot;" office:value-type="string" office:string-value="(Code: 'ZB3F ', Identifier: 'BroodWarZerg3TownF')," calcext:value-type="string">
            <text:p>(Code: 'ZB3F ', Identifier: 'BroodWarZerg3TownF'),</text:p>
          </table:table-cell>
        </table:table-row>
        <table:table-row table:style-name="ro1">
          <table:table-cell table:style-name="ce1" office:value-type="string" calcext:value-type="string">
            <text:p>BroodWarZerg4TownB</text:p>
          </table:table-cell>
          <table:table-cell office:value-type="string" calcext:value-type="string">
            <text:p><text:s/>Brood Wars Zerg 4 - Town B</text:p>
          </table:table-cell>
          <table:table-cell office:value-type="string" calcext:value-type="string">
            <text:p>ZB4B </text:p>
          </table:table-cell>
          <table:table-cell table:formula="of:=&quot;(Code: '&quot; &amp; [.C124] &amp; &quot;', Identifier: '&quot; &amp; [.A124] &amp; &quot;'),&quot;" office:value-type="string" office:string-value="(Code: 'ZB4A ', Identifier: 'BroodWarZerg4TownA')," calcext:value-type="string">
            <text:p>(Code: 'ZB4A ', Identifier: 'BroodWarZerg4TownA'),</text:p>
          </table:table-cell>
        </table:table-row>
        <table:table-row table:style-name="ro1">
          <table:table-cell table:style-name="ce1" office:value-type="string" calcext:value-type="string">
            <text:p>BroodWarZerg4TownC</text:p>
          </table:table-cell>
          <table:table-cell office:value-type="string" calcext:value-type="string">
            <text:p><text:s/>Brood Wars Zerg 4 - Town C</text:p>
          </table:table-cell>
          <table:table-cell office:value-type="string" calcext:value-type="string">
            <text:p>ZB4C </text:p>
          </table:table-cell>
          <table:table-cell table:formula="of:=&quot;(Code: '&quot; &amp; [.C125] &amp; &quot;', Identifier: '&quot; &amp; [.A125] &amp; &quot;'),&quot;" office:value-type="string" office:string-value="(Code: 'ZB4B ', Identifier: 'BroodWarZerg4TownB')," calcext:value-type="string">
            <text:p>(Code: 'ZB4B ', Identifier: 'BroodWarZerg4TownB'),</text:p>
          </table:table-cell>
        </table:table-row>
        <table:table-row table:style-name="ro1">
          <table:table-cell table:style-name="ce1" office:value-type="string" calcext:value-type="string">
            <text:p>BroodWarZerg4TownD</text:p>
          </table:table-cell>
          <table:table-cell office:value-type="string" calcext:value-type="string">
            <text:p><text:s/>Brood Wars Zerg 4 - Town D</text:p>
          </table:table-cell>
          <table:table-cell office:value-type="string" calcext:value-type="string">
            <text:p>ZB4D </text:p>
          </table:table-cell>
          <table:table-cell table:formula="of:=&quot;(Code: '&quot; &amp; [.C126] &amp; &quot;', Identifier: '&quot; &amp; [.A126] &amp; &quot;'),&quot;" office:value-type="string" office:string-value="(Code: 'ZB4C ', Identifier: 'BroodWarZerg4TownC')," calcext:value-type="string">
            <text:p>(Code: 'ZB4C ', Identifier: 'BroodWarZerg4TownC'),</text:p>
          </table:table-cell>
        </table:table-row>
        <table:table-row table:style-name="ro1">
          <table:table-cell table:style-name="ce1" office:value-type="string" calcext:value-type="string">
            <text:p>BroodWarZerg4TownE</text:p>
          </table:table-cell>
          <table:table-cell office:value-type="string" calcext:value-type="string">
            <text:p><text:s/>Brood Wars Zerg 4 - Town E</text:p>
          </table:table-cell>
          <table:table-cell office:value-type="string" calcext:value-type="string">
            <text:p>ZB4E </text:p>
          </table:table-cell>
          <table:table-cell table:formula="of:=&quot;(Code: '&quot; &amp; [.C127] &amp; &quot;', Identifier: '&quot; &amp; [.A127] &amp; &quot;'),&quot;" office:value-type="string" office:string-value="(Code: 'ZB4D ', Identifier: 'BroodWarZerg4TownD')," calcext:value-type="string">
            <text:p>(Code: 'ZB4D ', Identifier: 'BroodWarZerg4TownD'),</text:p>
          </table:table-cell>
        </table:table-row>
        <table:table-row table:style-name="ro1">
          <table:table-cell table:style-name="ce1" office:value-type="string" calcext:value-type="string">
            <text:p>BroodWarZerg4TownF</text:p>
          </table:table-cell>
          <table:table-cell office:value-type="string" calcext:value-type="string">
            <text:p><text:s/>Brood Wars Zerg 4 - Town F</text:p>
          </table:table-cell>
          <table:table-cell office:value-type="string" calcext:value-type="string">
            <text:p>ZB4F </text:p>
          </table:table-cell>
          <table:table-cell table:formula="of:=&quot;(Code: '&quot; &amp; [.C128] &amp; &quot;', Identifier: '&quot; &amp; [.A128] &amp; &quot;'),&quot;" office:value-type="string" office:string-value="(Code: 'ZB4E ', Identifier: 'BroodWarZerg4TownE')," calcext:value-type="string">
            <text:p>(Code: 'ZB4E ', Identifier: 'BroodWarZerg4TownE'),</text:p>
          </table:table-cell>
        </table:table-row>
        <table:table-row table:style-name="ro1">
          <table:table-cell table:style-name="ce1" office:value-type="string" calcext:value-type="string">
            <text:p>BroodWarZerg5TownA</text:p>
          </table:table-cell>
          <table:table-cell office:value-type="string" calcext:value-type="string">
            <text:p><text:s/>Brood Wars Zerg 5 - Town A</text:p>
          </table:table-cell>
          <table:table-cell office:value-type="string" calcext:value-type="string">
            <text:p>ZB5A </text:p>
          </table:table-cell>
          <table:table-cell table:formula="of:=&quot;(Code: '&quot; &amp; [.C129] &amp; &quot;', Identifier: '&quot; &amp; [.A129] &amp; &quot;'),&quot;" office:value-type="string" office:string-value="(Code: 'ZB4F ', Identifier: 'BroodWarZerg4TownF')," calcext:value-type="string">
            <text:p>(Code: 'ZB4F ', Identifier: 'BroodWarZerg4TownF'),</text:p>
          </table:table-cell>
        </table:table-row>
        <table:table-row table:style-name="ro1">
          <table:table-cell table:style-name="ce1" office:value-type="string" calcext:value-type="string">
            <text:p>BroodWarZerg5TownB</text:p>
          </table:table-cell>
          <table:table-cell office:value-type="string" calcext:value-type="string">
            <text:p><text:s/>Brood Wars Zerg 5 - Town B</text:p>
          </table:table-cell>
          <table:table-cell office:value-type="string" calcext:value-type="string">
            <text:p>ZB5B </text:p>
          </table:table-cell>
          <table:table-cell table:formula="of:=&quot;(Code: '&quot; &amp; [.C130] &amp; &quot;', Identifier: '&quot; &amp; [.A130] &amp; &quot;'),&quot;" office:value-type="string" office:string-value="(Code: 'ZB5A ', Identifier: 'BroodWarZerg5TownA')," calcext:value-type="string">
            <text:p>(Code: 'ZB5A ', Identifier: 'BroodWarZerg5TownA'),</text:p>
          </table:table-cell>
        </table:table-row>
        <table:table-row table:style-name="ro1">
          <table:table-cell table:style-name="ce1" office:value-type="string" calcext:value-type="string">
            <text:p>BroodWarZerg5TownC</text:p>
          </table:table-cell>
          <table:table-cell office:value-type="string" calcext:value-type="string">
            <text:p><text:s/>Brood Wars Zerg 5 - Town C</text:p>
          </table:table-cell>
          <table:table-cell office:value-type="string" calcext:value-type="string">
            <text:p>ZB5C </text:p>
          </table:table-cell>
          <table:table-cell table:formula="of:=&quot;(Code: '&quot; &amp; [.C131] &amp; &quot;', Identifier: '&quot; &amp; [.A131] &amp; &quot;'),&quot;" office:value-type="string" office:string-value="(Code: 'ZB5B ', Identifier: 'BroodWarZerg5TownB')," calcext:value-type="string">
            <text:p>(Code: 'ZB5B ', Identifier: 'BroodWarZerg5TownB'),</text:p>
          </table:table-cell>
        </table:table-row>
        <table:table-row table:style-name="ro1">
          <table:table-cell table:style-name="ce1" office:value-type="string" calcext:value-type="string">
            <text:p>BroodWarZerg5TownD</text:p>
          </table:table-cell>
          <table:table-cell office:value-type="string" calcext:value-type="string">
            <text:p><text:s/>Brood Wars Zerg 5 - Town D</text:p>
          </table:table-cell>
          <table:table-cell office:value-type="string" calcext:value-type="string">
            <text:p>ZB5D </text:p>
          </table:table-cell>
          <table:table-cell table:formula="of:=&quot;(Code: '&quot; &amp; [.C132] &amp; &quot;', Identifier: '&quot; &amp; [.A132] &amp; &quot;'),&quot;" office:value-type="string" office:string-value="(Code: 'ZB5C ', Identifier: 'BroodWarZerg5TownC')," calcext:value-type="string">
            <text:p>(Code: 'ZB5C ', Identifier: 'BroodWarZerg5TownC'),</text:p>
          </table:table-cell>
        </table:table-row>
        <table:table-row table:style-name="ro1">
          <table:table-cell table:style-name="ce1" office:value-type="string" calcext:value-type="string">
            <text:p>BroodWarZerg5TownE</text:p>
          </table:table-cell>
          <table:table-cell office:value-type="string" calcext:value-type="string">
            <text:p><text:s/>Brood Wars Zerg 5 - Town E</text:p>
          </table:table-cell>
          <table:table-cell office:value-type="string" calcext:value-type="string">
            <text:p>ZB5E </text:p>
          </table:table-cell>
          <table:table-cell table:formula="of:=&quot;(Code: '&quot; &amp; [.C133] &amp; &quot;', Identifier: '&quot; &amp; [.A133] &amp; &quot;'),&quot;" office:value-type="string" office:string-value="(Code: 'ZB5D ', Identifier: 'BroodWarZerg5TownD')," calcext:value-type="string">
            <text:p>(Code: 'ZB5D ', Identifier: 'BroodWarZerg5TownD'),</text:p>
          </table:table-cell>
        </table:table-row>
        <table:table-row table:style-name="ro1">
          <table:table-cell table:style-name="ce1" office:value-type="string" calcext:value-type="string">
            <text:p>BroodWarZerg5TownF</text:p>
          </table:table-cell>
          <table:table-cell office:value-type="string" calcext:value-type="string">
            <text:p><text:s/>Brood Wars Zerg 5 - Town F</text:p>
          </table:table-cell>
          <table:table-cell office:value-type="string" calcext:value-type="string">
            <text:p>ZB5F </text:p>
          </table:table-cell>
          <table:table-cell table:formula="of:=&quot;(Code: '&quot; &amp; [.C134] &amp; &quot;', Identifier: '&quot; &amp; [.A134] &amp; &quot;'),&quot;" office:value-type="string" office:string-value="(Code: 'ZB5E ', Identifier: 'BroodWarZerg5TownE')," calcext:value-type="string">
            <text:p>(Code: 'ZB5E ', Identifier: 'BroodWarZerg5TownE'),</text:p>
          </table:table-cell>
        </table:table-row>
        <table:table-row table:style-name="ro1">
          <table:table-cell table:style-name="ce1" office:value-type="string" calcext:value-type="string">
            <text:p>BroodWarZerg6TownA</text:p>
          </table:table-cell>
          <table:table-cell office:value-type="string" calcext:value-type="string">
            <text:p><text:s/>Brood Wars Zerg 6 - Town A</text:p>
          </table:table-cell>
          <table:table-cell office:value-type="string" calcext:value-type="string">
            <text:p>ZB6A </text:p>
          </table:table-cell>
          <table:table-cell table:formula="of:=&quot;(Code: '&quot; &amp; [.C135] &amp; &quot;', Identifier: '&quot; &amp; [.A135] &amp; &quot;'),&quot;" office:value-type="string" office:string-value="(Code: 'ZB5F ', Identifier: 'BroodWarZerg5TownF')," calcext:value-type="string">
            <text:p>(Code: 'ZB5F ', Identifier: 'BroodWarZerg5TownF'),</text:p>
          </table:table-cell>
        </table:table-row>
        <table:table-row table:style-name="ro1">
          <table:table-cell table:style-name="ce1" office:value-type="string" calcext:value-type="string">
            <text:p>BroodWarZerg6TownB</text:p>
          </table:table-cell>
          <table:table-cell office:value-type="string" calcext:value-type="string">
            <text:p><text:s/>Brood Wars Zerg 6 - Town B</text:p>
          </table:table-cell>
          <table:table-cell office:value-type="string" calcext:value-type="string">
            <text:p>ZB6B </text:p>
          </table:table-cell>
          <table:table-cell table:formula="of:=&quot;(Code: '&quot; &amp; [.C136] &amp; &quot;', Identifier: '&quot; &amp; [.A136] &amp; &quot;'),&quot;" office:value-type="string" office:string-value="(Code: 'ZB6A ', Identifier: 'BroodWarZerg6TownA')," calcext:value-type="string">
            <text:p>(Code: 'ZB6A ', Identifier: 'BroodWarZerg6TownA'),</text:p>
          </table:table-cell>
        </table:table-row>
        <table:table-row table:style-name="ro1">
          <table:table-cell table:style-name="ce1" office:value-type="string" calcext:value-type="string">
            <text:p>BroodWarZerg6TownC</text:p>
          </table:table-cell>
          <table:table-cell office:value-type="string" calcext:value-type="string">
            <text:p><text:s/>Brood Wars Zerg 6 - Town C</text:p>
          </table:table-cell>
          <table:table-cell office:value-type="string" calcext:value-type="string">
            <text:p>ZB6C </text:p>
          </table:table-cell>
          <table:table-cell table:formula="of:=&quot;(Code: '&quot; &amp; [.C137] &amp; &quot;', Identifier: '&quot; &amp; [.A137] &amp; &quot;'),&quot;" office:value-type="string" office:string-value="(Code: 'ZB6B ', Identifier: 'BroodWarZerg6TownB')," calcext:value-type="string">
            <text:p>(Code: 'ZB6B ', Identifier: 'BroodWarZerg6TownB'),</text:p>
          </table:table-cell>
        </table:table-row>
        <table:table-row table:style-name="ro1">
          <table:table-cell table:style-name="ce1" office:value-type="string" calcext:value-type="string">
            <text:p>BroodWarZerg6TownD</text:p>
          </table:table-cell>
          <table:table-cell office:value-type="string" calcext:value-type="string">
            <text:p><text:s/>Brood Wars Zerg 6 - Town D</text:p>
          </table:table-cell>
          <table:table-cell office:value-type="string" calcext:value-type="string">
            <text:p>ZB6D </text:p>
          </table:table-cell>
          <table:table-cell table:formula="of:=&quot;(Code: '&quot; &amp; [.C138] &amp; &quot;', Identifier: '&quot; &amp; [.A138] &amp; &quot;'),&quot;" office:value-type="string" office:string-value="(Code: 'ZB6C ', Identifier: 'BroodWarZerg6TownC')," calcext:value-type="string">
            <text:p>(Code: 'ZB6C ', Identifier: 'BroodWarZerg6TownC'),</text:p>
          </table:table-cell>
        </table:table-row>
        <table:table-row table:style-name="ro1">
          <table:table-cell table:style-name="ce1" office:value-type="string" calcext:value-type="string">
            <text:p>BroodWarZerg6TownE</text:p>
          </table:table-cell>
          <table:table-cell office:value-type="string" calcext:value-type="string">
            <text:p><text:s/>Brood Wars Zerg 6 - Town E</text:p>
          </table:table-cell>
          <table:table-cell office:value-type="string" calcext:value-type="string">
            <text:p>ZB6E </text:p>
          </table:table-cell>
          <table:table-cell table:formula="of:=&quot;(Code: '&quot; &amp; [.C139] &amp; &quot;', Identifier: '&quot; &amp; [.A139] &amp; &quot;'),&quot;" office:value-type="string" office:string-value="(Code: 'ZB6D ', Identifier: 'BroodWarZerg6TownD')," calcext:value-type="string">
            <text:p>(Code: 'ZB6D ', Identifier: 'BroodWarZerg6TownD'),</text:p>
          </table:table-cell>
        </table:table-row>
        <table:table-row table:style-name="ro1">
          <table:table-cell table:style-name="ce1" office:value-type="string" calcext:value-type="string">
            <text:p>BroodWarZerg6TownF</text:p>
          </table:table-cell>
          <table:table-cell office:value-type="string" calcext:value-type="string">
            <text:p><text:s/>Brood Wars Zerg 6 - Town F</text:p>
          </table:table-cell>
          <table:table-cell office:value-type="string" calcext:value-type="string">
            <text:p>ZB6F </text:p>
          </table:table-cell>
          <table:table-cell table:formula="of:=&quot;(Code: '&quot; &amp; [.C140] &amp; &quot;', Identifier: '&quot; &amp; [.A140] &amp; &quot;'),&quot;" office:value-type="string" office:string-value="(Code: 'ZB6E ', Identifier: 'BroodWarZerg6TownE')," calcext:value-type="string">
            <text:p>(Code: 'ZB6E ', Identifier: 'BroodWarZerg6TownE'),</text:p>
          </table:table-cell>
        </table:table-row>
        <table:table-row table:style-name="ro1">
          <table:table-cell table:style-name="ce1" office:value-type="string" calcext:value-type="string">
            <text:p>BroodWarZerg7TownA</text:p>
          </table:table-cell>
          <table:table-cell office:value-type="string" calcext:value-type="string">
            <text:p><text:s/>Brood Wars Zerg 7 - Town A</text:p>
          </table:table-cell>
          <table:table-cell office:value-type="string" calcext:value-type="string">
            <text:p>ZB7A </text:p>
          </table:table-cell>
          <table:table-cell table:formula="of:=&quot;(Code: '&quot; &amp; [.C141] &amp; &quot;', Identifier: '&quot; &amp; [.A141] &amp; &quot;'),&quot;" office:value-type="string" office:string-value="(Code: 'ZB6F ', Identifier: 'BroodWarZerg6TownF')," calcext:value-type="string">
            <text:p>(Code: 'ZB6F ', Identifier: 'BroodWarZerg6TownF'),</text:p>
          </table:table-cell>
        </table:table-row>
        <table:table-row table:style-name="ro1">
          <table:table-cell table:style-name="ce1" office:value-type="string" calcext:value-type="string">
            <text:p>BroodWarZerg7TownB</text:p>
          </table:table-cell>
          <table:table-cell office:value-type="string" calcext:value-type="string">
            <text:p><text:s/>Brood Wars Zerg 7 - Town B</text:p>
          </table:table-cell>
          <table:table-cell office:value-type="string" calcext:value-type="string">
            <text:p>ZB7B </text:p>
          </table:table-cell>
          <table:table-cell table:formula="of:=&quot;(Code: '&quot; &amp; [.C142] &amp; &quot;', Identifier: '&quot; &amp; [.A142] &amp; &quot;'),&quot;" office:value-type="string" office:string-value="(Code: 'ZB7A ', Identifier: 'BroodWarZerg7TownA')," calcext:value-type="string">
            <text:p>(Code: 'ZB7A ', Identifier: 'BroodWarZerg7TownA'),</text:p>
          </table:table-cell>
        </table:table-row>
        <table:table-row table:style-name="ro1">
          <table:table-cell table:style-name="ce1" office:value-type="string" calcext:value-type="string">
            <text:p>BroodWarZerg7TownC</text:p>
          </table:table-cell>
          <table:table-cell office:value-type="string" calcext:value-type="string">
            <text:p><text:s/>Brood Wars Zerg 7 - Town C</text:p>
          </table:table-cell>
          <table:table-cell office:value-type="string" calcext:value-type="string">
            <text:p>ZB7C </text:p>
          </table:table-cell>
          <table:table-cell table:formula="of:=&quot;(Code: '&quot; &amp; [.C143] &amp; &quot;', Identifier: '&quot; &amp; [.A143] &amp; &quot;'),&quot;" office:value-type="string" office:string-value="(Code: 'ZB7B ', Identifier: 'BroodWarZerg7TownB')," calcext:value-type="string">
            <text:p>(Code: 'ZB7B ', Identifier: 'BroodWarZerg7TownB'),</text:p>
          </table:table-cell>
        </table:table-row>
        <table:table-row table:style-name="ro1">
          <table:table-cell table:style-name="ce1" office:value-type="string" calcext:value-type="string">
            <text:p>BroodWarZerg7TownD</text:p>
          </table:table-cell>
          <table:table-cell office:value-type="string" calcext:value-type="string">
            <text:p><text:s/>Brood Wars Zerg 7 - Town D</text:p>
          </table:table-cell>
          <table:table-cell office:value-type="string" calcext:value-type="string">
            <text:p>ZB7D </text:p>
          </table:table-cell>
          <table:table-cell table:formula="of:=&quot;(Code: '&quot; &amp; [.C144] &amp; &quot;', Identifier: '&quot; &amp; [.A144] &amp; &quot;'),&quot;" office:value-type="string" office:string-value="(Code: 'ZB7C ', Identifier: 'BroodWarZerg7TownC')," calcext:value-type="string">
            <text:p>(Code: 'ZB7C ', Identifier: 'BroodWarZerg7TownC'),</text:p>
          </table:table-cell>
        </table:table-row>
        <table:table-row table:style-name="ro1">
          <table:table-cell table:style-name="ce1" office:value-type="string" calcext:value-type="string">
            <text:p>BroodWarZerg7TownE</text:p>
          </table:table-cell>
          <table:table-cell office:value-type="string" calcext:value-type="string">
            <text:p><text:s/>Brood Wars Zerg 7 - Town E</text:p>
          </table:table-cell>
          <table:table-cell office:value-type="string" calcext:value-type="string">
            <text:p>ZB7E </text:p>
          </table:table-cell>
          <table:table-cell table:formula="of:=&quot;(Code: '&quot; &amp; [.C145] &amp; &quot;', Identifier: '&quot; &amp; [.A145] &amp; &quot;'),&quot;" office:value-type="string" office:string-value="(Code: 'ZB7D ', Identifier: 'BroodWarZerg7TownD')," calcext:value-type="string">
            <text:p>(Code: 'ZB7D ', Identifier: 'BroodWarZerg7TownD'),</text:p>
          </table:table-cell>
        </table:table-row>
        <table:table-row table:style-name="ro1">
          <table:table-cell table:style-name="ce1" office:value-type="string" calcext:value-type="string">
            <text:p>BroodWarZerg7TownF</text:p>
          </table:table-cell>
          <table:table-cell office:value-type="string" calcext:value-type="string">
            <text:p><text:s/>Brood Wars Zerg 7 - Town F</text:p>
          </table:table-cell>
          <table:table-cell office:value-type="string" calcext:value-type="string">
            <text:p>ZB7F </text:p>
          </table:table-cell>
          <table:table-cell table:formula="of:=&quot;(Code: '&quot; &amp; [.C146] &amp; &quot;', Identifier: '&quot; &amp; [.A146] &amp; &quot;'),&quot;" office:value-type="string" office:string-value="(Code: 'ZB7E ', Identifier: 'BroodWarZerg7TownE')," calcext:value-type="string">
            <text:p>(Code: 'ZB7E ', Identifier: 'BroodWarZerg7TownE'),</text:p>
          </table:table-cell>
        </table:table-row>
        <table:table-row table:style-name="ro1">
          <table:table-cell table:style-name="ce1" office:value-type="string" calcext:value-type="string">
            <text:p>BroodWarZerg8TownA</text:p>
          </table:table-cell>
          <table:table-cell office:value-type="string" calcext:value-type="string">
            <text:p><text:s/>Brood Wars Zerg 8 - Town A</text:p>
          </table:table-cell>
          <table:table-cell office:value-type="string" calcext:value-type="string">
            <text:p>ZB8A </text:p>
          </table:table-cell>
          <table:table-cell table:formula="of:=&quot;(Code: '&quot; &amp; [.C147] &amp; &quot;', Identifier: '&quot; &amp; [.A147] &amp; &quot;'),&quot;" office:value-type="string" office:string-value="(Code: 'ZB7F ', Identifier: 'BroodWarZerg7TownF')," calcext:value-type="string">
            <text:p>(Code: 'ZB7F ', Identifier: 'BroodWarZerg7TownF'),</text:p>
          </table:table-cell>
        </table:table-row>
        <table:table-row table:style-name="ro1">
          <table:table-cell table:style-name="ce1" office:value-type="string" calcext:value-type="string">
            <text:p>BroodWarZerg8TownB</text:p>
          </table:table-cell>
          <table:table-cell office:value-type="string" calcext:value-type="string">
            <text:p><text:s/>Brood Wars Zerg 8 - Town B</text:p>
          </table:table-cell>
          <table:table-cell office:value-type="string" calcext:value-type="string">
            <text:p>ZB8B </text:p>
          </table:table-cell>
          <table:table-cell table:formula="of:=&quot;(Code: '&quot; &amp; [.C148] &amp; &quot;', Identifier: '&quot; &amp; [.A148] &amp; &quot;'),&quot;" office:value-type="string" office:string-value="(Code: 'ZB8A ', Identifier: 'BroodWarZerg8TownA')," calcext:value-type="string">
            <text:p>(Code: 'ZB8A ', Identifier: 'BroodWarZerg8TownA'),</text:p>
          </table:table-cell>
        </table:table-row>
        <table:table-row table:style-name="ro1">
          <table:table-cell table:style-name="ce1" office:value-type="string" calcext:value-type="string">
            <text:p>BroodWarZerg8TownC</text:p>
          </table:table-cell>
          <table:table-cell office:value-type="string" calcext:value-type="string">
            <text:p><text:s/>Brood Wars Zerg 8 - Town C</text:p>
          </table:table-cell>
          <table:table-cell office:value-type="string" calcext:value-type="string">
            <text:p>ZB8C </text:p>
          </table:table-cell>
          <table:table-cell table:formula="of:=&quot;(Code: '&quot; &amp; [.C149] &amp; &quot;', Identifier: '&quot; &amp; [.A149] &amp; &quot;'),&quot;" office:value-type="string" office:string-value="(Code: 'ZB8B ', Identifier: 'BroodWarZerg8TownB')," calcext:value-type="string">
            <text:p>(Code: 'ZB8B ', Identifier: 'BroodWarZerg8TownB'),</text:p>
          </table:table-cell>
        </table:table-row>
        <table:table-row table:style-name="ro1">
          <table:table-cell table:style-name="ce1" office:value-type="string" calcext:value-type="string">
            <text:p>BroodWarZerg8TownD</text:p>
          </table:table-cell>
          <table:table-cell office:value-type="string" calcext:value-type="string">
            <text:p><text:s/>Brood Wars Zerg 8 - Town D</text:p>
          </table:table-cell>
          <table:table-cell office:value-type="string" calcext:value-type="string">
            <text:p>ZB8D </text:p>
          </table:table-cell>
          <table:table-cell table:formula="of:=&quot;(Code: '&quot; &amp; [.C150] &amp; &quot;', Identifier: '&quot; &amp; [.A150] &amp; &quot;'),&quot;" office:value-type="string" office:string-value="(Code: 'ZB8C ', Identifier: 'BroodWarZerg8TownC')," calcext:value-type="string">
            <text:p>(Code: 'ZB8C ', Identifier: 'BroodWarZerg8TownC'),</text:p>
          </table:table-cell>
        </table:table-row>
        <table:table-row table:style-name="ro1">
          <table:table-cell table:style-name="ce1" office:value-type="string" calcext:value-type="string">
            <text:p>BroodWarZerg8TownE</text:p>
          </table:table-cell>
          <table:table-cell office:value-type="string" calcext:value-type="string">
            <text:p><text:s/>Brood Wars Zerg 8 - Town E</text:p>
          </table:table-cell>
          <table:table-cell office:value-type="string" calcext:value-type="string">
            <text:p>ZB8E </text:p>
          </table:table-cell>
          <table:table-cell table:formula="of:=&quot;(Code: '&quot; &amp; [.C151] &amp; &quot;', Identifier: '&quot; &amp; [.A151] &amp; &quot;'),&quot;" office:value-type="string" office:string-value="(Code: 'ZB8D ', Identifier: 'BroodWarZerg8TownD')," calcext:value-type="string">
            <text:p>(Code: 'ZB8D ', Identifier: 'BroodWarZerg8TownD'),</text:p>
          </table:table-cell>
        </table:table-row>
        <table:table-row table:style-name="ro1">
          <table:table-cell table:style-name="ce1" office:value-type="string" calcext:value-type="string">
            <text:p>BroodWarZerg8TownF</text:p>
          </table:table-cell>
          <table:table-cell office:value-type="string" calcext:value-type="string">
            <text:p><text:s/>Brood Wars Zerg 8 - Town F</text:p>
          </table:table-cell>
          <table:table-cell office:value-type="string" calcext:value-type="string">
            <text:p>ZB8F </text:p>
          </table:table-cell>
          <table:table-cell table:formula="of:=&quot;(Code: '&quot; &amp; [.C152] &amp; &quot;', Identifier: '&quot; &amp; [.A152] &amp; &quot;'),&quot;" office:value-type="string" office:string-value="(Code: 'ZB8E ', Identifier: 'BroodWarZerg8TownE')," calcext:value-type="string">
            <text:p>(Code: 'ZB8E ', Identifier: 'BroodWarZerg8TownE'),</text:p>
          </table:table-cell>
        </table:table-row>
        <table:table-row table:style-name="ro1">
          <table:table-cell table:style-name="ce1" office:value-type="string" calcext:value-type="string">
            <text:p>BroodWarZerg9TownA</text:p>
          </table:table-cell>
          <table:table-cell office:value-type="string" calcext:value-type="string">
            <text:p><text:s/>Brood Wars Zerg 9 - Town A</text:p>
          </table:table-cell>
          <table:table-cell office:value-type="string" calcext:value-type="string">
            <text:p>ZB9A </text:p>
          </table:table-cell>
          <table:table-cell table:formula="of:=&quot;(Code: '&quot; &amp; [.C153] &amp; &quot;', Identifier: '&quot; &amp; [.A153] &amp; &quot;'),&quot;" office:value-type="string" office:string-value="(Code: 'ZB8F ', Identifier: 'BroodWarZerg8TownF')," calcext:value-type="string">
            <text:p>(Code: 'ZB8F ', Identifier: 'BroodWarZerg8TownF'),</text:p>
          </table:table-cell>
        </table:table-row>
        <table:table-row table:style-name="ro1">
          <table:table-cell table:style-name="ce1" office:value-type="string" calcext:value-type="string">
            <text:p>BroodWarZerg9TownB</text:p>
          </table:table-cell>
          <table:table-cell office:value-type="string" calcext:value-type="string">
            <text:p><text:s/>Brood Wars Zerg 9 - Town B</text:p>
          </table:table-cell>
          <table:table-cell office:value-type="string" calcext:value-type="string">
            <text:p>ZB9B </text:p>
          </table:table-cell>
          <table:table-cell table:formula="of:=&quot;(Code: '&quot; &amp; [.C154] &amp; &quot;', Identifier: '&quot; &amp; [.A154] &amp; &quot;'),&quot;" office:value-type="string" office:string-value="(Code: 'ZB9A ', Identifier: 'BroodWarZerg9TownA')," calcext:value-type="string">
            <text:p>(Code: 'ZB9A ', Identifier: 'BroodWarZerg9TownA'),</text:p>
          </table:table-cell>
        </table:table-row>
        <table:table-row table:style-name="ro1">
          <table:table-cell table:style-name="ce1" office:value-type="string" calcext:value-type="string">
            <text:p>BroodWarZerg9TownC</text:p>
          </table:table-cell>
          <table:table-cell office:value-type="string" calcext:value-type="string">
            <text:p><text:s/>Brood Wars Zerg 9 - Town C</text:p>
          </table:table-cell>
          <table:table-cell office:value-type="string" calcext:value-type="string">
            <text:p>ZB9C </text:p>
          </table:table-cell>
          <table:table-cell table:formula="of:=&quot;(Code: '&quot; &amp; [.C155] &amp; &quot;', Identifier: '&quot; &amp; [.A155] &amp; &quot;'),&quot;" office:value-type="string" office:string-value="(Code: 'ZB9B ', Identifier: 'BroodWarZerg9TownB')," calcext:value-type="string">
            <text:p>(Code: 'ZB9B ', Identifier: 'BroodWarZerg9TownB'),</text:p>
          </table:table-cell>
        </table:table-row>
        <table:table-row table:style-name="ro1">
          <table:table-cell table:style-name="ce1" office:value-type="string" calcext:value-type="string">
            <text:p>BroodWarZerg9TownD</text:p>
          </table:table-cell>
          <table:table-cell office:value-type="string" calcext:value-type="string">
            <text:p><text:s/>Brood Wars Zerg 9 - Town D</text:p>
          </table:table-cell>
          <table:table-cell office:value-type="string" calcext:value-type="string">
            <text:p>ZB9D </text:p>
          </table:table-cell>
          <table:table-cell table:formula="of:=&quot;(Code: '&quot; &amp; [.C156] &amp; &quot;', Identifier: '&quot; &amp; [.A156] &amp; &quot;'),&quot;" office:value-type="string" office:string-value="(Code: 'ZB9C ', Identifier: 'BroodWarZerg9TownC')," calcext:value-type="string">
            <text:p>(Code: 'ZB9C ', Identifier: 'BroodWarZerg9TownC'),</text:p>
          </table:table-cell>
        </table:table-row>
        <table:table-row table:style-name="ro1">
          <table:table-cell table:style-name="ce1" office:value-type="string" calcext:value-type="string">
            <text:p>BroodWarZerg9TownE</text:p>
          </table:table-cell>
          <table:table-cell office:value-type="string" calcext:value-type="string">
            <text:p><text:s/>Brood Wars Zerg 9 - Town E</text:p>
          </table:table-cell>
          <table:table-cell office:value-type="string" calcext:value-type="string">
            <text:p>ZB9E </text:p>
          </table:table-cell>
          <table:table-cell table:formula="of:=&quot;(Code: '&quot; &amp; [.C157] &amp; &quot;', Identifier: '&quot; &amp; [.A157] &amp; &quot;'),&quot;" office:value-type="string" office:string-value="(Code: 'ZB9D ', Identifier: 'BroodWarZerg9TownD')," calcext:value-type="string">
            <text:p>(Code: 'ZB9D ', Identifier: 'BroodWarZerg9TownD'),</text:p>
          </table:table-cell>
        </table:table-row>
        <table:table-row table:style-name="ro1">
          <table:table-cell table:style-name="ce1" office:value-type="string" calcext:value-type="string">
            <text:p>BroodWarZerg9TownF</text:p>
          </table:table-cell>
          <table:table-cell office:value-type="string" calcext:value-type="string">
            <text:p><text:s/>Brood Wars Zerg 9 - Town F</text:p>
          </table:table-cell>
          <table:table-cell office:value-type="string" calcext:value-type="string">
            <text:p>ZB9F </text:p>
          </table:table-cell>
          <table:table-cell table:formula="of:=&quot;(Code: '&quot; &amp; [.C158] &amp; &quot;', Identifier: '&quot; &amp; [.A158] &amp; &quot;'),&quot;" office:value-type="string" office:string-value="(Code: 'ZB9E ', Identifier: 'BroodWarZerg9TownE')," calcext:value-type="string">
            <text:p>(Code: 'ZB9E ', Identifier: 'BroodWarZerg9TownE'),</text:p>
          </table:table-cell>
        </table:table-row>
        <table:table-row table:style-name="ro1">
          <table:table-cell table:style-name="ce1" office:value-type="string" calcext:value-type="string">
            <text:p>CastDisruptionWeb</text:p>
          </table:table-cell>
          <table:table-cell office:value-type="string" calcext:value-type="string">
            <text:p><text:s/>Cast Disruption Web</text:p>
          </table:table-cell>
          <table:table-cell office:value-type="string" calcext:value-type="string">
            <text:p>DWHe </text:p>
          </table:table-cell>
          <table:table-cell table:formula="of:=&quot;(Code: '&quot; &amp; [.C159] &amp; &quot;', Identifier: '&quot; &amp; [.A159] &amp; &quot;'),&quot;" office:value-type="string" office:string-value="(Code: 'ZB9F ', Identifier: 'BroodWarZerg9TownF')," calcext:value-type="string">
            <text:p>(Code: 'ZB9F ', Identifier: 'BroodWarZerg9TownF'),</text:p>
          </table:table-cell>
        </table:table-row>
        <table:table-row table:style-name="ro1">
          <table:table-cell table:style-name="ce1" office:value-type="string" calcext:value-type="string">
            <text:p>CastRecall</text:p>
          </table:table-cell>
          <table:table-cell office:value-type="string" calcext:value-type="string">
            <text:p><text:s/>Cast Recall (Arbiter required)</text:p>
          </table:table-cell>
          <table:table-cell office:value-type="string" calcext:value-type="string">
            <text:p>ReHe </text:p>
          </table:table-cell>
          <table:table-cell table:formula="of:=&quot;(Code: '&quot; &amp; [.C160] &amp; &quot;', Identifier: '&quot; &amp; [.A160] &amp; &quot;'),&quot;" office:value-type="string" office:string-value="(Code: 'DWHe ', Identifier: 'CastDisruptionWeb')," calcext:value-type="string">
            <text:p>(Code: 'DWHe ', Identifier: 'CastDisruptionWeb'),</text:p>
          </table:table-cell>
        </table:table-row>
        <table:table-row table:style-name="ro1">
          <table:table-cell table:style-name="ce1" office:value-type="string" calcext:value-type="string">
            <text:p>ClearPreviousCombatData</text:p>
          </table:table-cell>
          <table:table-cell office:value-type="string" calcext:value-type="string">
            <text:p><text:s/>Clear Previous Combat Data</text:p>
          </table:table-cell>
          <table:table-cell office:value-type="string" calcext:value-type="string">
            <text:p>ClrC </text:p>
          </table:table-cell>
          <table:table-cell table:formula="of:=&quot;(Code: '&quot; &amp; [.C161] &amp; &quot;', Identifier: '&quot; &amp; [.A161] &amp; &quot;'),&quot;" office:value-type="string" office:string-value="(Code: 'ReHe ', Identifier: 'CastRecall')," calcext:value-type="string">
            <text:p>(Code: 'ReHe ', Identifier: 'CastRecall'),</text:p>
          </table:table-cell>
        </table:table-row>
        <table:table-row table:style-name="ro1">
          <table:table-cell table:style-name="ce1" office:value-type="string" calcext:value-type="string">
            <text:p>EnterClosestBunker</text:p>
          </table:table-cell>
          <table:table-cell office:value-type="string" calcext:value-type="string">
            <text:p><text:s/>Enter Closest Bunker</text:p>
          </table:table-cell>
          <table:table-cell office:value-type="string" calcext:value-type="string">
            <text:p>EnBk </text:p>
          </table:table-cell>
          <table:table-cell table:formula="of:=&quot;(Code: '&quot; &amp; [.C162] &amp; &quot;', Identifier: '&quot; &amp; [.A162] &amp; &quot;'),&quot;" office:value-type="string" office:string-value="(Code: 'ClrC ', Identifier: 'ClearPreviousCombatData')," calcext:value-type="string">
            <text:p>(Code: 'ClrC ', Identifier: 'ClearPreviousCombatData'),</text:p>
          </table:table-cell>
        </table:table-row>
        <table:table-row table:style-name="ro1">
          <table:table-cell table:style-name="ce1" office:value-type="string" calcext:value-type="string">
            <text:p>EnterTransport</text:p>
          </table:table-cell>
          <table:table-cell office:value-type="string" calcext:value-type="string">
            <text:p><text:s/>Enter Transport</text:p>
          </table:table-cell>
          <table:table-cell office:value-type="string" calcext:value-type="string">
            <text:p>EnTr </text:p>
          </table:table-cell>
          <table:table-cell table:formula="of:=&quot;(Code: '&quot; &amp; [.C163] &amp; &quot;', Identifier: '&quot; &amp; [.A163] &amp; &quot;'),&quot;" office:value-type="string" office:string-value="(Code: 'EnBk ', Identifier: 'EnterClosestBunker')," calcext:value-type="string">
            <text:p>(Code: 'EnBk ', Identifier: 'EnterClosestBunker'),</text:p>
          </table:table-cell>
        </table:table-row>
        <table:table-row table:style-name="ro1">
          <table:table-cell table:style-name="ce1" office:value-type="string" calcext:value-type="string">
            <text:p>ExitTransport</text:p>
          </table:table-cell>
          <table:table-cell office:value-type="string" calcext:value-type="string">
            <text:p><text:s/>Exit Transport</text:p>
          </table:table-cell>
          <table:table-cell office:value-type="string" calcext:value-type="string">
            <text:p>ExTr </text:p>
          </table:table-cell>
          <table:table-cell table:formula="of:=&quot;(Code: '&quot; &amp; [.C164] &amp; &quot;', Identifier: '&quot; &amp; [.A164] &amp; &quot;'),&quot;" office:value-type="string" office:string-value="(Code: 'EnTr ', Identifier: 'EnterTransport')," calcext:value-type="string">
            <text:p>(Code: 'EnTr ', Identifier: 'EnterTransport'),</text:p>
          </table:table-cell>
        </table:table-row>
        <table:table-row table:style-name="ro1">
          <table:table-cell table:style-name="ce1" office:value-type="string" calcext:value-type="string">
            <text:p>ExpansionProtossCampaignAreaTown</text:p>
          </table:table-cell>
          <table:table-cell office:value-type="string" calcext:value-type="string">
            <text:p><text:s/>Expansion Protoss Campaign Area Town</text:p>
          </table:table-cell>
          <table:table-cell office:value-type="string" calcext:value-type="string">
            <text:p>PARx </text:p>
          </table:table-cell>
          <table:table-cell table:formula="of:=&quot;(Code: '&quot; &amp; [.C165] &amp; &quot;', Identifier: '&quot; &amp; [.A165] &amp; &quot;'),&quot;" office:value-type="string" office:string-value="(Code: 'ExTr ', Identifier: 'ExitTransport')," calcext:value-type="string">
            <text:p>(Code: 'ExTr ', Identifier: 'ExitTransport'),</text:p>
          </table:table-cell>
        </table:table-row>
        <table:table-row table:style-name="ro1">
          <table:table-cell table:style-name="ce1" office:value-type="string" calcext:value-type="string">
            <text:p>ExpansionProtossCampaignDifficult</text:p>
          </table:table-cell>
          <table:table-cell office:value-type="string" calcext:value-type="string">
            <text:p><text:s/>Expansion Protoss Campaign Difficult</text:p>
          </table:table-cell>
          <table:table-cell office:value-type="string" calcext:value-type="string">
            <text:p>PHIx </text:p>
          </table:table-cell>
          <table:table-cell table:formula="of:=&quot;(Code: '&quot; &amp; [.C166] &amp; &quot;', Identifier: '&quot; &amp; [.A166] &amp; &quot;'),&quot;" office:value-type="string" office:string-value="(Code: 'PARx ', Identifier: 'ExpansionProtossCampaignAreaTown')," calcext:value-type="string">
            <text:p>(Code: 'PARx ', Identifier: 'ExpansionProtossCampaignAreaTown'),</text:p>
          </table:table-cell>
        </table:table-row>
        <table:table-row table:style-name="ro1">
          <table:table-cell table:style-name="ce1" office:value-type="string" calcext:value-type="string">
            <text:p>ExpansionProtossCampaignEasy</text:p>
          </table:table-cell>
          <table:table-cell office:value-type="string" calcext:value-type="string">
            <text:p><text:s/>Expansion Protoss Campaign Easy</text:p>
          </table:table-cell>
          <table:table-cell office:value-type="string" calcext:value-type="string">
            <text:p>PLOx </text:p>
          </table:table-cell>
          <table:table-cell table:formula="of:=&quot;(Code: '&quot; &amp; [.C167] &amp; &quot;', Identifier: '&quot; &amp; [.A167] &amp; &quot;'),&quot;" office:value-type="string" office:string-value="(Code: 'PHIx ', Identifier: 'ExpansionProtossCampaignDifficult')," calcext:value-type="string">
            <text:p>(Code: 'PHIx ', Identifier: 'ExpansionProtossCampaignDifficult'),</text:p>
          </table:table-cell>
        </table:table-row>
        <table:table-row table:style-name="ro1">
          <table:table-cell table:style-name="ce1" office:value-type="string" calcext:value-type="string">
            <text:p>ExpansionProtossCampaignInsane</text:p>
          </table:table-cell>
          <table:table-cell office:value-type="string" calcext:value-type="string">
            <text:p><text:s/>Expansion Protoss Campaign Insane</text:p>
          </table:table-cell>
          <table:table-cell office:value-type="string" calcext:value-type="string">
            <text:p>PSUx </text:p>
          </table:table-cell>
          <table:table-cell table:formula="of:=&quot;(Code: '&quot; &amp; [.C168] &amp; &quot;', Identifier: '&quot; &amp; [.A168] &amp; &quot;'),&quot;" office:value-type="string" office:string-value="(Code: 'PLOx ', Identifier: 'ExpansionProtossCampaignEasy')," calcext:value-type="string">
            <text:p>(Code: 'PLOx ', Identifier: 'ExpansionProtossCampaignEasy'),</text:p>
          </table:table-cell>
        </table:table-row>
        <table:table-row table:style-name="ro1">
          <table:table-cell table:style-name="ce1" office:value-type="string" calcext:value-type="string">
            <text:p>ExpansionProtossCampaignMedium</text:p>
          </table:table-cell>
          <table:table-cell office:value-type="string" calcext:value-type="string">
            <text:p><text:s/>Expansion Protoss Campaign Medium</text:p>
          </table:table-cell>
          <table:table-cell office:value-type="string" calcext:value-type="string">
            <text:p>PMEx </text:p>
          </table:table-cell>
          <table:table-cell table:formula="of:=&quot;(Code: '&quot; &amp; [.C169] &amp; &quot;', Identifier: '&quot; &amp; [.A169] &amp; &quot;'),&quot;" office:value-type="string" office:string-value="(Code: 'PSUx ', Identifier: 'ExpansionProtossCampaignInsane')," calcext:value-type="string">
            <text:p>(Code: 'PSUx ', Identifier: 'ExpansionProtossCampaignInsane'),</text:p>
          </table:table-cell>
        </table:table-row>
        <table:table-row table:style-name="ro1">
          <table:table-cell table:style-name="ce1" office:value-type="string" calcext:value-type="string">
            <text:p>ExpansionTerranCampaignAreaTown</text:p>
          </table:table-cell>
          <table:table-cell office:value-type="string" calcext:value-type="string">
            <text:p><text:s/>Expansion Terran Campaign Area Town</text:p>
          </table:table-cell>
          <table:table-cell office:value-type="string" calcext:value-type="string">
            <text:p>TARx </text:p>
          </table:table-cell>
          <table:table-cell table:formula="of:=&quot;(Code: '&quot; &amp; [.C170] &amp; &quot;', Identifier: '&quot; &amp; [.A170] &amp; &quot;'),&quot;" office:value-type="string" office:string-value="(Code: 'PMEx ', Identifier: 'ExpansionProtossCampaignMedium')," calcext:value-type="string">
            <text:p>(Code: 'PMEx ', Identifier: 'ExpansionProtossCampaignMedium'),</text:p>
          </table:table-cell>
        </table:table-row>
        <table:table-row table:style-name="ro1">
          <table:table-cell table:style-name="ce1" office:value-type="string" calcext:value-type="string">
            <text:p>ExpansionTerranCampaignDifficult</text:p>
          </table:table-cell>
          <table:table-cell office:value-type="string" calcext:value-type="string">
            <text:p><text:s/>Expansion Terran Campaign Difficult</text:p>
          </table:table-cell>
          <table:table-cell office:value-type="string" calcext:value-type="string">
            <text:p>THIx </text:p>
          </table:table-cell>
          <table:table-cell table:formula="of:=&quot;(Code: '&quot; &amp; [.C171] &amp; &quot;', Identifier: '&quot; &amp; [.A171] &amp; &quot;'),&quot;" office:value-type="string" office:string-value="(Code: 'TARx ', Identifier: 'ExpansionTerranCampaignAreaTown')," calcext:value-type="string">
            <text:p>(Code: 'TARx ', Identifier: 'ExpansionTerranCampaignAreaTown'),</text:p>
          </table:table-cell>
        </table:table-row>
        <table:table-row table:style-name="ro1">
          <table:table-cell table:style-name="ce1" office:value-type="string" calcext:value-type="string">
            <text:p>ExpansionTerranCampaignEasy</text:p>
          </table:table-cell>
          <table:table-cell office:value-type="string" calcext:value-type="string">
            <text:p><text:s/>Expansion Terran Campaign Easy</text:p>
          </table:table-cell>
          <table:table-cell office:value-type="string" calcext:value-type="string">
            <text:p>TLOx </text:p>
          </table:table-cell>
          <table:table-cell table:formula="of:=&quot;(Code: '&quot; &amp; [.C172] &amp; &quot;', Identifier: '&quot; &amp; [.A172] &amp; &quot;'),&quot;" office:value-type="string" office:string-value="(Code: 'THIx ', Identifier: 'ExpansionTerranCampaignDifficult')," calcext:value-type="string">
            <text:p>(Code: 'THIx ', Identifier: 'ExpansionTerranCampaignDifficult'),</text:p>
          </table:table-cell>
        </table:table-row>
        <table:table-row table:style-name="ro1">
          <table:table-cell table:style-name="ce1" office:value-type="string" calcext:value-type="string">
            <text:p>ExpansionTerranCampaignInsane</text:p>
          </table:table-cell>
          <table:table-cell office:value-type="string" calcext:value-type="string">
            <text:p><text:s/>Expansion Terran Campaign Insane</text:p>
          </table:table-cell>
          <table:table-cell office:value-type="string" calcext:value-type="string">
            <text:p>TSUx </text:p>
          </table:table-cell>
          <table:table-cell table:formula="of:=&quot;(Code: '&quot; &amp; [.C173] &amp; &quot;', Identifier: '&quot; &amp; [.A173] &amp; &quot;'),&quot;" office:value-type="string" office:string-value="(Code: 'TLOx ', Identifier: 'ExpansionTerranCampaignEasy')," calcext:value-type="string">
            <text:p>(Code: 'TLOx ', Identifier: 'ExpansionTerranCampaignEasy'),</text:p>
          </table:table-cell>
        </table:table-row>
        <table:table-row table:style-name="ro1">
          <table:table-cell table:style-name="ce1" office:value-type="string" calcext:value-type="string">
            <text:p>ExpansionTerranCampaignMedium</text:p>
          </table:table-cell>
          <table:table-cell office:value-type="string" calcext:value-type="string">
            <text:p><text:s/>Expansion Terran Campaign Medium</text:p>
          </table:table-cell>
          <table:table-cell office:value-type="string" calcext:value-type="string">
            <text:p>TMEx </text:p>
          </table:table-cell>
          <table:table-cell table:formula="of:=&quot;(Code: '&quot; &amp; [.C174] &amp; &quot;', Identifier: '&quot; &amp; [.A174] &amp; &quot;'),&quot;" office:value-type="string" office:string-value="(Code: 'TSUx ', Identifier: 'ExpansionTerranCampaignInsane')," calcext:value-type="string">
            <text:p>(Code: 'TSUx ', Identifier: 'ExpansionTerranCampaignInsane'),</text:p>
          </table:table-cell>
        </table:table-row>
        <table:table-row table:style-name="ro1">
          <table:table-cell table:style-name="ce1" office:value-type="string" calcext:value-type="string">
            <text:p>ExpansionZergCampaignAreaTown</text:p>
          </table:table-cell>
          <table:table-cell office:value-type="string" calcext:value-type="string">
            <text:p><text:s/>Expansion Zerg Campaign Area Town</text:p>
          </table:table-cell>
          <table:table-cell office:value-type="string" calcext:value-type="string">
            <text:p>ZARx </text:p>
          </table:table-cell>
          <table:table-cell table:formula="of:=&quot;(Code: '&quot; &amp; [.C175] &amp; &quot;', Identifier: '&quot; &amp; [.A175] &amp; &quot;'),&quot;" office:value-type="string" office:string-value="(Code: 'TMEx ', Identifier: 'ExpansionTerranCampaignMedium')," calcext:value-type="string">
            <text:p>(Code: 'TMEx ', Identifier: 'ExpansionTerranCampaignMedium'),</text:p>
          </table:table-cell>
        </table:table-row>
        <table:table-row table:style-name="ro1">
          <table:table-cell table:style-name="ce1" office:value-type="string" calcext:value-type="string">
            <text:p>ExpansionZergCampaignDifficult</text:p>
          </table:table-cell>
          <table:table-cell office:value-type="string" calcext:value-type="string">
            <text:p><text:s/>Expansion Zerg Campaign Difficult</text:p>
          </table:table-cell>
          <table:table-cell office:value-type="string" calcext:value-type="string">
            <text:p>ZHIx </text:p>
          </table:table-cell>
          <table:table-cell table:formula="of:=&quot;(Code: '&quot; &amp; [.C176] &amp; &quot;', Identifier: '&quot; &amp; [.A176] &amp; &quot;'),&quot;" office:value-type="string" office:string-value="(Code: 'ZARx ', Identifier: 'ExpansionZergCampaignAreaTown')," calcext:value-type="string">
            <text:p>(Code: 'ZARx ', Identifier: 'ExpansionZergCampaignAreaTown'),</text:p>
          </table:table-cell>
        </table:table-row>
        <table:table-row table:style-name="ro1">
          <table:table-cell table:style-name="ce1" office:value-type="string" calcext:value-type="string">
            <text:p>ExpansionZergCampaignEasy</text:p>
          </table:table-cell>
          <table:table-cell office:value-type="string" calcext:value-type="string">
            <text:p><text:s/>Expansion Zerg Campaign Easy</text:p>
          </table:table-cell>
          <table:table-cell office:value-type="string" calcext:value-type="string">
            <text:p>ZLOx </text:p>
          </table:table-cell>
          <table:table-cell table:formula="of:=&quot;(Code: '&quot; &amp; [.C177] &amp; &quot;', Identifier: '&quot; &amp; [.A177] &amp; &quot;'),&quot;" office:value-type="string" office:string-value="(Code: 'ZHIx ', Identifier: 'ExpansionZergCampaignDifficult')," calcext:value-type="string">
            <text:p>(Code: 'ZHIx ', Identifier: 'ExpansionZergCampaignDifficult'),</text:p>
          </table:table-cell>
        </table:table-row>
        <table:table-row table:style-name="ro1">
          <table:table-cell table:style-name="ce1" office:value-type="string" calcext:value-type="string">
            <text:p>ExpansionZergCampaignInsane</text:p>
          </table:table-cell>
          <table:table-cell office:value-type="string" calcext:value-type="string">
            <text:p><text:s/>Expansion Zerg Campaign Insane</text:p>
          </table:table-cell>
          <table:table-cell office:value-type="string" calcext:value-type="string">
            <text:p>ZSUx </text:p>
          </table:table-cell>
          <table:table-cell table:formula="of:=&quot;(Code: '&quot; &amp; [.C178] &amp; &quot;', Identifier: '&quot; &amp; [.A178] &amp; &quot;'),&quot;" office:value-type="string" office:string-value="(Code: 'ZLOx ', Identifier: 'ExpansionZergCampaignEasy')," calcext:value-type="string">
            <text:p>(Code: 'ZLOx ', Identifier: 'ExpansionZergCampaignEasy'),</text:p>
          </table:table-cell>
        </table:table-row>
        <table:table-row table:style-name="ro1">
          <table:table-cell table:style-name="ce1" office:value-type="string" calcext:value-type="string">
            <text:p>ExpansionZergCampaignMedium</text:p>
          </table:table-cell>
          <table:table-cell office:value-type="string" calcext:value-type="string">
            <text:p><text:s/>Expansion Zerg Campaign Medium</text:p>
          </table:table-cell>
          <table:table-cell office:value-type="string" calcext:value-type="string">
            <text:p>ZMEx </text:p>
          </table:table-cell>
          <table:table-cell table:formula="of:=&quot;(Code: '&quot; &amp; [.C179] &amp; &quot;', Identifier: '&quot; &amp; [.A179] &amp; &quot;'),&quot;" office:value-type="string" office:string-value="(Code: 'ZSUx ', Identifier: 'ExpansionZergCampaignInsane')," calcext:value-type="string">
            <text:p>(Code: 'ZSUx ', Identifier: 'ExpansionZergCampaignInsane'),</text:p>
          </table:table-cell>
        </table:table-row>
        <table:table-row table:style-name="ro1">
          <table:table-cell table:style-name="ce1" office:value-type="string" calcext:value-type="string">
            <text:p>MakeTheseUnitsPatrol</text:p>
          </table:table-cell>
          <table:table-cell office:value-type="string" calcext:value-type="string">
            <text:p><text:s/>Make These Units Patrol</text:p>
          </table:table-cell>
          <table:table-cell office:value-type="string" calcext:value-type="string">
            <text:p>StPt </text:p>
          </table:table-cell>
          <table:table-cell table:formula="of:=&quot;(Code: '&quot; &amp; [.C180] &amp; &quot;', Identifier: '&quot; &amp; [.A180] &amp; &quot;'),&quot;" office:value-type="string" office:string-value="(Code: 'ZMEx ', Identifier: 'ExpansionZergCampaignMedium')," calcext:value-type="string">
            <text:p>(Code: 'ZMEx ', Identifier: 'ExpansionZergCampaignMedium'),</text:p>
          </table:table-cell>
        </table:table-row>
        <table:table-row table:style-name="ro1">
          <table:table-cell table:style-name="ce1" office:value-type="string" calcext:value-type="string">
            <text:p>MoveDarkTemplarsToRegion</text:p>
          </table:table-cell>
          <table:table-cell office:value-type="string" calcext:value-type="string">
            <text:p><text:s/>Move Dark Templars to Region</text:p>
          </table:table-cell>
          <table:table-cell office:value-type="string" calcext:value-type="string">
            <text:p>MvTe </text:p>
          </table:table-cell>
          <table:table-cell table:formula="of:=&quot;(Code: '&quot; &amp; [.C181] &amp; &quot;', Identifier: '&quot; &amp; [.A181] &amp; &quot;'),&quot;" office:value-type="string" office:string-value="(Code: 'StPt ', Identifier: 'MakeTheseUnitsPatrol')," calcext:value-type="string">
            <text:p>(Code: 'StPt ', Identifier: 'MakeTheseUnitsPatrol'),</text:p>
          </table:table-cell>
        </table:table-row>
        <table:table-row table:style-name="ro1">
          <table:table-cell table:style-name="ce1" office:value-type="string" calcext:value-type="string">
            <text:p>Protoss10MiniTownMaster</text:p>
          </table:table-cell>
          <table:table-cell office:value-type="string" calcext:value-type="string">
            <text:p><text:s/>Protoss 10 - Mini-Town Master</text:p>
          </table:table-cell>
          <table:table-cell office:value-type="string" calcext:value-type="string">
            <text:p>Pro1 </text:p>
          </table:table-cell>
          <table:table-cell table:formula="of:=&quot;(Code: '&quot; &amp; [.C182] &amp; &quot;', Identifier: '&quot; &amp; [.A182] &amp; &quot;'),&quot;" office:value-type="string" office:string-value="(Code: 'MvTe ', Identifier: 'MoveDarkTemplarsToRegion')," calcext:value-type="string">
            <text:p>(Code: 'MvTe ', Identifier: 'MoveDarkTemplarsToRegion'),</text:p>
          </table:table-cell>
        </table:table-row>
        <table:table-row table:style-name="ro1">
          <table:table-cell table:style-name="ce1" office:value-type="string" calcext:value-type="string">
            <text:p>Protoss10MiniTowns</text:p>
          </table:table-cell>
          <table:table-cell office:value-type="string" calcext:value-type="string">
            <text:p><text:s/>Protoss 10 - Mini-Towns</text:p>
          </table:table-cell>
          <table:table-cell office:value-type="string" calcext:value-type="string">
            <text:p>P10C </text:p>
          </table:table-cell>
          <table:table-cell table:formula="of:=&quot;(Code: '&quot; &amp; [.C183] &amp; &quot;', Identifier: '&quot; &amp; [.A183] &amp; &quot;'),&quot;" office:value-type="string" office:string-value="(Code: 'Pro1 ', Identifier: 'Protoss10MiniTownMaster')," calcext:value-type="string">
            <text:p>(Code: 'Pro1 ', Identifier: 'Protoss10MiniTownMaster'),</text:p>
          </table:table-cell>
        </table:table-row>
        <table:table-row table:style-name="ro1">
          <table:table-cell table:style-name="ce1" office:value-type="string" calcext:value-type="string">
            <text:p>Protoss10OvermindDefenders</text:p>
          </table:table-cell>
          <table:table-cell office:value-type="string" calcext:value-type="string">
            <text:p><text:s/>Protoss 10 - Overmind Defenders</text:p>
          </table:table-cell>
          <table:table-cell office:value-type="string" calcext:value-type="string">
            <text:p>Pr10 </text:p>
          </table:table-cell>
          <table:table-cell table:formula="of:=&quot;(Code: '&quot; &amp; [.C184] &amp; &quot;', Identifier: '&quot; &amp; [.A184] &amp; &quot;'),&quot;" office:value-type="string" office:string-value="(Code: 'P10C ', Identifier: 'Protoss10MiniTowns')," calcext:value-type="string">
            <text:p>(Code: 'P10C ', Identifier: 'Protoss10MiniTowns'),</text:p>
          </table:table-cell>
        </table:table-row>
        <table:table-row table:style-name="ro1">
          <table:table-cell table:style-name="ce1" office:value-type="string" calcext:value-type="string">
            <text:p>Protoss1ZergTown</text:p>
          </table:table-cell>
          <table:table-cell office:value-type="string" calcext:value-type="string">
            <text:p><text:s/>Protoss 1 - Zerg Town</text:p>
          </table:table-cell>
          <table:table-cell office:value-type="string" calcext:value-type="string">
            <text:p>P10o </text:p>
          </table:table-cell>
          <table:table-cell table:formula="of:=&quot;(Code: '&quot; &amp; [.C185] &amp; &quot;', Identifier: '&quot; &amp; [.A185] &amp; &quot;'),&quot;" office:value-type="string" office:string-value="(Code: 'Pr10 ', Identifier: 'Protoss10OvermindDefenders')," calcext:value-type="string">
            <text:p>(Code: 'Pr10 ', Identifier: 'Protoss10OvermindDefenders'),</text:p>
          </table:table-cell>
        </table:table-row>
        <table:table-row table:style-name="ro1">
          <table:table-cell table:style-name="ce1" office:value-type="string" calcext:value-type="string">
            <text:p>Protoss2ZergTown</text:p>
          </table:table-cell>
          <table:table-cell office:value-type="string" calcext:value-type="string">
            <text:p><text:s/>Protoss 2 - Zerg Town</text:p>
          </table:table-cell>
          <table:table-cell office:value-type="string" calcext:value-type="string">
            <text:p>Pro2 </text:p>
          </table:table-cell>
          <table:table-cell table:formula="of:=&quot;(Code: '&quot; &amp; [.C186] &amp; &quot;', Identifier: '&quot; &amp; [.A186] &amp; &quot;'),&quot;" office:value-type="string" office:string-value="(Code: 'P10o ', Identifier: 'Protoss1ZergTown')," calcext:value-type="string">
            <text:p>(Code: 'P10o ', Identifier: 'Protoss1ZergTown'),</text:p>
          </table:table-cell>
        </table:table-row>
        <table:table-row table:style-name="ro1">
          <table:table-cell table:style-name="ce1" office:value-type="string" calcext:value-type="string">
            <text:p>Protoss3AirZergTown</text:p>
          </table:table-cell>
          <table:table-cell office:value-type="string" calcext:value-type="string">
            <text:p><text:s/>Protoss 3 - Air Zerg Town</text:p>
          </table:table-cell>
          <table:table-cell office:value-type="string" calcext:value-type="string">
            <text:p>Pr3R </text:p>
          </table:table-cell>
          <table:table-cell table:formula="of:=&quot;(Code: '&quot; &amp; [.C187] &amp; &quot;', Identifier: '&quot; &amp; [.A187] &amp; &quot;'),&quot;" office:value-type="string" office:string-value="(Code: 'Pro2 ', Identifier: 'Protoss2ZergTown')," calcext:value-type="string">
            <text:p>(Code: 'Pro2 ', Identifier: 'Protoss2ZergTown'),</text:p>
          </table:table-cell>
        </table:table-row>
        <table:table-row table:style-name="ro1">
          <table:table-cell table:style-name="ce1" office:value-type="string" calcext:value-type="string">
            <text:p>Protoss3GroundZergTown</text:p>
          </table:table-cell>
          <table:table-cell office:value-type="string" calcext:value-type="string">
            <text:p><text:s/>Protoss 3 - Ground Zerg Town</text:p>
          </table:table-cell>
          <table:table-cell office:value-type="string" calcext:value-type="string">
            <text:p>Pr3G </text:p>
          </table:table-cell>
          <table:table-cell table:formula="of:=&quot;(Code: '&quot; &amp; [.C188] &amp; &quot;', Identifier: '&quot; &amp; [.A188] &amp; &quot;'),&quot;" office:value-type="string" office:string-value="(Code: 'Pr3R ', Identifier: 'Protoss3AirZergTown')," calcext:value-type="string">
            <text:p>(Code: 'Pr3R ', Identifier: 'Protoss3AirZergTown'),</text:p>
          </table:table-cell>
        </table:table-row>
        <table:table-row table:style-name="ro1">
          <table:table-cell table:style-name="ce1" office:value-type="string" calcext:value-type="string">
            <text:p>Protoss4ZergTown</text:p>
          </table:table-cell>
          <table:table-cell office:value-type="string" calcext:value-type="string">
            <text:p><text:s/>Protoss 4 - Zerg Town</text:p>
          </table:table-cell>
          <table:table-cell office:value-type="string" calcext:value-type="string">
            <text:p>Pro4 </text:p>
          </table:table-cell>
          <table:table-cell table:formula="of:=&quot;(Code: '&quot; &amp; [.C189] &amp; &quot;', Identifier: '&quot; &amp; [.A189] &amp; &quot;'),&quot;" office:value-type="string" office:string-value="(Code: 'Pr3G ', Identifier: 'Protoss3GroundZergTown')," calcext:value-type="string">
            <text:p>(Code: 'Pr3G ', Identifier: 'Protoss3GroundZergTown'),</text:p>
          </table:table-cell>
        </table:table-row>
        <table:table-row table:style-name="ro1">
          <table:table-cell table:style-name="ce1" office:value-type="string" calcext:value-type="string">
            <text:p>Protoss5ZergTownBase</text:p>
          </table:table-cell>
          <table:table-cell office:value-type="string" calcext:value-type="string">
            <text:p><text:s/>Protoss 5 - Zerg Town Base</text:p>
          </table:table-cell>
          <table:table-cell office:value-type="string" calcext:value-type="string">
            <text:p>Pr5B </text:p>
          </table:table-cell>
          <table:table-cell table:formula="of:=&quot;(Code: '&quot; &amp; [.C190] &amp; &quot;', Identifier: '&quot; &amp; [.A190] &amp; &quot;'),&quot;" office:value-type="string" office:string-value="(Code: 'Pro4 ', Identifier: 'Protoss4ZergTown')," calcext:value-type="string">
            <text:p>(Code: 'Pro4 ', Identifier: 'Protoss4ZergTown'),</text:p>
          </table:table-cell>
        </table:table-row>
        <table:table-row table:style-name="ro1">
          <table:table-cell table:style-name="ce1" office:value-type="string" calcext:value-type="string">
            <text:p>Protoss5ZergTownIsland</text:p>
          </table:table-cell>
          <table:table-cell office:value-type="string" calcext:value-type="string">
            <text:p><text:s/>Protoss 5 - Zerg Town Island</text:p>
          </table:table-cell>
          <table:table-cell office:value-type="string" calcext:value-type="string">
            <text:p>Pr5I </text:p>
          </table:table-cell>
          <table:table-cell table:formula="of:=&quot;(Code: '&quot; &amp; [.C191] &amp; &quot;', Identifier: '&quot; &amp; [.A191] &amp; &quot;'),&quot;" office:value-type="string" office:string-value="(Code: 'Pr5B ', Identifier: 'Protoss5ZergTownBase')," calcext:value-type="string">
            <text:p>(Code: 'Pr5B ', Identifier: 'Protoss5ZergTownBase'),</text:p>
          </table:table-cell>
        </table:table-row>
        <table:table-row table:style-name="ro1">
          <table:table-cell table:style-name="ce1" office:value-type="string" calcext:value-type="string">
            <text:p>Protoss7LeftProtossTown</text:p>
          </table:table-cell>
          <table:table-cell office:value-type="string" calcext:value-type="string">
            <text:p><text:s/>Protoss 7 - Left Protoss Town</text:p>
          </table:table-cell>
          <table:table-cell office:value-type="string" calcext:value-type="string">
            <text:p>Pro7 </text:p>
          </table:table-cell>
          <table:table-cell table:formula="of:=&quot;(Code: '&quot; &amp; [.C192] &amp; &quot;', Identifier: '&quot; &amp; [.A192] &amp; &quot;'),&quot;" office:value-type="string" office:string-value="(Code: 'Pr5I ', Identifier: 'Protoss5ZergTownIsland')," calcext:value-type="string">
            <text:p>(Code: 'Pr5I ', Identifier: 'Protoss5ZergTownIsland'),</text:p>
          </table:table-cell>
        </table:table-row>
        <table:table-row table:style-name="ro1">
          <table:table-cell table:style-name="ce1" office:value-type="string" calcext:value-type="string">
            <text:p>Protoss7RightProtossTown</text:p>
          </table:table-cell>
          <table:table-cell office:value-type="string" calcext:value-type="string">
            <text:p><text:s/>Protoss 7 - Right Protoss Town</text:p>
          </table:table-cell>
          <table:table-cell office:value-type="string" calcext:value-type="string">
            <text:p>Pr7B </text:p>
          </table:table-cell>
          <table:table-cell table:formula="of:=&quot;(Code: '&quot; &amp; [.C193] &amp; &quot;', Identifier: '&quot; &amp; [.A193] &amp; &quot;'),&quot;" office:value-type="string" office:string-value="(Code: 'Pro7 ', Identifier: 'Protoss7LeftProtossTown')," calcext:value-type="string">
            <text:p>(Code: 'Pro7 ', Identifier: 'Protoss7LeftProtossTown'),</text:p>
          </table:table-cell>
        </table:table-row>
        <table:table-row table:style-name="ro1">
          <table:table-cell table:style-name="ce1" office:value-type="string" calcext:value-type="string">
            <text:p>Protoss7ShrineProtoss</text:p>
          </table:table-cell>
          <table:table-cell office:value-type="string" calcext:value-type="string">
            <text:p><text:s/>Protoss 7 - Shrine Protoss</text:p>
          </table:table-cell>
          <table:table-cell office:value-type="string" calcext:value-type="string">
            <text:p>Pr7S </text:p>
          </table:table-cell>
          <table:table-cell table:formula="of:=&quot;(Code: '&quot; &amp; [.C194] &amp; &quot;', Identifier: '&quot; &amp; [.A194] &amp; &quot;'),&quot;" office:value-type="string" office:string-value="(Code: 'Pr7B ', Identifier: 'Protoss7RightProtossTown')," calcext:value-type="string">
            <text:p>(Code: 'Pr7B ', Identifier: 'Protoss7RightProtossTown'),</text:p>
          </table:table-cell>
        </table:table-row>
        <table:table-row table:style-name="ro1">
          <table:table-cell table:style-name="ce1" office:value-type="string" calcext:value-type="string">
            <text:p>Protoss8LeftProtossTown</text:p>
          </table:table-cell>
          <table:table-cell office:value-type="string" calcext:value-type="string">
            <text:p><text:s/>Protoss 8 - Left Protoss Town</text:p>
          </table:table-cell>
          <table:table-cell office:value-type="string" calcext:value-type="string">
            <text:p>Pro8 </text:p>
          </table:table-cell>
          <table:table-cell table:formula="of:=&quot;(Code: '&quot; &amp; [.C195] &amp; &quot;', Identifier: '&quot; &amp; [.A195] &amp; &quot;'),&quot;" office:value-type="string" office:string-value="(Code: 'Pr7S ', Identifier: 'Protoss7ShrineProtoss')," calcext:value-type="string">
            <text:p>(Code: 'Pr7S ', Identifier: 'Protoss7ShrineProtoss'),</text:p>
          </table:table-cell>
        </table:table-row>
        <table:table-row table:style-name="ro1">
          <table:table-cell table:style-name="ce1" office:value-type="string" calcext:value-type="string">
            <text:p>Protoss8ProtossDefenders</text:p>
          </table:table-cell>
          <table:table-cell office:value-type="string" calcext:value-type="string">
            <text:p><text:s/>Protoss 8 - Protoss Defenders</text:p>
          </table:table-cell>
          <table:table-cell office:value-type="string" calcext:value-type="string">
            <text:p>Pr8D </text:p>
          </table:table-cell>
          <table:table-cell table:formula="of:=&quot;(Code: '&quot; &amp; [.C196] &amp; &quot;', Identifier: '&quot; &amp; [.A196] &amp; &quot;'),&quot;" office:value-type="string" office:string-value="(Code: 'Pro8 ', Identifier: 'Protoss8LeftProtossTown')," calcext:value-type="string">
            <text:p>(Code: 'Pro8 ', Identifier: 'Protoss8LeftProtossTown'),</text:p>
          </table:table-cell>
        </table:table-row>
        <table:table-row table:style-name="ro1">
          <table:table-cell table:style-name="ce1" office:value-type="string" calcext:value-type="string">
            <text:p>Protoss8RightProtossTown</text:p>
          </table:table-cell>
          <table:table-cell office:value-type="string" calcext:value-type="string">
            <text:p><text:s/>Protoss 8 - Right Protoss Town</text:p>
          </table:table-cell>
          <table:table-cell office:value-type="string" calcext:value-type="string">
            <text:p>Pr8B </text:p>
          </table:table-cell>
          <table:table-cell table:formula="of:=&quot;(Code: '&quot; &amp; [.C197] &amp; &quot;', Identifier: '&quot; &amp; [.A197] &amp; &quot;'),&quot;" office:value-type="string" office:string-value="(Code: 'Pr8D ', Identifier: 'Protoss8ProtossDefenders')," calcext:value-type="string">
            <text:p>(Code: 'Pr8D ', Identifier: 'Protoss8ProtossDefenders'),</text:p>
          </table:table-cell>
        </table:table-row>
        <table:table-row table:style-name="ro1">
          <table:table-cell table:style-name="ce1" office:value-type="string" calcext:value-type="string">
            <text:p>Protoss9AirZerg</text:p>
          </table:table-cell>
          <table:table-cell office:value-type="string" calcext:value-type="string">
            <text:p><text:s/>Protoss 9 - Air Zerg</text:p>
          </table:table-cell>
          <table:table-cell office:value-type="string" calcext:value-type="string">
            <text:p>Pr9W </text:p>
          </table:table-cell>
          <table:table-cell table:formula="of:=&quot;(Code: '&quot; &amp; [.C198] &amp; &quot;', Identifier: '&quot; &amp; [.A198] &amp; &quot;'),&quot;" office:value-type="string" office:string-value="(Code: 'Pr8B ', Identifier: 'Protoss8RightProtossTown')," calcext:value-type="string">
            <text:p>(Code: 'Pr8B ', Identifier: 'Protoss8RightProtossTown'),</text:p>
          </table:table-cell>
        </table:table-row>
        <table:table-row table:style-name="ro1">
          <table:table-cell table:style-name="ce1" office:value-type="string" calcext:value-type="string">
            <text:p>Protoss9GroundZerg</text:p>
          </table:table-cell>
          <table:table-cell office:value-type="string" calcext:value-type="string">
            <text:p><text:s/>Protoss 9 - Ground Zerg</text:p>
          </table:table-cell>
          <table:table-cell office:value-type="string" calcext:value-type="string">
            <text:p>Pro9 </text:p>
          </table:table-cell>
          <table:table-cell table:formula="of:=&quot;(Code: '&quot; &amp; [.C199] &amp; &quot;', Identifier: '&quot; &amp; [.A199] &amp; &quot;'),&quot;" office:value-type="string" office:string-value="(Code: 'Pr9W ', Identifier: 'Protoss9AirZerg')," calcext:value-type="string">
            <text:p>(Code: 'Pr9W ', Identifier: 'Protoss9AirZerg'),</text:p>
          </table:table-cell>
        </table:table-row>
        <table:table-row table:style-name="ro1">
          <table:table-cell table:style-name="ce1" office:value-type="string" calcext:value-type="string">
            <text:p>Protoss9SpellZerg</text:p>
          </table:table-cell>
          <table:table-cell office:value-type="string" calcext:value-type="string">
            <text:p><text:s/>Protoss 9 - Spell Zerg</text:p>
          </table:table-cell>
          <table:table-cell office:value-type="string" calcext:value-type="string">
            <text:p>Pr9Y </text:p>
          </table:table-cell>
          <table:table-cell table:formula="of:=&quot;(Code: '&quot; &amp; [.C200] &amp; &quot;', Identifier: '&quot; &amp; [.A200] &amp; &quot;'),&quot;" office:value-type="string" office:string-value="(Code: 'Pro9 ', Identifier: 'Protoss9GroundZerg')," calcext:value-type="string">
            <text:p>(Code: 'Pro9 ', Identifier: 'Protoss9GroundZerg'),</text:p>
          </table:table-cell>
        </table:table-row>
        <table:table-row table:style-name="ro1">
          <table:table-cell table:style-name="ce1" office:value-type="string" calcext:value-type="string">
            <text:p>ProtossCampaignAreaTown</text:p>
          </table:table-cell>
          <table:table-cell office:value-type="string" calcext:value-type="string">
            <text:p><text:s/>Protoss Campaign Area Town</text:p>
          </table:table-cell>
          <table:table-cell office:value-type="string" calcext:value-type="string">
            <text:p>PARE </text:p>
          </table:table-cell>
          <table:table-cell table:formula="of:=&quot;(Code: '&quot; &amp; [.C201] &amp; &quot;', Identifier: '&quot; &amp; [.A201] &amp; &quot;'),&quot;" office:value-type="string" office:string-value="(Code: 'Pr9Y ', Identifier: 'Protoss9SpellZerg')," calcext:value-type="string">
            <text:p>(Code: 'Pr9Y ', Identifier: 'Protoss9SpellZerg'),</text:p>
          </table:table-cell>
        </table:table-row>
        <table:table-row table:style-name="ro1">
          <table:table-cell table:style-name="ce1" office:value-type="string" calcext:value-type="string">
            <text:p>ProtossCampaignDifficult</text:p>
          </table:table-cell>
          <table:table-cell office:value-type="string" calcext:value-type="string">
            <text:p><text:s/>Protoss Campaign Difficult</text:p>
          </table:table-cell>
          <table:table-cell office:value-type="string" calcext:value-type="string">
            <text:p>PHIf </text:p>
          </table:table-cell>
          <table:table-cell table:formula="of:=&quot;(Code: '&quot; &amp; [.C202] &amp; &quot;', Identifier: '&quot; &amp; [.A202] &amp; &quot;'),&quot;" office:value-type="string" office:string-value="(Code: 'PARE ', Identifier: 'ProtossCampaignAreaTown')," calcext:value-type="string">
            <text:p>(Code: 'PARE ', Identifier: 'ProtossCampaignAreaTown'),</text:p>
          </table:table-cell>
        </table:table-row>
        <table:table-row table:style-name="ro1">
          <table:table-cell table:style-name="ce1" office:value-type="string" calcext:value-type="string">
            <text:p>ProtossCampaignEasy</text:p>
          </table:table-cell>
          <table:table-cell office:value-type="string" calcext:value-type="string">
            <text:p><text:s/>Protoss Campaign Easy</text:p>
          </table:table-cell>
          <table:table-cell office:value-type="string" calcext:value-type="string">
            <text:p>PLOf </text:p>
          </table:table-cell>
          <table:table-cell table:formula="of:=&quot;(Code: '&quot; &amp; [.C203] &amp; &quot;', Identifier: '&quot; &amp; [.A203] &amp; &quot;'),&quot;" office:value-type="string" office:string-value="(Code: 'PHIf ', Identifier: 'ProtossCampaignDifficult')," calcext:value-type="string">
            <text:p>(Code: 'PHIf ', Identifier: 'ProtossCampaignDifficult'),</text:p>
          </table:table-cell>
        </table:table-row>
        <table:table-row table:style-name="ro1">
          <table:table-cell table:style-name="ce1" office:value-type="string" calcext:value-type="string">
            <text:p>ProtossCampaignInsane</text:p>
          </table:table-cell>
          <table:table-cell office:value-type="string" calcext:value-type="string">
            <text:p><text:s/>Protoss Campaign Insane</text:p>
          </table:table-cell>
          <table:table-cell office:value-type="string" calcext:value-type="string">
            <text:p>PSUP </text:p>
          </table:table-cell>
          <table:table-cell table:formula="of:=&quot;(Code: '&quot; &amp; [.C204] &amp; &quot;', Identifier: '&quot; &amp; [.A204] &amp; &quot;'),&quot;" office:value-type="string" office:string-value="(Code: 'PLOf ', Identifier: 'ProtossCampaignEasy')," calcext:value-type="string">
            <text:p>(Code: 'PLOf ', Identifier: 'ProtossCampaignEasy'),</text:p>
          </table:table-cell>
        </table:table-row>
        <table:table-row table:style-name="ro1">
          <table:table-cell table:style-name="ce1" office:value-type="string" calcext:value-type="string">
            <text:p>ProtossCampaignMedium</text:p>
          </table:table-cell>
          <table:table-cell office:value-type="string" calcext:value-type="string">
            <text:p><text:s/>Protoss Campaign Medium</text:p>
          </table:table-cell>
          <table:table-cell office:value-type="string" calcext:value-type="string">
            <text:p>PMED </text:p>
          </table:table-cell>
          <table:table-cell table:formula="of:=&quot;(Code: '&quot; &amp; [.C205] &amp; &quot;', Identifier: '&quot; &amp; [.A205] &amp; &quot;'),&quot;" office:value-type="string" office:string-value="(Code: 'PSUP ', Identifier: 'ProtossCampaignInsane')," calcext:value-type="string">
            <text:p>(Code: 'PSUP ', Identifier: 'ProtossCampaignInsane'),</text:p>
          </table:table-cell>
        </table:table-row>
        <table:table-row table:style-name="ro1">
          <table:table-cell table:style-name="ce1" office:value-type="string" calcext:value-type="string">
            <text:p>ProtossCustomLevel</text:p>
          </table:table-cell>
          <table:table-cell office:value-type="string" calcext:value-type="string">
            <text:p><text:s/>Protoss Custom Level</text:p>
          </table:table-cell>
          <table:table-cell office:value-type="string" calcext:value-type="string">
            <text:p>PMCu </text:p>
          </table:table-cell>
          <table:table-cell table:formula="of:=&quot;(Code: '&quot; &amp; [.C206] &amp; &quot;', Identifier: '&quot; &amp; [.A206] &amp; &quot;'),&quot;" office:value-type="string" office:string-value="(Code: 'PMED ', Identifier: 'ProtossCampaignMedium')," calcext:value-type="string">
            <text:p>(Code: 'PMED ', Identifier: 'ProtossCampaignMedium'),</text:p>
          </table:table-cell>
        </table:table-row>
        <table:table-row table:style-name="ro1">
          <table:table-cell table:style-name="ce1" office:value-type="string" calcext:value-type="string">
            <text:p>ProtossExpansionCustomLevel</text:p>
          </table:table-cell>
          <table:table-cell office:value-type="string" calcext:value-type="string">
            <text:p><text:s/>Protoss Expansion Custom Level</text:p>
          </table:table-cell>
          <table:table-cell office:value-type="string" calcext:value-type="string">
            <text:p>PMCx </text:p>
          </table:table-cell>
          <table:table-cell table:formula="of:=&quot;(Code: '&quot; &amp; [.C207] &amp; &quot;', Identifier: '&quot; &amp; [.A207] &amp; &quot;'),&quot;" office:value-type="string" office:string-value="(Code: 'PMCu ', Identifier: 'ProtossCustomLevel')," calcext:value-type="string">
            <text:p>(Code: 'PMCu ', Identifier: 'ProtossCustomLevel'),</text:p>
          </table:table-cell>
        </table:table-row>
        <table:table-row table:style-name="ro1">
          <table:table-cell table:style-name="ce1" office:value-type="string" calcext:value-type="string">
            <text:p>SendAllUnitsOnRandomSuicideMissions</text:p>
          </table:table-cell>
          <table:table-cell office:value-type="string" calcext:value-type="string">
            <text:p><text:s/>Send All Units on Random Suicide Missions</text:p>
          </table:table-cell>
          <table:table-cell office:value-type="string" calcext:value-type="string">
            <text:p>SuiR </text:p>
          </table:table-cell>
          <table:table-cell table:formula="of:=&quot;(Code: '&quot; &amp; [.C208] &amp; &quot;', Identifier: '&quot; &amp; [.A208] &amp; &quot;'),&quot;" office:value-type="string" office:string-value="(Code: 'PMCx ', Identifier: 'ProtossExpansionCustomLevel')," calcext:value-type="string">
            <text:p>(Code: 'PMCx ', Identifier: 'ProtossExpansionCustomLevel'),</text:p>
          </table:table-cell>
        </table:table-row>
        <table:table-row table:style-name="ro1">
          <table:table-cell table:style-name="ce1" office:value-type="string" calcext:value-type="string">
            <text:p>SendAllUnitsOnStrategicSuicideMissions</text:p>
          </table:table-cell>
          <table:table-cell office:value-type="string" calcext:value-type="string">
            <text:p><text:s/>Send All Units on Strategic Suicide Missions</text:p>
          </table:table-cell>
          <table:table-cell office:value-type="string" calcext:value-type="string">
            <text:p>Suic </text:p>
          </table:table-cell>
          <table:table-cell table:formula="of:=&quot;(Code: '&quot; &amp; [.C209] &amp; &quot;', Identifier: '&quot; &amp; [.A209] &amp; &quot;'),&quot;" office:value-type="string" office:string-value="(Code: 'SuiR ', Identifier: 'SendAllUnitsOnRandomSuicideMissions')," calcext:value-type="string">
            <text:p>(Code: 'SuiR ', Identifier: 'SendAllUnitsOnRandomSuicideMissions'),</text:p>
          </table:table-cell>
        </table:table-row>
        <table:table-row table:style-name="ro1">
          <table:table-cell table:style-name="ce1" office:value-type="string" calcext:value-type="string">
            <text:p>SetGenericCommandTarget</text:p>
          </table:table-cell>
          <table:table-cell office:value-type="string" calcext:value-type="string">
            <text:p><text:s/>Set Generic Command Target</text:p>
          </table:table-cell>
          <table:table-cell office:value-type="string" calcext:value-type="string">
            <text:p>StTg </text:p>
          </table:table-cell>
          <table:table-cell table:formula="of:=&quot;(Code: '&quot; &amp; [.C210] &amp; &quot;', Identifier: '&quot; &amp; [.A210] &amp; &quot;'),&quot;" office:value-type="string" office:string-value="(Code: 'Suic ', Identifier: 'SendAllUnitsOnStrategicSuicideMissions')," calcext:value-type="string">
            <text:p>(Code: 'Suic ', Identifier: 'SendAllUnitsOnStrategicSuicideMissions'),</text:p>
          </table:table-cell>
        </table:table-row>
        <table:table-row table:style-name="ro1">
          <table:table-cell table:style-name="ce1" office:value-type="string" calcext:value-type="string">
            <text:p>SetPlayerToAllyHere</text:p>
          </table:table-cell>
          <table:table-cell office:value-type="string" calcext:value-type="string">
            <text:p><text:s/>Set Player to Ally here</text:p>
          </table:table-cell>
          <table:table-cell office:value-type="string" calcext:value-type="string">
            <text:p>Ally </text:p>
          </table:table-cell>
          <table:table-cell table:formula="of:=&quot;(Code: '&quot; &amp; [.C211] &amp; &quot;', Identifier: '&quot; &amp; [.A211] &amp; &quot;'),&quot;" office:value-type="string" office:string-value="(Code: 'StTg ', Identifier: 'SetGenericCommandTarget')," calcext:value-type="string">
            <text:p>(Code: 'StTg ', Identifier: 'SetGenericCommandTarget'),</text:p>
          </table:table-cell>
        </table:table-row>
        <table:table-row table:style-name="ro1">
          <table:table-cell table:style-name="ce1" office:value-type="string" calcext:value-type="string">
            <text:p>SetPlayerToEnemyHere</text:p>
          </table:table-cell>
          <table:table-cell office:value-type="string" calcext:value-type="string">
            <text:p><text:s/>Set Player to Enemy here</text:p>
          </table:table-cell>
          <table:table-cell office:value-type="string" calcext:value-type="string">
            <text:p>Enmy </text:p>
          </table:table-cell>
          <table:table-cell table:formula="of:=&quot;(Code: '&quot; &amp; [.C212] &amp; &quot;', Identifier: '&quot; &amp; [.A212] &amp; &quot;'),&quot;" office:value-type="string" office:string-value="(Code: 'Ally ', Identifier: 'SetPlayerToAllyHere')," calcext:value-type="string">
            <text:p>(Code: 'Ally ', Identifier: 'SetPlayerToAllyHere'),</text:p>
          </table:table-cell>
        </table:table-row>
        <table:table-row table:style-name="ro1">
          <table:table-cell table:style-name="ce1" office:value-type="string" calcext:value-type="string">
            <text:p>SwitchComputerPlayerToRescuePassive</text:p>
          </table:table-cell>
          <table:table-cell office:value-type="string" calcext:value-type="string">
            <text:p><text:s/>Switch Computer Player to Rescue Passive</text:p>
          </table:table-cell>
          <table:table-cell office:value-type="string" calcext:value-type="string">
            <text:p>Rscu </text:p>
          </table:table-cell>
          <table:table-cell table:formula="of:=&quot;(Code: '&quot; &amp; [.C213] &amp; &quot;', Identifier: '&quot; &amp; [.A213] &amp; &quot;'),&quot;" office:value-type="string" office:string-value="(Code: 'Enmy ', Identifier: 'SetPlayerToEnemyHere')," calcext:value-type="string">
            <text:p>(Code: 'Enmy ', Identifier: 'SetPlayerToEnemyHere'),</text:p>
          </table:table-cell>
        </table:table-row>
        <table:table-row table:style-name="ro1">
          <table:table-cell table:style-name="ce1" office:value-type="string" calcext:value-type="string">
            <text:p>Terran10CondeferateTowns</text:p>
          </table:table-cell>
          <table:table-cell office:value-type="string" calcext:value-type="string">
            <text:p><text:s/>Terran 10 - Confederate Towns</text:p>
          </table:table-cell>
          <table:table-cell office:value-type="string" calcext:value-type="string">
            <text:p>TED1 </text:p>
          </table:table-cell>
          <table:table-cell table:formula="of:=&quot;(Code: '&quot; &amp; [.C214] &amp; &quot;', Identifier: '&quot; &amp; [.A214] &amp; &quot;'),&quot;" office:value-type="string" office:string-value="(Code: 'Rscu ', Identifier: 'SwitchComputerPlayerToRescuePassive')," calcext:value-type="string">
            <text:p>(Code: 'Rscu ', Identifier: 'SwitchComputerPlayerToRescuePassive'),</text:p>
          </table:table-cell>
        </table:table-row>
        <table:table-row table:style-name="ro1">
          <table:table-cell table:style-name="ce1" office:value-type="string" calcext:value-type="string">
            <text:p>Terran11LowerProtossTown</text:p>
          </table:table-cell>
          <table:table-cell office:value-type="string" calcext:value-type="string">
            <text:p><text:s/>Terran 11 - Lower Protoss Town</text:p>
          </table:table-cell>
          <table:table-cell office:value-type="string" calcext:value-type="string">
            <text:p>TSW1 </text:p>
          </table:table-cell>
          <table:table-cell table:formula="of:=&quot;(Code: '&quot; &amp; [.C215] &amp; &quot;', Identifier: '&quot; &amp; [.A215] &amp; &quot;'),&quot;" office:value-type="string" office:string-value="(Code: 'TED1 ', Identifier: 'Terran10CondeferateTowns')," calcext:value-type="string">
            <text:p>(Code: 'TED1 ', Identifier: 'Terran10CondeferateTowns'),</text:p>
          </table:table-cell>
        </table:table-row>
        <table:table-row table:style-name="ro1">
          <table:table-cell table:style-name="ce1" office:value-type="string" calcext:value-type="string">
            <text:p>Terran11UpperProtossTown</text:p>
          </table:table-cell>
          <table:table-cell office:value-type="string" calcext:value-type="string">
            <text:p><text:s/>Terran 11 - Upper Protoss Town</text:p>
          </table:table-cell>
          <table:table-cell office:value-type="string" calcext:value-type="string">
            <text:p>Te10 </text:p>
          </table:table-cell>
          <table:table-cell table:formula="of:=&quot;(Code: '&quot; &amp; [.C216] &amp; &quot;', Identifier: '&quot; &amp; [.A216] &amp; &quot;'),&quot;" office:value-type="string" office:string-value="(Code: 'TSW1 ', Identifier: 'Terran11LowerProtossTown')," calcext:value-type="string">
            <text:p>(Code: 'TSW1 ', Identifier: 'Terran11LowerProtossTown'),</text:p>
          </table:table-cell>
        </table:table-row>
        <table:table-row table:style-name="ro1">
          <table:table-cell table:style-name="ce1" office:value-type="string" calcext:value-type="string">
            <text:p>Terran11ZergTown</text:p>
          </table:table-cell>
          <table:table-cell office:value-type="string" calcext:value-type="string">
            <text:p><text:s/>Terran 11 - Zerg Town</text:p>
          </table:table-cell>
          <table:table-cell office:value-type="string" calcext:value-type="string">
            <text:p>T11a </text:p>
          </table:table-cell>
          <table:table-cell table:formula="of:=&quot;(Code: '&quot; &amp; [.C217] &amp; &quot;', Identifier: '&quot; &amp; [.A217] &amp; &quot;'),&quot;" office:value-type="string" office:string-value="(Code: 'Te10 ', Identifier: 'Terran11UpperProtossTown')," calcext:value-type="string">
            <text:p>(Code: 'Te10 ', Identifier: 'Terran11UpperProtossTown'),</text:p>
          </table:table-cell>
        </table:table-row>
        <table:table-row table:style-name="ro1">
          <table:table-cell table:style-name="ce1" office:value-type="string" calcext:value-type="string">
            <text:p>Terran12NukeTown</text:p>
          </table:table-cell>
          <table:table-cell office:value-type="string" calcext:value-type="string">
            <text:p><text:s/>Terran 12 - Nuke Town</text:p>
          </table:table-cell>
          <table:table-cell office:value-type="string" calcext:value-type="string">
            <text:p>T11b </text:p>
          </table:table-cell>
          <table:table-cell table:formula="of:=&quot;(Code: '&quot; &amp; [.C218] &amp; &quot;', Identifier: '&quot; &amp; [.A218] &amp; &quot;'),&quot;" office:value-type="string" office:string-value="(Code: 'T11a ', Identifier: 'Terran11ZergTown')," calcext:value-type="string">
            <text:p>(Code: 'T11a ', Identifier: 'Terran11ZergTown'),</text:p>
          </table:table-cell>
        </table:table-row>
        <table:table-row table:style-name="ro1">
          <table:table-cell table:style-name="ce1" office:value-type="string" calcext:value-type="string">
            <text:p>Terran12PhoenixTown</text:p>
          </table:table-cell>
          <table:table-cell office:value-type="string" calcext:value-type="string">
            <text:p><text:s/>Terran 12 - Phoenix Town</text:p>
          </table:table-cell>
          <table:table-cell office:value-type="string" calcext:value-type="string">
            <text:p>T11z </text:p>
          </table:table-cell>
          <table:table-cell table:formula="of:=&quot;(Code: '&quot; &amp; [.C219] &amp; &quot;', Identifier: '&quot; &amp; [.A219] &amp; &quot;'),&quot;" office:value-type="string" office:string-value="(Code: 'T11b ', Identifier: 'Terran12NukeTown')," calcext:value-type="string">
            <text:p>(Code: 'T11b ', Identifier: 'Terran12NukeTown'),</text:p>
          </table:table-cell>
        </table:table-row>
        <table:table-row table:style-name="ro1">
          <table:table-cell table:style-name="ce1" office:value-type="string" calcext:value-type="string">
            <text:p>Terran12TankTown</text:p>
          </table:table-cell>
          <table:table-cell office:value-type="string" calcext:value-type="string">
            <text:p><text:s/>Terran 12 - Tank Town</text:p>
          </table:table-cell>
          <table:table-cell office:value-type="string" calcext:value-type="string">
            <text:p>T12N </text:p>
          </table:table-cell>
          <table:table-cell table:formula="of:=&quot;(Code: '&quot; &amp; [.C220] &amp; &quot;', Identifier: '&quot; &amp; [.A220] &amp; &quot;'),&quot;" office:value-type="string" office:string-value="(Code: 'T11z ', Identifier: 'Terran12PhoenixTown')," calcext:value-type="string">
            <text:p>(Code: 'T11z ', Identifier: 'Terran12PhoenixTown'),</text:p>
          </table:table-cell>
        </table:table-row>
        <table:table-row table:style-name="ro1">
          <table:table-cell table:style-name="ce1" office:value-type="string" calcext:value-type="string">
            <text:p>Terran1ElectronicDistribution</text:p>
          </table:table-cell>
          <table:table-cell office:value-type="string" calcext:value-type="string">
            <text:p><text:s/>Terran 1 - Electronic Distribution</text:p>
          </table:table-cell>
          <table:table-cell office:value-type="string" calcext:value-type="string">
            <text:p>T12P </text:p>
          </table:table-cell>
          <table:table-cell table:formula="of:=&quot;(Code: '&quot; &amp; [.C221] &amp; &quot;', Identifier: '&quot; &amp; [.A221] &amp; &quot;'),&quot;" office:value-type="string" office:string-value="(Code: 'T12N ', Identifier: 'Terran12TankTown')," calcext:value-type="string">
            <text:p>(Code: 'T12N ', Identifier: 'Terran12TankTown'),</text:p>
          </table:table-cell>
        </table:table-row>
        <table:table-row table:style-name="ro1">
          <table:table-cell table:style-name="ce1" office:value-type="string" calcext:value-type="string">
            <text:p>Terran1Shareware</text:p>
          </table:table-cell>
          <table:table-cell office:value-type="string" calcext:value-type="string">
            <text:p><text:s/>Terran 1 - Shareware</text:p>
          </table:table-cell>
          <table:table-cell office:value-type="string" calcext:value-type="string">
            <text:p>T12T </text:p>
          </table:table-cell>
          <table:table-cell table:formula="of:=&quot;(Code: '&quot; &amp; [.C222] &amp; &quot;', Identifier: '&quot; &amp; [.A222] &amp; &quot;'),&quot;" office:value-type="string" office:string-value="(Code: 'T12P ', Identifier: 'Terran1ElectronicDistribution')," calcext:value-type="string">
            <text:p>(Code: 'T12P ', Identifier: 'Terran1ElectronicDistribution'),</text:p>
          </table:table-cell>
        </table:table-row>
        <table:table-row table:style-name="ro1">
          <table:table-cell table:style-name="ce1" office:value-type="string" calcext:value-type="string">
            <text:p>Terran2ElectronicDistribution</text:p>
          </table:table-cell>
          <table:table-cell office:value-type="string" calcext:value-type="string">
            <text:p><text:s/>Terran 2 - Electronic Distribution</text:p>
          </table:table-cell>
          <table:table-cell office:value-type="string" calcext:value-type="string">
            <text:p>TED2 </text:p>
          </table:table-cell>
          <table:table-cell table:formula="of:=&quot;(Code: '&quot; &amp; [.C223] &amp; &quot;', Identifier: '&quot; &amp; [.A223] &amp; &quot;'),&quot;" office:value-type="string" office:string-value="(Code: 'T12T ', Identifier: 'Terran1Shareware')," calcext:value-type="string">
            <text:p>(Code: 'T12T ', Identifier: 'Terran1Shareware'),</text:p>
          </table:table-cell>
        </table:table-row>
        <table:table-row table:style-name="ro1">
          <table:table-cell table:style-name="ce1" office:value-type="string" calcext:value-type="string">
            <text:p>Terran2Shareware</text:p>
          </table:table-cell>
          <table:table-cell office:value-type="string" calcext:value-type="string">
            <text:p><text:s/>Terran 2 - Shareware</text:p>
          </table:table-cell>
          <table:table-cell office:value-type="string" calcext:value-type="string">
            <text:p>TSW2 </text:p>
          </table:table-cell>
          <table:table-cell table:formula="of:=&quot;(Code: '&quot; &amp; [.C224] &amp; &quot;', Identifier: '&quot; &amp; [.A224] &amp; &quot;'),&quot;" office:value-type="string" office:string-value="(Code: 'TED2 ', Identifier: 'Terran2ElectronicDistribution')," calcext:value-type="string">
            <text:p>(Code: 'TED2 ', Identifier: 'Terran2ElectronicDistribution'),</text:p>
          </table:table-cell>
        </table:table-row>
        <table:table-row table:style-name="ro1">
          <table:table-cell table:style-name="ce1" office:value-type="string" calcext:value-type="string">
            <text:p>Terran3ElectronicDistribution</text:p>
          </table:table-cell>
          <table:table-cell office:value-type="string" calcext:value-type="string">
            <text:p><text:s/>Terran 3 - Electronic Distribution</text:p>
          </table:table-cell>
          <table:table-cell office:value-type="string" calcext:value-type="string">
            <text:p>TED3 </text:p>
          </table:table-cell>
          <table:table-cell table:formula="of:=&quot;(Code: '&quot; &amp; [.C225] &amp; &quot;', Identifier: '&quot; &amp; [.A225] &amp; &quot;'),&quot;" office:value-type="string" office:string-value="(Code: 'TSW2 ', Identifier: 'Terran2Shareware')," calcext:value-type="string">
            <text:p>(Code: 'TSW2 ', Identifier: 'Terran2Shareware'),</text:p>
          </table:table-cell>
        </table:table-row>
        <table:table-row table:style-name="ro1">
          <table:table-cell table:style-name="ce1" office:value-type="string" calcext:value-type="string">
            <text:p>Terran3Shareware</text:p>
          </table:table-cell>
          <table:table-cell office:value-type="string" calcext:value-type="string">
            <text:p><text:s/>Terran 3 - Shareware</text:p>
          </table:table-cell>
          <table:table-cell office:value-type="string" calcext:value-type="string">
            <text:p>TSW3 </text:p>
          </table:table-cell>
          <table:table-cell table:formula="of:=&quot;(Code: '&quot; &amp; [.C226] &amp; &quot;', Identifier: '&quot; &amp; [.A226] &amp; &quot;'),&quot;" office:value-type="string" office:string-value="(Code: 'TED3 ', Identifier: 'Terran3ElectronicDistribution')," calcext:value-type="string">
            <text:p>(Code: 'TED3 ', Identifier: 'Terran3ElectronicDistribution'),</text:p>
          </table:table-cell>
        </table:table-row>
        <table:table-row table:style-name="ro1">
          <table:table-cell table:style-name="ce1" office:value-type="string" calcext:value-type="string">
            <text:p>Terran3ZergTown</text:p>
          </table:table-cell>
          <table:table-cell office:value-type="string" calcext:value-type="string">
            <text:p><text:s/>Terran 3 - Zerg Town</text:p>
          </table:table-cell>
          <table:table-cell office:value-type="string" calcext:value-type="string">
            <text:p>Ter3 </text:p>
          </table:table-cell>
          <table:table-cell table:formula="of:=&quot;(Code: '&quot; &amp; [.C227] &amp; &quot;', Identifier: '&quot; &amp; [.A227] &amp; &quot;'),&quot;" office:value-type="string" office:string-value="(Code: 'TSW3 ', Identifier: 'Terran3Shareware')," calcext:value-type="string">
            <text:p>(Code: 'TSW3 ', Identifier: 'Terran3Shareware'),</text:p>
          </table:table-cell>
        </table:table-row>
        <table:table-row table:style-name="ro1">
          <table:table-cell table:style-name="ce1" office:value-type="string" calcext:value-type="string">
            <text:p>Terran4Shareware</text:p>
          </table:table-cell>
          <table:table-cell office:value-type="string" calcext:value-type="string">
            <text:p><text:s/>Terran 4 - Shareware</text:p>
          </table:table-cell>
          <table:table-cell office:value-type="string" calcext:value-type="string">
            <text:p>TSW4 </text:p>
          </table:table-cell>
          <table:table-cell table:formula="of:=&quot;(Code: '&quot; &amp; [.C228] &amp; &quot;', Identifier: '&quot; &amp; [.A228] &amp; &quot;'),&quot;" office:value-type="string" office:string-value="(Code: 'Ter3 ', Identifier: 'Terran3ZergTown')," calcext:value-type="string">
            <text:p>(Code: 'Ter3 ', Identifier: 'Terran3ZergTown'),</text:p>
          </table:table-cell>
        </table:table-row>
        <table:table-row table:style-name="ro1">
          <table:table-cell table:style-name="ce1" office:value-type="string" calcext:value-type="string">
            <text:p>Terran5Shareware</text:p>
          </table:table-cell>
          <table:table-cell office:value-type="string" calcext:value-type="string">
            <text:p><text:s/>Terran 5 - Shareware</text:p>
          </table:table-cell>
          <table:table-cell office:value-type="string" calcext:value-type="string">
            <text:p>TSW5 </text:p>
          </table:table-cell>
          <table:table-cell table:formula="of:=&quot;(Code: '&quot; &amp; [.C229] &amp; &quot;', Identifier: '&quot; &amp; [.A229] &amp; &quot;'),&quot;" office:value-type="string" office:string-value="(Code: 'TSW4 ', Identifier: 'Terran4Shareware')," calcext:value-type="string">
            <text:p>(Code: 'TSW4 ', Identifier: 'Terran4Shareware'),</text:p>
          </table:table-cell>
        </table:table-row>
        <table:table-row table:style-name="ro1">
          <table:table-cell table:style-name="ce1" office:value-type="string" calcext:value-type="string">
            <text:p>Terran5TerranHarvestTown</text:p>
          </table:table-cell>
          <table:table-cell office:value-type="string" calcext:value-type="string">
            <text:p><text:s/>Terran 5 - Terran Harvest Town</text:p>
          </table:table-cell>
          <table:table-cell office:value-type="string" calcext:value-type="string">
            <text:p>Te5H </text:p>
          </table:table-cell>
          <table:table-cell table:formula="of:=&quot;(Code: '&quot; &amp; [.C230] &amp; &quot;', Identifier: '&quot; &amp; [.A230] &amp; &quot;'),&quot;" office:value-type="string" office:string-value="(Code: 'TSW5 ', Identifier: 'Terran5Shareware')," calcext:value-type="string">
            <text:p>(Code: 'TSW5 ', Identifier: 'Terran5Shareware'),</text:p>
          </table:table-cell>
        </table:table-row>
        <table:table-row table:style-name="ro1">
          <table:table-cell table:style-name="ce1" office:value-type="string" calcext:value-type="string">
            <text:p>Terran5TerranMainTown</text:p>
          </table:table-cell>
          <table:table-cell office:value-type="string" calcext:value-type="string">
            <text:p><text:s/>Terran 5 - Terran Main Town</text:p>
          </table:table-cell>
          <table:table-cell office:value-type="string" calcext:value-type="string">
            <text:p>Ter5 </text:p>
          </table:table-cell>
          <table:table-cell table:formula="of:=&quot;(Code: '&quot; &amp; [.C231] &amp; &quot;', Identifier: '&quot; &amp; [.A231] &amp; &quot;'),&quot;" office:value-type="string" office:string-value="(Code: 'Te5H ', Identifier: 'Terran5TerranHarvestTown')," calcext:value-type="string">
            <text:p>(Code: 'Te5H ', Identifier: 'Terran5TerranHarvestTown'),</text:p>
          </table:table-cell>
        </table:table-row>
        <table:table-row table:style-name="ro1">
          <table:table-cell table:style-name="ce1" office:value-type="string" calcext:value-type="string">
            <text:p>Terran6AirAttackZerg</text:p>
          </table:table-cell>
          <table:table-cell office:value-type="string" calcext:value-type="string">
            <text:p><text:s/>Terran 6 - Air Attack Zerg</text:p>
          </table:table-cell>
          <table:table-cell office:value-type="string" calcext:value-type="string">
            <text:p>Ter6 </text:p>
          </table:table-cell>
          <table:table-cell table:formula="of:=&quot;(Code: '&quot; &amp; [.C232] &amp; &quot;', Identifier: '&quot; &amp; [.A232] &amp; &quot;'),&quot;" office:value-type="string" office:string-value="(Code: 'Ter5 ', Identifier: 'Terran5TerranMainTown')," calcext:value-type="string">
            <text:p>(Code: 'Ter5 ', Identifier: 'Terran5TerranMainTown'),</text:p>
          </table:table-cell>
        </table:table-row>
        <table:table-row table:style-name="ro1">
          <table:table-cell table:style-name="ce1" office:value-type="string" calcext:value-type="string">
            <text:p>Terran6GroundAttackZerg</text:p>
          </table:table-cell>
          <table:table-cell office:value-type="string" calcext:value-type="string">
            <text:p><text:s/>Terran 6 - Ground Attack Zerg</text:p>
          </table:table-cell>
          <table:table-cell office:value-type="string" calcext:value-type="string">
            <text:p>Te6b </text:p>
          </table:table-cell>
          <table:table-cell table:formula="of:=&quot;(Code: '&quot; &amp; [.C233] &amp; &quot;', Identifier: '&quot; &amp; [.A233] &amp; &quot;'),&quot;" office:value-type="string" office:string-value="(Code: 'Ter6 ', Identifier: 'Terran6AirAttackZerg')," calcext:value-type="string">
            <text:p>(Code: 'Ter6 ', Identifier: 'Terran6AirAttackZerg'),</text:p>
          </table:table-cell>
        </table:table-row>
        <table:table-row table:style-name="ro1">
          <table:table-cell table:style-name="ce1" office:value-type="string" calcext:value-type="string">
            <text:p>Terran6ZergSupportTown</text:p>
          </table:table-cell>
          <table:table-cell office:value-type="string" calcext:value-type="string">
            <text:p><text:s/>Terran 6 - Zerg Support Town</text:p>
          </table:table-cell>
          <table:table-cell office:value-type="string" calcext:value-type="string">
            <text:p>Te6c </text:p>
          </table:table-cell>
          <table:table-cell table:formula="of:=&quot;(Code: '&quot; &amp; [.C234] &amp; &quot;', Identifier: '&quot; &amp; [.A234] &amp; &quot;'),&quot;" office:value-type="string" office:string-value="(Code: 'Te6b ', Identifier: 'Terran6GroundAttackZerg')," calcext:value-type="string">
            <text:p>(Code: 'Te6b ', Identifier: 'Terran6GroundAttackZerg'),</text:p>
          </table:table-cell>
        </table:table-row>
        <table:table-row table:style-name="ro1">
          <table:table-cell table:style-name="ce1" office:value-type="string" calcext:value-type="string">
            <text:p>Terran7BottomZergTown</text:p>
          </table:table-cell>
          <table:table-cell office:value-type="string" calcext:value-type="string">
            <text:p><text:s/>Terran 7 - Bottom Zerg Town</text:p>
          </table:table-cell>
          <table:table-cell office:value-type="string" calcext:value-type="string">
            <text:p>Ter7 </text:p>
          </table:table-cell>
          <table:table-cell table:formula="of:=&quot;(Code: '&quot; &amp; [.C235] &amp; &quot;', Identifier: '&quot; &amp; [.A235] &amp; &quot;'),&quot;" office:value-type="string" office:string-value="(Code: 'Te6c ', Identifier: 'Terran6ZergSupportTown')," calcext:value-type="string">
            <text:p>(Code: 'Te6c ', Identifier: 'Terran6ZergSupportTown'),</text:p>
          </table:table-cell>
        </table:table-row>
        <table:table-row table:style-name="ro1">
          <table:table-cell table:style-name="ce1" office:value-type="string" calcext:value-type="string">
            <text:p>Terran7MiddleZergTown</text:p>
          </table:table-cell>
          <table:table-cell office:value-type="string" calcext:value-type="string">
            <text:p><text:s/>Terran 7 - Middle Zerg Town</text:p>
          </table:table-cell>
          <table:table-cell office:value-type="string" calcext:value-type="string">
            <text:p>Te7m </text:p>
          </table:table-cell>
          <table:table-cell table:formula="of:=&quot;(Code: '&quot; &amp; [.C236] &amp; &quot;', Identifier: '&quot; &amp; [.A236] &amp; &quot;'),&quot;" office:value-type="string" office:string-value="(Code: 'Ter7 ', Identifier: 'Terran7BottomZergTown')," calcext:value-type="string">
            <text:p>(Code: 'Ter7 ', Identifier: 'Terran7BottomZergTown'),</text:p>
          </table:table-cell>
        </table:table-row>
        <table:table-row table:style-name="ro1">
          <table:table-cell table:style-name="ce1" office:value-type="string" calcext:value-type="string">
            <text:p>Terran7RightZergTown</text:p>
          </table:table-cell>
          <table:table-cell office:value-type="string" calcext:value-type="string">
            <text:p><text:s/>Terran 7 - Right Zerg Town</text:p>
          </table:table-cell>
          <table:table-cell office:value-type="string" calcext:value-type="string">
            <text:p>Te7s </text:p>
          </table:table-cell>
          <table:table-cell table:formula="of:=&quot;(Code: '&quot; &amp; [.C237] &amp; &quot;', Identifier: '&quot; &amp; [.A237] &amp; &quot;'),&quot;" office:value-type="string" office:string-value="(Code: 'Te7m ', Identifier: 'Terran7MiddleZergTown')," calcext:value-type="string">
            <text:p>(Code: 'Te7m ', Identifier: 'Terran7MiddleZergTown'),</text:p>
          </table:table-cell>
        </table:table-row>
        <table:table-row table:style-name="ro1">
          <table:table-cell table:style-name="ce1" office:value-type="string" calcext:value-type="string">
            <text:p>Terran8CondeferateTown</text:p>
          </table:table-cell>
          <table:table-cell office:value-type="string" calcext:value-type="string">
            <text:p><text:s/>Terran 8 - Confederate Town</text:p>
          </table:table-cell>
          <table:table-cell office:value-type="string" calcext:value-type="string">
            <text:p>Ter8 </text:p>
          </table:table-cell>
          <table:table-cell table:formula="of:=&quot;(Code: '&quot; &amp; [.C238] &amp; &quot;', Identifier: '&quot; &amp; [.A238] &amp; &quot;'),&quot;" office:value-type="string" office:string-value="(Code: 'Te7s ', Identifier: 'Terran7RightZergTown')," calcext:value-type="string">
            <text:p>(Code: 'Te7s ', Identifier: 'Terran7RightZergTown'),</text:p>
          </table:table-cell>
        </table:table-row>
        <table:table-row table:style-name="ro1">
          <table:table-cell table:style-name="ce1" office:value-type="string" calcext:value-type="string">
            <text:p>Terran9HeavyAttack</text:p>
          </table:table-cell>
          <table:table-cell office:value-type="string" calcext:value-type="string">
            <text:p><text:s/>Terran 9 - Heavy Attack</text:p>
          </table:table-cell>
          <table:table-cell office:value-type="string" calcext:value-type="string">
            <text:p>Tr9H </text:p>
          </table:table-cell>
          <table:table-cell table:formula="of:=&quot;(Code: '&quot; &amp; [.C239] &amp; &quot;', Identifier: '&quot; &amp; [.A239] &amp; &quot;'),&quot;" office:value-type="string" office:string-value="(Code: 'Ter8 ', Identifier: 'Terran8CondeferateTown')," calcext:value-type="string">
            <text:p>(Code: 'Ter8 ', Identifier: 'Terran8CondeferateTown'),</text:p>
          </table:table-cell>
        </table:table-row>
        <table:table-row table:style-name="ro1">
          <table:table-cell table:style-name="ce1" office:value-type="string" calcext:value-type="string">
            <text:p>Terran9LightAttack</text:p>
          </table:table-cell>
          <table:table-cell office:value-type="string" calcext:value-type="string">
            <text:p><text:s/>Terran 9 - Light Attack</text:p>
          </table:table-cell>
          <table:table-cell office:value-type="string" calcext:value-type="string">
            <text:p>Tr9L </text:p>
          </table:table-cell>
          <table:table-cell table:formula="of:=&quot;(Code: '&quot; &amp; [.C240] &amp; &quot;', Identifier: '&quot; &amp; [.A240] &amp; &quot;'),&quot;" office:value-type="string" office:string-value="(Code: 'Tr9H ', Identifier: 'Terran9HeavyAttack')," calcext:value-type="string">
            <text:p>(Code: 'Tr9H ', Identifier: 'Terran9HeavyAttack'),</text:p>
          </table:table-cell>
        </table:table-row>
        <table:table-row table:style-name="ro1">
          <table:table-cell table:style-name="ce1" office:value-type="string" calcext:value-type="string">
            <text:p>TerranCampaignAreaTown</text:p>
          </table:table-cell>
          <table:table-cell office:value-type="string" calcext:value-type="string">
            <text:p><text:s/>Terran Campaign Area Town</text:p>
          </table:table-cell>
          <table:table-cell office:value-type="string" calcext:value-type="string">
            <text:p>TARE </text:p>
          </table:table-cell>
          <table:table-cell table:formula="of:=&quot;(Code: '&quot; &amp; [.C241] &amp; &quot;', Identifier: '&quot; &amp; [.A241] &amp; &quot;'),&quot;" office:value-type="string" office:string-value="(Code: 'Tr9L ', Identifier: 'Terran9LightAttack')," calcext:value-type="string">
            <text:p>(Code: 'Tr9L ', Identifier: 'Terran9LightAttack'),</text:p>
          </table:table-cell>
        </table:table-row>
        <table:table-row table:style-name="ro1">
          <table:table-cell table:style-name="ce1" office:value-type="string" calcext:value-type="string">
            <text:p>TerranCampaignDifficult</text:p>
          </table:table-cell>
          <table:table-cell office:value-type="string" calcext:value-type="string">
            <text:p><text:s/>Terran Campaign Difficult</text:p>
          </table:table-cell>
          <table:table-cell office:value-type="string" calcext:value-type="string">
            <text:p>THIf </text:p>
          </table:table-cell>
          <table:table-cell table:formula="of:=&quot;(Code: '&quot; &amp; [.C242] &amp; &quot;', Identifier: '&quot; &amp; [.A242] &amp; &quot;'),&quot;" office:value-type="string" office:string-value="(Code: 'TARE ', Identifier: 'TerranCampaignAreaTown')," calcext:value-type="string">
            <text:p>(Code: 'TARE ', Identifier: 'TerranCampaignAreaTown'),</text:p>
          </table:table-cell>
        </table:table-row>
        <table:table-row table:style-name="ro1">
          <table:table-cell table:style-name="ce1" office:value-type="string" calcext:value-type="string">
            <text:p>TerranCampaignEasy</text:p>
          </table:table-cell>
          <table:table-cell office:value-type="string" calcext:value-type="string">
            <text:p><text:s/>Terran Campaign Easy</text:p>
          </table:table-cell>
          <table:table-cell office:value-type="string" calcext:value-type="string">
            <text:p>TLOf </text:p>
          </table:table-cell>
          <table:table-cell table:formula="of:=&quot;(Code: '&quot; &amp; [.C243] &amp; &quot;', Identifier: '&quot; &amp; [.A243] &amp; &quot;'),&quot;" office:value-type="string" office:string-value="(Code: 'THIf ', Identifier: 'TerranCampaignDifficult')," calcext:value-type="string">
            <text:p>(Code: 'THIf ', Identifier: 'TerranCampaignDifficult'),</text:p>
          </table:table-cell>
        </table:table-row>
        <table:table-row table:style-name="ro1">
          <table:table-cell table:style-name="ce1" office:value-type="string" calcext:value-type="string">
            <text:p>TerranCampaignInsane</text:p>
          </table:table-cell>
          <table:table-cell office:value-type="string" calcext:value-type="string">
            <text:p><text:s/>Terran Campaign Insane</text:p>
          </table:table-cell>
          <table:table-cell office:value-type="string" calcext:value-type="string">
            <text:p>TSUP </text:p>
          </table:table-cell>
          <table:table-cell table:formula="of:=&quot;(Code: '&quot; &amp; [.C244] &amp; &quot;', Identifier: '&quot; &amp; [.A244] &amp; &quot;'),&quot;" office:value-type="string" office:string-value="(Code: 'TLOf ', Identifier: 'TerranCampaignEasy')," calcext:value-type="string">
            <text:p>(Code: 'TLOf ', Identifier: 'TerranCampaignEasy'),</text:p>
          </table:table-cell>
        </table:table-row>
        <table:table-row table:style-name="ro1">
          <table:table-cell table:style-name="ce1" office:value-type="string" calcext:value-type="string">
            <text:p>TerranCampaignMedium</text:p>
          </table:table-cell>
          <table:table-cell office:value-type="string" calcext:value-type="string">
            <text:p><text:s/>Terran Campaign Medium</text:p>
          </table:table-cell>
          <table:table-cell office:value-type="string" calcext:value-type="string">
            <text:p>TMED </text:p>
          </table:table-cell>
          <table:table-cell table:formula="of:=&quot;(Code: '&quot; &amp; [.C245] &amp; &quot;', Identifier: '&quot; &amp; [.A245] &amp; &quot;'),&quot;" office:value-type="string" office:string-value="(Code: 'TSUP ', Identifier: 'TerranCampaignInsane')," calcext:value-type="string">
            <text:p>(Code: 'TSUP ', Identifier: 'TerranCampaignInsane'),</text:p>
          </table:table-cell>
        </table:table-row>
        <table:table-row table:style-name="ro1">
          <table:table-cell table:style-name="ce1" office:value-type="string" calcext:value-type="string">
            <text:p>TerranCustomLevel</text:p>
          </table:table-cell>
          <table:table-cell office:value-type="string" calcext:value-type="string">
            <text:p><text:s/>Terran Custom Level</text:p>
          </table:table-cell>
          <table:table-cell office:value-type="string" calcext:value-type="string">
            <text:p>TMCu </text:p>
          </table:table-cell>
          <table:table-cell table:formula="of:=&quot;(Code: '&quot; &amp; [.C246] &amp; &quot;', Identifier: '&quot; &amp; [.A246] &amp; &quot;'),&quot;" office:value-type="string" office:string-value="(Code: 'TMED ', Identifier: 'TerranCampaignMedium')," calcext:value-type="string">
            <text:p>(Code: 'TMED ', Identifier: 'TerranCampaignMedium'),</text:p>
          </table:table-cell>
        </table:table-row>
        <table:table-row table:style-name="ro1">
          <table:table-cell table:style-name="ce1" office:value-type="string" calcext:value-type="string">
            <text:p>TerranExpansionCustomLevel</text:p>
          </table:table-cell>
          <table:table-cell office:value-type="string" calcext:value-type="string">
            <text:p><text:s/>Terran Expansion Custom Level</text:p>
          </table:table-cell>
          <table:table-cell office:value-type="string" calcext:value-type="string">
            <text:p>TMCx </text:p>
          </table:table-cell>
          <table:table-cell table:formula="of:=&quot;(Code: '&quot; &amp; [.C247] &amp; &quot;', Identifier: '&quot; &amp; [.A247] &amp; &quot;'),&quot;" office:value-type="string" office:string-value="(Code: 'TMCu ', Identifier: 'TerranCustomLevel')," calcext:value-type="string">
            <text:p>(Code: 'TMCu ', Identifier: 'TerranCustomLevel'),</text:p>
          </table:table-cell>
        </table:table-row>
        <table:table-row table:style-name="ro1">
          <table:table-cell table:style-name="ce1" office:value-type="string" calcext:value-type="string">
            <text:p>TurnOffSharedVisionOfPlayer1WithCurrentPlayer</text:p>
          </table:table-cell>
          <table:table-cell office:value-type="string" calcext:value-type="string">
            <text:p><text:s/>Turn OFF Shared Vision for Player 1</text:p>
          </table:table-cell>
          <table:table-cell office:value-type="string" calcext:value-type="string">
            <text:p>-Vi0 </text:p>
          </table:table-cell>
          <table:table-cell table:formula="of:=&quot;(Code: '&quot; &amp; [.C248] &amp; &quot;', Identifier: '&quot; &amp; [.A248] &amp; &quot;'),&quot;" office:value-type="string" office:string-value="(Code: 'TMCx ', Identifier: 'TerranExpansionCustomLevel')," calcext:value-type="string">
            <text:p>(Code: 'TMCx ', Identifier: 'TerranExpansionCustomLevel'),</text:p>
          </table:table-cell>
        </table:table-row>
        <table:table-row table:style-name="ro1">
          <table:table-cell table:style-name="ce1" office:value-type="string" calcext:value-type="string">
            <text:p>TurnOffSharedVisionOfPlayer2WithCurrentPlayer</text:p>
          </table:table-cell>
          <table:table-cell office:value-type="string" calcext:value-type="string">
            <text:p><text:s/>Turn OFF Shared Vision for Player 2</text:p>
          </table:table-cell>
          <table:table-cell office:value-type="string" calcext:value-type="string">
            <text:p>-Vi1 </text:p>
          </table:table-cell>
          <table:table-cell table:formula="of:=&quot;(Code: '&quot; &amp; [.C249] &amp; &quot;', Identifier: '&quot; &amp; [.A249] &amp; &quot;'),&quot;" office:value-type="string" office:string-value="(Code: '-Vi0 ', Identifier: 'TurnOffSharedVisionOfPlayer1WithCurrentPlayer')," calcext:value-type="string">
            <text:p>(Code: '-Vi0 ', Identifier: 'TurnOffSharedVisionOfPlayer1WithCurrentPlayer'),</text:p>
          </table:table-cell>
        </table:table-row>
        <table:table-row table:style-name="ro1">
          <table:table-cell table:style-name="ce1" office:value-type="string" calcext:value-type="string">
            <text:p>TurnOffSharedVisionOfPlayer3WithCurrentPlayer</text:p>
          </table:table-cell>
          <table:table-cell office:value-type="string" calcext:value-type="string">
            <text:p><text:s/>Turn OFF Shared Vision for Player 3</text:p>
          </table:table-cell>
          <table:table-cell office:value-type="string" calcext:value-type="string">
            <text:p>-Vi2 </text:p>
          </table:table-cell>
          <table:table-cell table:formula="of:=&quot;(Code: '&quot; &amp; [.C250] &amp; &quot;', Identifier: '&quot; &amp; [.A250] &amp; &quot;'),&quot;" office:value-type="string" office:string-value="(Code: '-Vi1 ', Identifier: 'TurnOffSharedVisionOfPlayer2WithCurrentPlayer')," calcext:value-type="string">
            <text:p>(Code: '-Vi1 ', Identifier: 'TurnOffSharedVisionOfPlayer2WithCurrentPlayer'),</text:p>
          </table:table-cell>
        </table:table-row>
        <table:table-row table:style-name="ro1">
          <table:table-cell table:style-name="ce1" office:value-type="string" calcext:value-type="string">
            <text:p>TurnOffSharedVisionOfPlayer4WithCurrentPlayer</text:p>
          </table:table-cell>
          <table:table-cell office:value-type="string" calcext:value-type="string">
            <text:p><text:s/>Turn OFF Shared Vision for Player 4</text:p>
          </table:table-cell>
          <table:table-cell office:value-type="string" calcext:value-type="string">
            <text:p>-Vi3 </text:p>
          </table:table-cell>
          <table:table-cell table:formula="of:=&quot;(Code: '&quot; &amp; [.C251] &amp; &quot;', Identifier: '&quot; &amp; [.A251] &amp; &quot;'),&quot;" office:value-type="string" office:string-value="(Code: '-Vi2 ', Identifier: 'TurnOffSharedVisionOfPlayer3WithCurrentPlayer')," calcext:value-type="string">
            <text:p>(Code: '-Vi2 ', Identifier: 'TurnOffSharedVisionOfPlayer3WithCurrentPlayer'),</text:p>
          </table:table-cell>
        </table:table-row>
        <table:table-row table:style-name="ro1">
          <table:table-cell table:style-name="ce1" office:value-type="string" calcext:value-type="string">
            <text:p>TurnOffSharedVisionOfPlayer5WithCurrentPlayer</text:p>
          </table:table-cell>
          <table:table-cell office:value-type="string" calcext:value-type="string">
            <text:p><text:s/>Turn OFF Shared Vision for Player 5</text:p>
          </table:table-cell>
          <table:table-cell office:value-type="string" calcext:value-type="string">
            <text:p>-Vi4 </text:p>
          </table:table-cell>
          <table:table-cell table:formula="of:=&quot;(Code: '&quot; &amp; [.C252] &amp; &quot;', Identifier: '&quot; &amp; [.A252] &amp; &quot;'),&quot;" office:value-type="string" office:string-value="(Code: '-Vi3 ', Identifier: 'TurnOffSharedVisionOfPlayer4WithCurrentPlayer')," calcext:value-type="string">
            <text:p>(Code: '-Vi3 ', Identifier: 'TurnOffSharedVisionOfPlayer4WithCurrentPlayer'),</text:p>
          </table:table-cell>
        </table:table-row>
        <table:table-row table:style-name="ro1">
          <table:table-cell table:style-name="ce1" office:value-type="string" calcext:value-type="string">
            <text:p>TurnOffSharedVisionOfPlayer6WithCurrentPlayer</text:p>
          </table:table-cell>
          <table:table-cell office:value-type="string" calcext:value-type="string">
            <text:p><text:s/>Turn OFF Shared Vision for Player 6</text:p>
          </table:table-cell>
          <table:table-cell office:value-type="string" calcext:value-type="string">
            <text:p>-Vi5 </text:p>
          </table:table-cell>
          <table:table-cell table:formula="of:=&quot;(Code: '&quot; &amp; [.C253] &amp; &quot;', Identifier: '&quot; &amp; [.A253] &amp; &quot;'),&quot;" office:value-type="string" office:string-value="(Code: '-Vi4 ', Identifier: 'TurnOffSharedVisionOfPlayer5WithCurrentPlayer')," calcext:value-type="string">
            <text:p>(Code: '-Vi4 ', Identifier: 'TurnOffSharedVisionOfPlayer5WithCurrentPlayer'),</text:p>
          </table:table-cell>
        </table:table-row>
        <table:table-row table:style-name="ro1">
          <table:table-cell table:style-name="ce1" office:value-type="string" calcext:value-type="string">
            <text:p>TurnOffSharedVisionOfPlayer7WithCurrentPlayer</text:p>
          </table:table-cell>
          <table:table-cell office:value-type="string" calcext:value-type="string">
            <text:p><text:s/>Turn OFF Shared Vision for Player 7</text:p>
          </table:table-cell>
          <table:table-cell office:value-type="string" calcext:value-type="string">
            <text:p>-Vi6 </text:p>
          </table:table-cell>
          <table:table-cell table:formula="of:=&quot;(Code: '&quot; &amp; [.C254] &amp; &quot;', Identifier: '&quot; &amp; [.A254] &amp; &quot;'),&quot;" office:value-type="string" office:string-value="(Code: '-Vi5 ', Identifier: 'TurnOffSharedVisionOfPlayer6WithCurrentPlayer')," calcext:value-type="string">
            <text:p>(Code: '-Vi5 ', Identifier: 'TurnOffSharedVisionOfPlayer6WithCurrentPlayer'),</text:p>
          </table:table-cell>
        </table:table-row>
        <table:table-row table:style-name="ro1">
          <table:table-cell table:style-name="ce1" office:value-type="string" calcext:value-type="string">
            <text:p>TurnOffSharedVisionOfPlayer8WithCurrentPlayer</text:p>
          </table:table-cell>
          <table:table-cell office:value-type="string" calcext:value-type="string">
            <text:p><text:s/>Turn OFF Shared Vision for Player 8</text:p>
          </table:table-cell>
          <table:table-cell office:value-type="string" calcext:value-type="string">
            <text:p>-Vi7 </text:p>
          </table:table-cell>
          <table:table-cell table:formula="of:=&quot;(Code: '&quot; &amp; [.C255] &amp; &quot;', Identifier: '&quot; &amp; [.A255] &amp; &quot;'),&quot;" office:value-type="string" office:string-value="(Code: '-Vi6 ', Identifier: 'TurnOffSharedVisionOfPlayer7WithCurrentPlayer')," calcext:value-type="string">
            <text:p>(Code: '-Vi6 ', Identifier: 'TurnOffSharedVisionOfPlayer7WithCurrentPlayer'),</text:p>
          </table:table-cell>
        </table:table-row>
        <table:table-row table:style-name="ro1">
          <table:table-cell table:style-name="ce1" office:value-type="string" calcext:value-type="string">
            <text:p>TurnOnSharedVisionOfPlayer1WithCurrentPlayer</text:p>
          </table:table-cell>
          <table:table-cell office:value-type="string" calcext:value-type="string">
            <text:p><text:s/>Turn ON Shared Vision for Player 1</text:p>
          </table:table-cell>
          <table:table-cell office:value-type="string" calcext:value-type="string">
            <text:p>+Vi0 </text:p>
          </table:table-cell>
          <table:table-cell table:formula="of:=&quot;(Code: '&quot; &amp; [.C256] &amp; &quot;', Identifier: '&quot; &amp; [.A256] &amp; &quot;'),&quot;" office:value-type="string" office:string-value="(Code: '-Vi7 ', Identifier: 'TurnOffSharedVisionOfPlayer8WithCurrentPlayer')," calcext:value-type="string">
            <text:p>(Code: '-Vi7 ', Identifier: 'TurnOffSharedVisionOfPlayer8WithCurrentPlayer'),</text:p>
          </table:table-cell>
        </table:table-row>
        <table:table-row table:style-name="ro1">
          <table:table-cell table:style-name="ce1" office:value-type="string" calcext:value-type="string">
            <text:p>TurnOnSharedVisionOfPlayer2WithCurrentPlayer</text:p>
          </table:table-cell>
          <table:table-cell office:value-type="string" calcext:value-type="string">
            <text:p><text:s/>Turn ON Shared Vision for Player 2</text:p>
          </table:table-cell>
          <table:table-cell office:value-type="string" calcext:value-type="string">
            <text:p>+Vi1 </text:p>
          </table:table-cell>
          <table:table-cell table:formula="of:=&quot;(Code: '&quot; &amp; [.C257] &amp; &quot;', Identifier: '&quot; &amp; [.A257] &amp; &quot;'),&quot;" office:value-type="string" office:string-value="(Code: '+Vi0 ', Identifier: 'TurnOnSharedVisionOfPlayer1WithCurrentPlayer')," calcext:value-type="string">
            <text:p>(Code: '+Vi0 ', Identifier: 'TurnOnSharedVisionOfPlayer1WithCurrentPlayer'),</text:p>
          </table:table-cell>
        </table:table-row>
        <table:table-row table:style-name="ro1">
          <table:table-cell table:style-name="ce1" office:value-type="string" calcext:value-type="string">
            <text:p>TurnOnSharedVisionOfPlayer3WithCurrentPlayer</text:p>
          </table:table-cell>
          <table:table-cell office:value-type="string" calcext:value-type="string">
            <text:p><text:s/>Turn ON Shared Vision for Player 3</text:p>
          </table:table-cell>
          <table:table-cell office:value-type="string" calcext:value-type="string">
            <text:p>+Vi2 </text:p>
          </table:table-cell>
          <table:table-cell table:formula="of:=&quot;(Code: '&quot; &amp; [.C258] &amp; &quot;', Identifier: '&quot; &amp; [.A258] &amp; &quot;'),&quot;" office:value-type="string" office:string-value="(Code: '+Vi1 ', Identifier: 'TurnOnSharedVisionOfPlayer2WithCurrentPlayer')," calcext:value-type="string">
            <text:p>(Code: '+Vi1 ', Identifier: 'TurnOnSharedVisionOfPlayer2WithCurrentPlayer'),</text:p>
          </table:table-cell>
        </table:table-row>
        <table:table-row table:style-name="ro1">
          <table:table-cell table:style-name="ce1" office:value-type="string" calcext:value-type="string">
            <text:p>TurnOnSharedVisionOfPlayer4WithCurrentPlayer</text:p>
          </table:table-cell>
          <table:table-cell office:value-type="string" calcext:value-type="string">
            <text:p><text:s/>Turn ON Shared Vision for Player 4</text:p>
          </table:table-cell>
          <table:table-cell office:value-type="string" calcext:value-type="string">
            <text:p>+Vi3 </text:p>
          </table:table-cell>
          <table:table-cell table:formula="of:=&quot;(Code: '&quot; &amp; [.C259] &amp; &quot;', Identifier: '&quot; &amp; [.A259] &amp; &quot;'),&quot;" office:value-type="string" office:string-value="(Code: '+Vi2 ', Identifier: 'TurnOnSharedVisionOfPlayer3WithCurrentPlayer')," calcext:value-type="string">
            <text:p>(Code: '+Vi2 ', Identifier: 'TurnOnSharedVisionOfPlayer3WithCurrentPlayer'),</text:p>
          </table:table-cell>
        </table:table-row>
        <table:table-row table:style-name="ro1">
          <table:table-cell table:style-name="ce1" office:value-type="string" calcext:value-type="string">
            <text:p>TurnOnSharedVisionOfPlayer5WithCurrentPlayer</text:p>
          </table:table-cell>
          <table:table-cell office:value-type="string" calcext:value-type="string">
            <text:p><text:s/>Turn ON Shared Vision for Player 5</text:p>
          </table:table-cell>
          <table:table-cell office:value-type="string" calcext:value-type="string">
            <text:p>+Vi4 </text:p>
          </table:table-cell>
          <table:table-cell table:formula="of:=&quot;(Code: '&quot; &amp; [.C260] &amp; &quot;', Identifier: '&quot; &amp; [.A260] &amp; &quot;'),&quot;" office:value-type="string" office:string-value="(Code: '+Vi3 ', Identifier: 'TurnOnSharedVisionOfPlayer4WithCurrentPlayer')," calcext:value-type="string">
            <text:p>(Code: '+Vi3 ', Identifier: 'TurnOnSharedVisionOfPlayer4WithCurrentPlayer'),</text:p>
          </table:table-cell>
        </table:table-row>
        <table:table-row table:style-name="ro1">
          <table:table-cell table:style-name="ce1" office:value-type="string" calcext:value-type="string">
            <text:p>TurnOnSharedVisionOfPlayer6WithCurrentPlayer</text:p>
          </table:table-cell>
          <table:table-cell office:value-type="string" calcext:value-type="string">
            <text:p><text:s/>Turn ON Shared Vision for Player 6</text:p>
          </table:table-cell>
          <table:table-cell office:value-type="string" calcext:value-type="string">
            <text:p>+Vi5 </text:p>
          </table:table-cell>
          <table:table-cell table:formula="of:=&quot;(Code: '&quot; &amp; [.C261] &amp; &quot;', Identifier: '&quot; &amp; [.A261] &amp; &quot;'),&quot;" office:value-type="string" office:string-value="(Code: '+Vi4 ', Identifier: 'TurnOnSharedVisionOfPlayer5WithCurrentPlayer')," calcext:value-type="string">
            <text:p>(Code: '+Vi4 ', Identifier: 'TurnOnSharedVisionOfPlayer5WithCurrentPlayer'),</text:p>
          </table:table-cell>
        </table:table-row>
        <table:table-row table:style-name="ro1">
          <table:table-cell table:style-name="ce1" office:value-type="string" calcext:value-type="string">
            <text:p>TurnOnSharedVisionOfPlayer7WithCurrentPlayer</text:p>
          </table:table-cell>
          <table:table-cell office:value-type="string" calcext:value-type="string">
            <text:p><text:s/>Turn ON Shared Vision for Player 7</text:p>
          </table:table-cell>
          <table:table-cell office:value-type="string" calcext:value-type="string">
            <text:p>+Vi6 </text:p>
          </table:table-cell>
          <table:table-cell table:formula="of:=&quot;(Code: '&quot; &amp; [.C262] &amp; &quot;', Identifier: '&quot; &amp; [.A262] &amp; &quot;'),&quot;" office:value-type="string" office:string-value="(Code: '+Vi5 ', Identifier: 'TurnOnSharedVisionOfPlayer6WithCurrentPlayer')," calcext:value-type="string">
            <text:p>(Code: '+Vi5 ', Identifier: 'TurnOnSharedVisionOfPlayer6WithCurrentPlayer'),</text:p>
          </table:table-cell>
        </table:table-row>
        <table:table-row table:style-name="ro1">
          <table:table-cell table:style-name="ce1" office:value-type="string" calcext:value-type="string">
            <text:p>TurnOnSharedVisionOfPlayer8WithCurrentPlayer</text:p>
          </table:table-cell>
          <table:table-cell office:value-type="string" calcext:value-type="string">
            <text:p><text:s/>Turn ON Shared Vision for Player 8</text:p>
          </table:table-cell>
          <table:table-cell office:value-type="string" calcext:value-type="string">
            <text:p>+Vi7 </text:p>
          </table:table-cell>
          <table:table-cell table:formula="of:=&quot;(Code: '&quot; &amp; [.C263] &amp; &quot;', Identifier: '&quot; &amp; [.A263] &amp; &quot;'),&quot;" office:value-type="string" office:string-value="(Code: '+Vi6 ', Identifier: 'TurnOnSharedVisionOfPlayer7WithCurrentPlayer')," calcext:value-type="string">
            <text:p>(Code: '+Vi6 ', Identifier: 'TurnOnSharedVisionOfPlayer7WithCurrentPlayer'),</text:p>
          </table:table-cell>
        </table:table-row>
        <table:table-row table:style-name="ro1">
          <table:table-cell table:style-name="ce1" office:value-type="string" calcext:value-type="string">
            <text:p>ValueThisAreaHigher</text:p>
          </table:table-cell>
          <table:table-cell office:value-type="string" calcext:value-type="string">
            <text:p><text:s/>Value This Area Higher</text:p>
          </table:table-cell>
          <table:table-cell office:value-type="string" calcext:value-type="string">
            <text:p>VluA </text:p>
          </table:table-cell>
          <table:table-cell table:formula="of:=&quot;(Code: '&quot; &amp; [.C264] &amp; &quot;', Identifier: '&quot; &amp; [.A264] &amp; &quot;'),&quot;" office:value-type="string" office:string-value="(Code: '+Vi7 ', Identifier: 'TurnOnSharedVisionOfPlayer8WithCurrentPlayer')," calcext:value-type="string">
            <text:p>(Code: '+Vi7 ', Identifier: 'TurnOnSharedVisionOfPlayer8WithCurrentPlayer'),</text:p>
          </table:table-cell>
        </table:table-row>
        <table:table-row table:style-name="ro1">
          <table:table-cell table:style-name="ce1" office:value-type="string" calcext:value-type="string">
            <text:p>Zerg10LeftTealAttack</text:p>
          </table:table-cell>
          <table:table-cell office:value-type="string" calcext:value-type="string">
            <text:p><text:s/>Zerg 10 - Left Teal (Attack)</text:p>
          </table:table-cell>
          <table:table-cell office:value-type="string" calcext:value-type="string">
            <text:p>Z10a </text:p>
          </table:table-cell>
          <table:table-cell table:formula="of:=&quot;(Code: '&quot; &amp; [.C265] &amp; &quot;', Identifier: '&quot; &amp; [.A265] &amp; &quot;'),&quot;" office:value-type="string" office:string-value="(Code: 'VluA ', Identifier: 'ValueThisAreaHigher')," calcext:value-type="string">
            <text:p>(Code: 'VluA ', Identifier: 'ValueThisAreaHigher'),</text:p>
          </table:table-cell>
        </table:table-row>
        <table:table-row table:style-name="ro1">
          <table:table-cell table:style-name="ce1" office:value-type="string" calcext:value-type="string">
            <text:p>Zerg10LeftYellowSupport</text:p>
          </table:table-cell>
          <table:table-cell office:value-type="string" calcext:value-type="string">
            <text:p><text:s/>Zerg 10 - Left Yellow (Support)</text:p>
          </table:table-cell>
          <table:table-cell office:value-type="string" calcext:value-type="string">
            <text:p>Z10c </text:p>
          </table:table-cell>
          <table:table-cell table:formula="of:=&quot;(Code: '&quot; &amp; [.C266] &amp; &quot;', Identifier: '&quot; &amp; [.A266] &amp; &quot;'),&quot;" office:value-type="string" office:string-value="(Code: 'Z10a ', Identifier: 'Zerg10LeftTealAttack')," calcext:value-type="string">
            <text:p>(Code: 'Z10a ', Identifier: 'Zerg10LeftTealAttack'),</text:p>
          </table:table-cell>
        </table:table-row>
        <table:table-row table:style-name="ro1">
          <table:table-cell table:style-name="ce1" office:value-type="string" calcext:value-type="string">
            <text:p>Zerg10RedProtoss</text:p>
          </table:table-cell>
          <table:table-cell office:value-type="string" calcext:value-type="string">
            <text:p><text:s/>Zerg 10 - Red Protoss</text:p>
          </table:table-cell>
          <table:table-cell office:value-type="string" calcext:value-type="string">
            <text:p>Z10e </text:p>
          </table:table-cell>
          <table:table-cell table:formula="of:=&quot;(Code: '&quot; &amp; [.C267] &amp; &quot;', Identifier: '&quot; &amp; [.A267] &amp; &quot;'),&quot;" office:value-type="string" office:string-value="(Code: 'Z10c ', Identifier: 'Zerg10LeftYellowSupport')," calcext:value-type="string">
            <text:p>(Code: 'Z10c ', Identifier: 'Zerg10LeftYellowSupport'),</text:p>
          </table:table-cell>
        </table:table-row>
        <table:table-row table:style-name="ro1">
          <table:table-cell table:style-name="ce1" office:value-type="string" calcext:value-type="string">
            <text:p>Zerg10RightTealSupport</text:p>
          </table:table-cell>
          <table:table-cell office:value-type="string" calcext:value-type="string">
            <text:p><text:s/>Zerg 10 - Right Teal (Support)</text:p>
          </table:table-cell>
          <table:table-cell office:value-type="string" calcext:value-type="string">
            <text:p>Z10b </text:p>
          </table:table-cell>
          <table:table-cell table:formula="of:=&quot;(Code: '&quot; &amp; [.C268] &amp; &quot;', Identifier: '&quot; &amp; [.A268] &amp; &quot;'),&quot;" office:value-type="string" office:string-value="(Code: 'Z10e ', Identifier: 'Zerg10RedProtoss')," calcext:value-type="string">
            <text:p>(Code: 'Z10e ', Identifier: 'Zerg10RedProtoss'),</text:p>
          </table:table-cell>
        </table:table-row>
        <table:table-row table:style-name="ro1">
          <table:table-cell table:style-name="ce1" office:value-type="string" calcext:value-type="string">
            <text:p>Zerg10RightYellowAttack</text:p>
          </table:table-cell>
          <table:table-cell office:value-type="string" calcext:value-type="string">
            <text:p><text:s/>Zerg 10 - Right Yellow (Attack)</text:p>
          </table:table-cell>
          <table:table-cell office:value-type="string" calcext:value-type="string">
            <text:p>Z10d </text:p>
          </table:table-cell>
          <table:table-cell table:formula="of:=&quot;(Code: '&quot; &amp; [.C269] &amp; &quot;', Identifier: '&quot; &amp; [.A269] &amp; &quot;'),&quot;" office:value-type="string" office:string-value="(Code: 'Z10b ', Identifier: 'Zerg10RightTealSupport')," calcext:value-type="string">
            <text:p>(Code: 'Z10b ', Identifier: 'Zerg10RightTealSupport'),</text:p>
          </table:table-cell>
        </table:table-row>
        <table:table-row table:style-name="ro1">
          <table:table-cell table:style-name="ce1" office:value-type="string" calcext:value-type="string">
            <text:p>Zerg1TerranTown</text:p>
          </table:table-cell>
          <table:table-cell office:value-type="string" calcext:value-type="string">
            <text:p><text:s/>Zerg 1 - Terran Town</text:p>
          </table:table-cell>
          <table:table-cell office:value-type="string" calcext:value-type="string">
            <text:p>Zer1 </text:p>
          </table:table-cell>
          <table:table-cell table:formula="of:=&quot;(Code: '&quot; &amp; [.C270] &amp; &quot;', Identifier: '&quot; &amp; [.A270] &amp; &quot;'),&quot;" office:value-type="string" office:string-value="(Code: 'Z10d ', Identifier: 'Zerg10RightYellowAttack')," calcext:value-type="string">
            <text:p>(Code: 'Z10d ', Identifier: 'Zerg10RightYellowAttack'),</text:p>
          </table:table-cell>
        </table:table-row>
        <table:table-row table:style-name="ro1">
          <table:table-cell table:style-name="ce1" office:value-type="string" calcext:value-type="string">
            <text:p>Zerg2ProtossTown</text:p>
          </table:table-cell>
          <table:table-cell office:value-type="string" calcext:value-type="string">
            <text:p><text:s/>Zerg 2 - Protoss Town</text:p>
          </table:table-cell>
          <table:table-cell office:value-type="string" calcext:value-type="string">
            <text:p>Zer2 </text:p>
          </table:table-cell>
          <table:table-cell table:formula="of:=&quot;(Code: '&quot; &amp; [.C271] &amp; &quot;', Identifier: '&quot; &amp; [.A271] &amp; &quot;'),&quot;" office:value-type="string" office:string-value="(Code: 'Zer1 ', Identifier: 'Zerg1TerranTown')," calcext:value-type="string">
            <text:p>(Code: 'Zer1 ', Identifier: 'Zerg1TerranTown'),</text:p>
          </table:table-cell>
        </table:table-row>
        <table:table-row table:style-name="ro1">
          <table:table-cell table:style-name="ce1" office:value-type="string" calcext:value-type="string">
            <text:p>Zerg3TerranTown</text:p>
          </table:table-cell>
          <table:table-cell office:value-type="string" calcext:value-type="string">
            <text:p><text:s/>Zerg 3 - Terran Town</text:p>
          </table:table-cell>
          <table:table-cell office:value-type="string" calcext:value-type="string">
            <text:p>Zer3 </text:p>
          </table:table-cell>
          <table:table-cell table:formula="of:=&quot;(Code: '&quot; &amp; [.C272] &amp; &quot;', Identifier: '&quot; &amp; [.A272] &amp; &quot;'),&quot;" office:value-type="string" office:string-value="(Code: 'Zer2 ', Identifier: 'Zerg2ProtossTown')," calcext:value-type="string">
            <text:p>(Code: 'Zer2 ', Identifier: 'Zerg2ProtossTown'),</text:p>
          </table:table-cell>
        </table:table-row>
        <table:table-row table:style-name="ro1">
          <table:table-cell table:style-name="ce1" office:value-type="string" calcext:value-type="string">
            <text:p>Zerg4LowerTerranTown</text:p>
          </table:table-cell>
          <table:table-cell office:value-type="string" calcext:value-type="string">
            <text:p><text:s/>Zerg 4 - Lower Terran Town</text:p>
          </table:table-cell>
          <table:table-cell office:value-type="string" calcext:value-type="string">
            <text:p>Ze4S </text:p>
          </table:table-cell>
          <table:table-cell table:formula="of:=&quot;(Code: '&quot; &amp; [.C273] &amp; &quot;', Identifier: '&quot; &amp; [.A273] &amp; &quot;'),&quot;" office:value-type="string" office:string-value="(Code: 'Zer3 ', Identifier: 'Zerg3TerranTown')," calcext:value-type="string">
            <text:p>(Code: 'Zer3 ', Identifier: 'Zerg3TerranTown'),</text:p>
          </table:table-cell>
        </table:table-row>
        <table:table-row table:style-name="ro1">
          <table:table-cell table:style-name="ce1" office:value-type="string" calcext:value-type="string">
            <text:p>Zerg4RightTerranTown</text:p>
          </table:table-cell>
          <table:table-cell office:value-type="string" calcext:value-type="string">
            <text:p><text:s/>Zerg 4 - Right Terran Town</text:p>
          </table:table-cell>
          <table:table-cell office:value-type="string" calcext:value-type="string">
            <text:p>Zer4 </text:p>
          </table:table-cell>
          <table:table-cell table:formula="of:=&quot;(Code: '&quot; &amp; [.C274] &amp; &quot;', Identifier: '&quot; &amp; [.A274] &amp; &quot;'),&quot;" office:value-type="string" office:string-value="(Code: 'Ze4S ', Identifier: 'Zerg4LowerTerranTown')," calcext:value-type="string">
            <text:p>(Code: 'Ze4S ', Identifier: 'Zerg4LowerTerranTown'),</text:p>
          </table:table-cell>
        </table:table-row>
        <table:table-row table:style-name="ro1">
          <table:table-cell table:style-name="ce1" office:value-type="string" calcext:value-type="string">
            <text:p>Zerg6ProtossTown</text:p>
          </table:table-cell>
          <table:table-cell office:value-type="string" calcext:value-type="string">
            <text:p><text:s/>Zerg 6 - Protoss Town</text:p>
          </table:table-cell>
          <table:table-cell office:value-type="string" calcext:value-type="string">
            <text:p>Zer6 </text:p>
          </table:table-cell>
          <table:table-cell table:formula="of:=&quot;(Code: '&quot; &amp; [.C275] &amp; &quot;', Identifier: '&quot; &amp; [.A275] &amp; &quot;'),&quot;" office:value-type="string" office:string-value="(Code: 'Zer4 ', Identifier: 'Zerg4RightTerranTown')," calcext:value-type="string">
            <text:p>(Code: 'Zer4 ', Identifier: 'Zerg4RightTerranTown'),</text:p>
          </table:table-cell>
        </table:table-row>
        <table:table-row table:style-name="ro1">
          <table:table-cell table:style-name="ce1" office:value-type="string" calcext:value-type="string">
            <text:p>Zerg7AirTown</text:p>
          </table:table-cell>
          <table:table-cell office:value-type="string" calcext:value-type="string">
            <text:p><text:s/>Zerg 7 - Air Town</text:p>
          </table:table-cell>
          <table:table-cell office:value-type="string" calcext:value-type="string">
            <text:p>Zr7a </text:p>
          </table:table-cell>
          <table:table-cell table:formula="of:=&quot;(Code: '&quot; &amp; [.C276] &amp; &quot;', Identifier: '&quot; &amp; [.A276] &amp; &quot;'),&quot;" office:value-type="string" office:string-value="(Code: 'Zer6 ', Identifier: 'Zerg6ProtossTown')," calcext:value-type="string">
            <text:p>(Code: 'Zer6 ', Identifier: 'Zerg6ProtossTown'),</text:p>
          </table:table-cell>
        </table:table-row>
        <table:table-row table:style-name="ro1">
          <table:table-cell table:style-name="ce1" office:value-type="string" calcext:value-type="string">
            <text:p>Zerg7GroundTown</text:p>
          </table:table-cell>
          <table:table-cell office:value-type="string" calcext:value-type="string">
            <text:p><text:s/>Zerg 7 - Ground Town</text:p>
          </table:table-cell>
          <table:table-cell office:value-type="string" calcext:value-type="string">
            <text:p>Zr7g </text:p>
          </table:table-cell>
          <table:table-cell table:formula="of:=&quot;(Code: '&quot; &amp; [.C277] &amp; &quot;', Identifier: '&quot; &amp; [.A277] &amp; &quot;'),&quot;" office:value-type="string" office:string-value="(Code: 'Zr7a ', Identifier: 'Zerg7AirTown')," calcext:value-type="string">
            <text:p>(Code: 'Zr7a ', Identifier: 'Zerg7AirTown'),</text:p>
          </table:table-cell>
        </table:table-row>
        <table:table-row table:style-name="ro1">
          <table:table-cell table:style-name="ce1" office:value-type="string" calcext:value-type="string">
            <text:p>Zerg7SupportTown</text:p>
          </table:table-cell>
          <table:table-cell office:value-type="string" calcext:value-type="string">
            <text:p><text:s/>Zerg 7 - Support Town</text:p>
          </table:table-cell>
          <table:table-cell office:value-type="string" calcext:value-type="string">
            <text:p>Zr7s </text:p>
          </table:table-cell>
          <table:table-cell table:formula="of:=&quot;(Code: '&quot; &amp; [.C278] &amp; &quot;', Identifier: '&quot; &amp; [.A278] &amp; &quot;'),&quot;" office:value-type="string" office:string-value="(Code: 'Zr7g ', Identifier: 'Zerg7GroundTown')," calcext:value-type="string">
            <text:p>(Code: 'Zr7g ', Identifier: 'Zerg7GroundTown'),</text:p>
          </table:table-cell>
        </table:table-row>
        <table:table-row table:style-name="ro1">
          <table:table-cell table:style-name="ce1" office:value-type="string" calcext:value-type="string">
            <text:p>Zerg8ScoutTown</text:p>
          </table:table-cell>
          <table:table-cell office:value-type="string" calcext:value-type="string">
            <text:p><text:s/>Zerg 8 - Scout Town</text:p>
          </table:table-cell>
          <table:table-cell office:value-type="string" calcext:value-type="string">
            <text:p>Zer8 </text:p>
          </table:table-cell>
          <table:table-cell table:formula="of:=&quot;(Code: '&quot; &amp; [.C279] &amp; &quot;', Identifier: '&quot; &amp; [.A279] &amp; &quot;'),&quot;" office:value-type="string" office:string-value="(Code: 'Zr7s ', Identifier: 'Zerg7SupportTown')," calcext:value-type="string">
            <text:p>(Code: 'Zr7s ', Identifier: 'Zerg7SupportTown'),</text:p>
          </table:table-cell>
        </table:table-row>
        <table:table-row table:style-name="ro1">
          <table:table-cell table:style-name="ce1" office:value-type="string" calcext:value-type="string">
            <text:p>Zerg8TemplarTown</text:p>
          </table:table-cell>
          <table:table-cell office:value-type="string" calcext:value-type="string">
            <text:p><text:s/>Zerg 8 - Templar Town</text:p>
          </table:table-cell>
          <table:table-cell office:value-type="string" calcext:value-type="string">
            <text:p>Ze8T </text:p>
          </table:table-cell>
          <table:table-cell table:formula="of:=&quot;(Code: '&quot; &amp; [.C280] &amp; &quot;', Identifier: '&quot; &amp; [.A280] &amp; &quot;'),&quot;" office:value-type="string" office:string-value="(Code: 'Zer8 ', Identifier: 'Zerg8ScoutTown')," calcext:value-type="string">
            <text:p>(Code: 'Zer8 ', Identifier: 'Zerg8ScoutTown'),</text:p>
          </table:table-cell>
        </table:table-row>
        <table:table-row table:style-name="ro1">
          <table:table-cell table:style-name="ce1" office:value-type="string" calcext:value-type="string">
            <text:p>Zerg9LeftOrangeProtoss</text:p>
          </table:table-cell>
          <table:table-cell office:value-type="string" calcext:value-type="string">
            <text:p><text:s/>Zerg 9 - Left Orange Protoss</text:p>
          </table:table-cell>
          <table:table-cell office:value-type="string" calcext:value-type="string">
            <text:p>Z9lo </text:p>
          </table:table-cell>
          <table:table-cell table:formula="of:=&quot;(Code: '&quot; &amp; [.C281] &amp; &quot;', Identifier: '&quot; &amp; [.A281] &amp; &quot;'),&quot;" office:value-type="string" office:string-value="(Code: 'Ze8T ', Identifier: 'Zerg8TemplarTown')," calcext:value-type="string">
            <text:p>(Code: 'Ze8T ', Identifier: 'Zerg8TemplarTown'),</text:p>
          </table:table-cell>
        </table:table-row>
        <table:table-row table:style-name="ro1">
          <table:table-cell table:style-name="ce1" office:value-type="string" calcext:value-type="string">
            <text:p>Zerg9LeftYellowProtoss</text:p>
          </table:table-cell>
          <table:table-cell office:value-type="string" calcext:value-type="string">
            <text:p><text:s/>Zerg 9 - Left Yellow Protoss</text:p>
          </table:table-cell>
          <table:table-cell office:value-type="string" calcext:value-type="string">
            <text:p>Z9ly </text:p>
          </table:table-cell>
          <table:table-cell table:formula="of:=&quot;(Code: '&quot; &amp; [.C282] &amp; &quot;', Identifier: '&quot; &amp; [.A282] &amp; &quot;'),&quot;" office:value-type="string" office:string-value="(Code: 'Z9lo ', Identifier: 'Zerg9LeftOrangeProtoss')," calcext:value-type="string">
            <text:p>(Code: 'Z9lo ', Identifier: 'Zerg9LeftOrangeProtoss'),</text:p>
          </table:table-cell>
        </table:table-row>
        <table:table-row table:style-name="ro1">
          <table:table-cell table:style-name="ce1" office:value-type="string" calcext:value-type="string">
            <text:p>Zerg9RightOrangeProtoss</text:p>
          </table:table-cell>
          <table:table-cell office:value-type="string" calcext:value-type="string">
            <text:p><text:s/>Zerg 9 - Right Orange Protoss</text:p>
          </table:table-cell>
          <table:table-cell office:value-type="string" calcext:value-type="string">
            <text:p>Z9ro </text:p>
          </table:table-cell>
          <table:table-cell table:formula="of:=&quot;(Code: '&quot; &amp; [.C283] &amp; &quot;', Identifier: '&quot; &amp; [.A283] &amp; &quot;'),&quot;" office:value-type="string" office:string-value="(Code: 'Z9ly ', Identifier: 'Zerg9LeftYellowProtoss')," calcext:value-type="string">
            <text:p>(Code: 'Z9ly ', Identifier: 'Zerg9LeftYellowProtoss'),</text:p>
          </table:table-cell>
        </table:table-row>
        <table:table-row table:style-name="ro1">
          <table:table-cell table:style-name="ce1" office:value-type="string" calcext:value-type="string">
            <text:p>Zerg9RightYellowProtoss</text:p>
          </table:table-cell>
          <table:table-cell office:value-type="string" calcext:value-type="string">
            <text:p><text:s/>Zerg 9 - Right Yellow Protoss</text:p>
          </table:table-cell>
          <table:table-cell office:value-type="string" calcext:value-type="string">
            <text:p>Z9ry </text:p>
          </table:table-cell>
          <table:table-cell table:formula="of:=&quot;(Code: '&quot; &amp; [.C284] &amp; &quot;', Identifier: '&quot; &amp; [.A284] &amp; &quot;'),&quot;" office:value-type="string" office:string-value="(Code: 'Z9ro ', Identifier: 'Zerg9RightOrangeProtoss')," calcext:value-type="string">
            <text:p>(Code: 'Z9ro ', Identifier: 'Zerg9RightOrangeProtoss'),</text:p>
          </table:table-cell>
        </table:table-row>
        <table:table-row table:style-name="ro1">
          <table:table-cell table:style-name="ce1" office:value-type="string" calcext:value-type="string">
            <text:p>Zerg9TealProtoss</text:p>
          </table:table-cell>
          <table:table-cell office:value-type="string" calcext:value-type="string">
            <text:p><text:s/>Zerg 9 - Teal Protoss</text:p>
          </table:table-cell>
          <table:table-cell office:value-type="string" calcext:value-type="string">
            <text:p>Zer9 </text:p>
          </table:table-cell>
          <table:table-cell table:formula="of:=&quot;(Code: '&quot; &amp; [.C285] &amp; &quot;', Identifier: '&quot; &amp; [.A285] &amp; &quot;'),&quot;" office:value-type="string" office:string-value="(Code: 'Z9ry ', Identifier: 'Zerg9RightYellowProtoss')," calcext:value-type="string">
            <text:p>(Code: 'Z9ry ', Identifier: 'Zerg9RightYellowProtoss'),</text:p>
          </table:table-cell>
        </table:table-row>
        <table:table-row table:style-name="ro1">
          <table:table-cell table:style-name="ce1" office:value-type="string" calcext:value-type="string">
            <text:p>ZergCampaignAreaTown</text:p>
          </table:table-cell>
          <table:table-cell office:value-type="string" calcext:value-type="string">
            <text:p><text:s/>Zerg Campaign Area Town</text:p>
          </table:table-cell>
          <table:table-cell office:value-type="string" calcext:value-type="string">
            <text:p>ZARE </text:p>
          </table:table-cell>
          <table:table-cell table:formula="of:=&quot;(Code: '&quot; &amp; [.C286] &amp; &quot;', Identifier: '&quot; &amp; [.A286] &amp; &quot;'),&quot;" office:value-type="string" office:string-value="(Code: 'Zer9 ', Identifier: 'Zerg9TealProtoss')," calcext:value-type="string">
            <text:p>(Code: 'Zer9 ', Identifier: 'Zerg9TealProtoss'),</text:p>
          </table:table-cell>
        </table:table-row>
        <table:table-row table:style-name="ro1">
          <table:table-cell table:style-name="ce1" office:value-type="string" calcext:value-type="string">
            <text:p>ZergCampaignDifficult</text:p>
          </table:table-cell>
          <table:table-cell office:value-type="string" calcext:value-type="string">
            <text:p><text:s/>Zerg Campaign Difficult</text:p>
          </table:table-cell>
          <table:table-cell office:value-type="string" calcext:value-type="string">
            <text:p>ZHIf </text:p>
          </table:table-cell>
          <table:table-cell table:formula="of:=&quot;(Code: '&quot; &amp; [.C287] &amp; &quot;', Identifier: '&quot; &amp; [.A287] &amp; &quot;'),&quot;" office:value-type="string" office:string-value="(Code: 'ZARE ', Identifier: 'ZergCampaignAreaTown')," calcext:value-type="string">
            <text:p>(Code: 'ZARE ', Identifier: 'ZergCampaignAreaTown'),</text:p>
          </table:table-cell>
        </table:table-row>
        <table:table-row table:style-name="ro1">
          <table:table-cell table:style-name="ce1" office:value-type="string" calcext:value-type="string">
            <text:p>ZergCampaignEasy</text:p>
          </table:table-cell>
          <table:table-cell office:value-type="string" calcext:value-type="string">
            <text:p><text:s/>Zerg Campaign Easy</text:p>
          </table:table-cell>
          <table:table-cell office:value-type="string" calcext:value-type="string">
            <text:p>ZLOf </text:p>
          </table:table-cell>
          <table:table-cell table:formula="of:=&quot;(Code: '&quot; &amp; [.C288] &amp; &quot;', Identifier: '&quot; &amp; [.A288] &amp; &quot;'),&quot;" office:value-type="string" office:string-value="(Code: 'ZHIf ', Identifier: 'ZergCampaignDifficult')," calcext:value-type="string">
            <text:p>(Code: 'ZHIf ', Identifier: 'ZergCampaignDifficult'),</text:p>
          </table:table-cell>
        </table:table-row>
        <table:table-row table:style-name="ro1">
          <table:table-cell table:style-name="ce1" office:value-type="string" calcext:value-type="string">
            <text:p>ZergCampaignInsane</text:p>
          </table:table-cell>
          <table:table-cell office:value-type="string" calcext:value-type="string">
            <text:p><text:s/>Zerg Campaign Insane</text:p>
          </table:table-cell>
          <table:table-cell office:value-type="string" calcext:value-type="string">
            <text:p>ZSUP </text:p>
          </table:table-cell>
          <table:table-cell table:formula="of:=&quot;(Code: '&quot; &amp; [.C289] &amp; &quot;', Identifier: '&quot; &amp; [.A289] &amp; &quot;'),&quot;" office:value-type="string" office:string-value="(Code: 'ZLOf ', Identifier: 'ZergCampaignEasy')," calcext:value-type="string">
            <text:p>(Code: 'ZLOf ', Identifier: 'ZergCampaignEasy'),</text:p>
          </table:table-cell>
        </table:table-row>
        <table:table-row table:style-name="ro1">
          <table:table-cell table:style-name="ce1" office:value-type="string" calcext:value-type="string">
            <text:p>ZergCampaignMedium</text:p>
          </table:table-cell>
          <table:table-cell office:value-type="string" calcext:value-type="string">
            <text:p><text:s/>Zerg Campaign Medium</text:p>
          </table:table-cell>
          <table:table-cell office:value-type="string" calcext:value-type="string">
            <text:p>ZMED </text:p>
          </table:table-cell>
          <table:table-cell table:formula="of:=&quot;(Code: '&quot; &amp; [.C290] &amp; &quot;', Identifier: '&quot; &amp; [.A290] &amp; &quot;'),&quot;" office:value-type="string" office:string-value="(Code: 'ZSUP ', Identifier: 'ZergCampaignInsane')," calcext:value-type="string">
            <text:p>(Code: 'ZSUP ', Identifier: 'ZergCampaignInsane'),</text:p>
          </table:table-cell>
        </table:table-row>
        <table:table-row table:style-name="ro1">
          <table:table-cell table:style-name="ce1" office:value-type="string" calcext:value-type="string">
            <text:p>ZergCustomLevel</text:p>
          </table:table-cell>
          <table:table-cell office:value-type="string" calcext:value-type="string">
            <text:p><text:s/>Zerg Custom Level</text:p>
          </table:table-cell>
          <table:table-cell office:value-type="string" calcext:value-type="string">
            <text:p>ZMCu </text:p>
          </table:table-cell>
          <table:table-cell table:formula="of:=&quot;(Code: '&quot; &amp; [.C291] &amp; &quot;', Identifier: '&quot; &amp; [.A291] &amp; &quot;'),&quot;" office:value-type="string" office:string-value="(Code: 'ZMED ', Identifier: 'ZergCampaignMedium')," calcext:value-type="string">
            <text:p>(Code: 'ZMED ', Identifier: 'ZergCampaignMedium'),</text:p>
          </table:table-cell>
        </table:table-row>
        <table:table-row table:style-name="ro1">
          <table:table-cell table:style-name="ce1" office:value-type="string" calcext:value-type="string">
            <text:p>ZergExpansionCustomLevel</text:p>
          </table:table-cell>
          <table:table-cell office:value-type="string" calcext:value-type="string">
            <text:p><text:s/>Zerg Expansion Custom Level</text:p>
          </table:table-cell>
          <table:table-cell office:value-type="string" calcext:value-type="string">
            <text:p>ZMCx </text:p>
          </table:table-cell>
          <table:table-cell table:formula="of:=&quot;(Code: '&quot; &amp; [.C292] &amp; &quot;', Identifier: '&quot; &amp; [.A292] &amp; &quot;'),&quot;" office:value-type="string" office:string-value="(Code: 'ZMCu ', Identifier: 'ZergCustomLevel')," calcext:value-type="string">
            <text:p>(Code: 'ZMCu ', Identifier: 'ZergCustomLevel'),</text:p>
          </table:table-cell>
        </table:table-row>
        <table:table-row table:style-name="ro1">
          <table:table-cell table:number-columns-repeated="3"/>
          <table:table-cell table:formula="of:=&quot;(Code: '&quot; &amp; [.C293] &amp; &quot;', Identifier: '&quot; &amp; [.A293] &amp; &quot;') );&quot;" office:value-type="string" office:string-value="(Code: 'ZMCx ', Identifier: 'ZergExpansionCustomLevel') );" calcext:value-type="string">
            <text:p>(Code: 'ZMCx ', Identifier: 'ZergExpansionCustomLevel') );</text:p>
          </table:table-cell>
        </table:table-row>
        <table:table-row table:style-name="ro1" table:number-rows-repeated="104828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B1:Feuille1.C29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 style:data-style-name="N2" text:time-value="02:43:05.918583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02:33:35.159165978</meta:creation-date>
    <dc:date>2018-08-08T03:29:50.092452077</dc:date>
    <meta:editing-duration>PT41M32S</meta:editing-duration>
    <meta:editing-cycles>2</meta:editing-cycles>
    <meta:generator>LibreOffice/5.1.6.2$Linux_X86_64 LibreOffice_project/10m0$Build-2</meta:generator>
    <meta:document-statistic meta:table-count="1" meta:cell-count="1173" meta:object-count="0"/>
  </office:meta>
</office:document-meta>
</file>